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presentation" style:name="a99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0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09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996">
      <style:drawing-page-properties draw:fill="gradient" draw:fill-gradient-name="a995"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97">
      <style:text-properties fo:font-variant="normal" fo:text-transform="none" fo:color="#262626" style:text-line-through-type="none" style:text-line-through-style="none" style:text-line-through-width="auto" style:text-line-through-color="font-color" style:text-position="0% 100%" fo:font-family="Century Gothic" style:font-family-asian="" style:font-family-complex="" fo:font-size="0.5in" style:font-size-asian="0.5in" style:font-size-complex="0.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8">
      <style:text-properties fo:font-variant="normal" fo:text-transform="none" fo:color="#262626" style:text-line-through-type="none" style:text-line-through-style="none" style:text-line-through-width="auto" style:text-line-through-color="font-color" style:text-position="0% 100%" fo:font-family="Century Gothic" style:font-family-asian="" style:font-family-complex="" fo:font-size="0.5in" style:font-size-asian="0.5in" style:font-size-complex="0.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0">
      <style:text-properties fo:font-variant="normal" fo:text-transform="none" fo:color="#404040"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065">
      <style:drawing-page-properties draw:fill="gradient" draw:fill-gradient-name="a1064"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06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67">
      <style:text-properties fo:font-variant="normal" fo:text-transform="none" fo:color="#404040"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8">
      <style:text-properties fo:font-variant="normal" fo:text-transform="none" fo:color="#404040"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9">
      <style:text-properties fo:font-variant="normal" fo:text-transform="none" fo:color="#404040"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69">
      <style:drawing-page-properties draw:fill="gradient" draw:fill-gradient-name="a968"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30">
      <style:text-properties fo:font-variant="normal" fo:text-transform="none" fo:color="#404040"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3">
      <style:text-properties fo:font-variant="normal" fo:text-transform="none" fo:color="#404040"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4">
      <style:text-properties fo:font-variant="normal" fo:text-transform="none" fo:color="#404040"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5">
      <style:text-properties fo:font-variant="normal" fo:text-transform="none" fo:color="#404040"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6">
      <style:text-properties fo:font-variant="normal" fo:text-transform="none" fo:color="#404040"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7">
      <style:text-properties fo:font-variant="normal" fo:text-transform="none" fo:color="#404040"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01">
      <style:text-properties fo:font-variant="normal" fo:text-transform="none" fo:color="#404040"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2">
      <style:text-properties fo:font-variant="normal" fo:text-transform="none" fo:color="#404040"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0">
      <style:text-properties fo:font-variant="normal" fo:text-transform="none" fo:color="#404040"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0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07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07">
      <style:drawing-page-properties draw:fill="gradient" draw:fill-gradient-name="a1006"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07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70">
      <style:text-properties fo:font-variant="normal" fo:text-transform="none" fo:color="#262626" style:text-line-through-type="none" style:text-line-through-style="none" style:text-line-through-width="auto" style:text-line-through-color="font-color" style:text-position="0% 100%" fo:font-family="Century Gothic" style:font-family-asian="" style:font-family-complex="" fo:font-size="0.75in" style:font-size-asian="0.75in" style:font-size-complex="0.7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8">
      <style:text-properties fo:font-variant="normal" fo:text-transform="none" fo:color="#262626" style:text-line-through-type="none" style:text-line-through-style="none" style:text-line-through-width="auto" style:text-line-through-color="font-color" style:text-position="0% 100%" fo:font-family="Century Gothic" style:font-family-asian="" style:font-family-complex="" fo:font-size="0.5in" style:font-size-asian="0.5in" style:font-size-complex="0.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9">
      <style:text-properties fo:font-variant="normal" fo:text-transform="none" fo:color="#262626" style:text-line-through-type="none" style:text-line-through-style="none" style:text-line-through-width="auto" style:text-line-through-color="font-color" style:text-position="0% 100%" fo:font-family="Century Gothic" style:font-family-asian="" style:font-family-complex="" fo:font-size="0.5in" style:font-size-asian="0.5in" style:font-size-complex="0.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1">
      <style:text-properties fo:font-variant="normal" fo:text-transform="none" fo:color="#262626" style:text-line-through-type="none" style:text-line-through-style="none" style:text-line-through-width="auto" style:text-line-through-color="font-color" style:text-position="0% 100%" fo:font-family="Century Gothic" style:font-family-asian="" style:font-family-complex="" fo:font-size="0.75in" style:font-size-asian="0.75in" style:font-size-complex="0.7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75">
      <style:drawing-page-properties draw:fill="gradient" draw:fill-gradient-name="a1074"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72">
      <style:text-properties fo:font-variant="normal" fo:text-transform="none" fo:color="#262626" style:text-line-through-type="none" style:text-line-through-style="none" style:text-line-through-width="auto" style:text-line-through-color="font-color" style:text-position="0% 100%" fo:font-family="Century Gothic" style:font-family-asian="" style:font-family-complex="" fo:font-size="0.75in" style:font-size-asian="0.75in" style:font-size-complex="0.7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3">
      <style:text-properties fo:font-variant="normal" fo:text-transform="none" fo:color="#262626" style:text-line-through-type="none" style:text-line-through-style="none" style:text-line-through-width="auto" style:text-line-through-color="font-color" style:text-position="0% 100%" fo:font-family="Century Gothic" style:font-family-asian="" style:font-family-complex="" fo:font-size="0.75in" style:font-size-asian="0.75in" style:font-size-complex="0.7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97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7">
      <style:text-properties fo:font-variant="normal" fo:text-transform="none" fo:color="#404040"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078">
      <style:text-properties fo:font-variant="normal" fo:text-transform="none" fo:color="#404040"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79">
      <style:text-properties fo:font-variant="normal" fo:text-transform="none" fo:color="#404040"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78">
      <style:drawing-page-properties draw:fill="gradient" draw:fill-gradient-name="a977"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79">
      <style:text-properties fo:font-variant="normal" fo:text-transform="none" fo:color="#262626" style:text-line-through-type="none" style:text-line-through-style="none" style:text-line-through-width="auto" style:text-line-through-color="font-color" style:text-position="0% 100%" fo:font-family="Century Gothic" style:font-family-asian="" style:font-family-complex="" fo:font-size="0.5in" style:font-size-asian="0.5in" style:font-size-complex="0.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0">
      <style:text-properties fo:font-variant="normal" fo:text-transform="none" fo:color="#404040"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3">
      <style:text-properties fo:font-variant="normal" fo:text-transform="none" fo:color="#404040"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6">
      <style:text-properties fo:font-variant="normal" fo:text-transform="none" fo:color="#404040"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01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12">
      <style:text-properties fo:font-variant="normal" fo:text-transform="none" fo:color="#404040"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3">
      <style:text-properties fo:font-variant="normal" fo:text-transform="none" fo:color="#404040"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4">
      <style:text-properties fo:font-variant="normal" fo:text-transform="none" fo:color="#404040"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0">
      <style:text-properties fo:font-variant="normal" fo:text-transform="none" fo:color="#404040"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1">
      <style:text-properties fo:font-variant="normal" fo:text-transform="none" fo:color="#404040"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7">
      <style:text-properties fo:font-variant="normal" fo:text-transform="none" fo:color="#404040"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0">
      <style:text-properties fo:font-variant="normal" fo:text-transform="none" fo:color="#262626" style:text-line-through-type="none" style:text-line-through-style="none" style:text-line-through-width="auto" style:text-line-through-color="font-color" style:text-position="0% 100%" fo:font-family="Century Gothic" style:font-family-asian="" style:font-family-complex="" fo:font-size="0.5in" style:font-size-asian="0.5in" style:font-size-complex="0.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4">
      <style:text-properties fo:font-variant="normal" fo:text-transform="none" fo:color="#404040" style:text-line-through-type="none" style:text-line-through-style="none" style:text-line-through-width="auto" style:text-line-through-color="font-color" style:text-position="0% 100%" fo:font-family="Century Gothic" style:font-family-asian="" style:font-family-complex=""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8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85">
      <style:text-properties fo:font-variant="normal" fo:text-transform="none" fo:color="#404040" style:text-line-through-type="none" style:text-line-through-style="none" style:text-line-through-width="auto" style:text-line-through-color="font-color" style:text-position="0% 100%" fo:font-family="Century Gothic" style:font-family-asian="" style:font-family-complex=""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3">
      <style:text-properties fo:font-variant="normal" fo:text-transform="none" fo:color="#404040"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6">
      <style:text-properties fo:font-variant="normal" fo:text-transform="none" fo:color="#404040" style:text-line-through-type="none" style:text-line-through-style="none" style:text-line-through-width="auto" style:text-line-through-color="font-color" style:text-position="0% 100%" fo:font-family="Century Gothic" style:font-family-asian="" style:font-family-complex=""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4">
      <style:text-properties fo:font-variant="normal" fo:text-transform="none" fo:color="#404040"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7">
      <style:text-properties fo:font-variant="normal" fo:text-transform="none" fo:color="#404040" style:text-line-through-type="none" style:text-line-through-style="none" style:text-line-through-width="auto" style:text-line-through-color="font-color" style:text-position="0% 100%" fo:font-family="Century Gothic" style:font-family-asian="" style:font-family-complex=""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5">
      <style:text-properties fo:font-variant="normal" fo:text-transform="none" fo:color="#404040"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8">
      <style:text-properties fo:font-variant="normal" fo:text-transform="none" fo:color="#404040" style:text-line-through-type="none" style:text-line-through-style="none" style:text-line-through-width="auto" style:text-line-through-color="font-color" style:text-position="0% 100%" fo:font-family="Century Gothic" style:font-family-asian="" style:font-family-complex=""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6">
      <style:text-properties fo:font-variant="normal" fo:text-transform="none" fo:color="#404040"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9">
      <style:text-properties fo:font-variant="normal" fo:text-transform="none" fo:color="#404040" style:text-line-through-type="none" style:text-line-through-style="none" style:text-line-through-width="auto" style:text-line-through-color="font-color" style:text-position="0% 100%" fo:font-family="Century Gothic" style:font-family-asian="" style:font-family-complex=""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7">
      <style:text-properties fo:font-variant="normal" fo:text-transform="none" fo:color="#404040"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51">
      <style:drawing-page-properties draw:fill="gradient" draw:fill-gradient-name="a105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52">
      <style:text-properties fo:font-variant="normal" fo:text-transform="none" fo:color="#262626" style:text-line-through-type="none" style:text-line-through-style="none" style:text-line-through-width="auto" style:text-line-through-color="font-color" style:text-position="0% 100%" fo:font-family="Century Gothic" style:font-family-asian="" style:font-family-complex="" fo:font-size="0.5in" style:font-size-asian="0.5in" style:font-size-complex="0.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3">
      <style:text-properties fo:font-variant="normal" fo:text-transform="none" fo:color="#262626" style:text-line-through-type="none" style:text-line-through-style="none" style:text-line-through-width="auto" style:text-line-through-color="font-color" style:text-position="0% 100%" fo:font-family="Century Gothic" style:font-family-asian="" style:font-family-complex="" fo:font-size="0.5in" style:font-size-asian="0.5in" style:font-size-complex="0.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56">
      <style:text-properties fo:font-variant="normal" fo:text-transform="none" fo:color="#404040"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9">
      <style:text-properties fo:font-variant="normal" fo:text-transform="none" fo:color="#404040"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2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022">
      <style:drawing-page-properties draw:fill="gradient" draw:fill-gradient-name="a1021"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23">
      <style:text-properties fo:font-variant="normal" fo:text-transform="none" fo:color="#262626" style:text-line-through-type="none" style:text-line-through-style="none" style:text-line-through-width="auto" style:text-line-through-color="font-color" style:text-position="0% 100%" fo:font-family="Century Gothic" style:font-family-asian="" style:font-family-complex="" fo:font-size="0.5in" style:font-size-asian="0.5in" style:font-size-complex="0.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4">
      <style:text-properties fo:font-variant="normal" fo:text-transform="none" fo:color="#262626" style:text-line-through-type="none" style:text-line-through-style="none" style:text-line-through-width="auto" style:text-line-through-color="font-color" style:text-position="0% 100%" fo:font-family="Century Gothic" style:font-family-asian="" style:font-family-complex="" fo:font-size="0.5in" style:font-size-asian="0.5in" style:font-size-complex="0.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0">
      <style:text-properties fo:font-variant="normal" fo:text-transform="none" fo:color="#404040" style:text-line-through-type="none" style:text-line-through-style="none" style:text-line-through-width="auto" style:text-line-through-color="font-color" style:text-position="0% 100%" fo:font-family="Century Gothic" style:font-family-asian="" style:font-family-complex=""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2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91">
      <style:text-properties fo:font-variant="normal" fo:text-transform="none" fo:color="#404040" style:text-line-through-type="none" style:text-line-through-style="none" style:text-line-through-width="auto" style:text-line-through-color="font-color" style:text-position="0% 100%" fo:font-family="Century Gothic" style:font-family-asian="" style:font-family-complex=""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7">
      <style:text-properties fo:font-variant="normal" fo:text-transform="none" fo:color="#404040"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2">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0">
      <style:text-properties fo:font-variant="normal" fo:text-transform="none" fo:color="#404040"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1">
      <style:text-properties fo:font-variant="normal" fo:text-transform="none" fo:color="#404040"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9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99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96">
      <style:drawing-page-properties draw:fill="gradient" draw:fill-gradient-name="a1095" presentation:visibility="visible" draw:background-size="border" presentation:background-objects-visible="true" presentation:background-visible="true" presentation:display-header="false" presentation:display-footer="false" presentation:display-page-number="false" presentation:display-date-time="false"/>
    </style:style>
    <text:list-style style:name="a989">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016">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019">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093">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1058">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004">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042">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045">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083">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048">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032">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072">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993">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039">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062">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029">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office:automatic-styles>
  <office:body>
    <office:presentation>
      <draw:page draw:name="Slide1" draw:style-name="a969" draw:master-page-name="Master1-Layout1-title-Titelfolie" presentation:presentation-page-layout-name="Master1-PPL1" draw:id="Slide-256">
        <draw:frame draw:id="id570" presentation:style-name="a975" draw:name="Titel 1" svg:x="2.8316in" svg:y="2.75in" svg:width="9.75in" svg:height="2.47461in" presentation:class="title" presentation:placeholder="false">
          <draw:text-box>
            <text:p text:style-name="a974" text:class-names="" text:cond-style-name=""><text:span text:style-name="a970" text:class-names="">Dysphasien</text:span><text:span text:style-name="a971" text:class-names=""><text:s text:c="1"/>&amp;<text:s text:c="1"/></text:span><text:span text:style-name="a972" text:class-names="">Dyslexie</text:span><text:span text:style-name="a973" text:class-names=""/></text:p>
          </draw:text-box>
          <svg:title/>
          <svg:desc/>
        </draw:frame>
        <draw:frame draw:id="id571" presentation:style-name="a976" draw:name="Untertitel 2" svg:x="2.8316in" svg:y="5.22461in" svg:width="9.75in" svg:height="1.23172in" presentation:class="subtitle" presentation:placeholder="true">
          <draw:text-box/>
          <svg:title/>
          <svg:desc/>
        </draw:frame>
      </draw:page>
      <draw:page draw:name="Slide3" draw:style-name="a978" draw:master-page-name="Master1-Layout2-obj-Titel-und-Inhalt" presentation:presentation-page-layout-name="Master1-PPL2" draw:id="Slide-258">
        <draw:frame draw:id="id572" presentation:style-name="a982" draw:name="Titel 1" svg:x="2.83566in" svg:y="0.68253in" svg:width="9.74594in" svg:height="1.4008in" presentation:class="title" presentation:placeholder="false">
          <draw:text-box>
            <text:p text:style-name="a981" text:class-names="" text:cond-style-name=""><text:span text:style-name="a979" text:class-names="">Dysphasien</text:span><text:span text:style-name="a980" text:class-names=""/></text:p>
          </draw:text-box>
          <svg:title/>
          <svg:desc/>
        </draw:frame>
        <draw:frame draw:id="id573" presentation:style-name="a994" draw:name="Inhaltsplatzhalter 2" svg:x="2.8316in" svg:y="2.33333in" svg:width="9.75in" svg:height="4.13126in" presentation:class="outline" presentation:placeholder="false">
          <draw:text-box>
            <text:list text:style-name="a989">
              <text:list-item>
                <text:p text:style-name="a988" text:class-names="" text:cond-style-name=""><text:span text:style-name="a983" text:class-names="">Der Begriff<text:s text:c="1"/></text:span><text:span text:style-name="a984" text:class-names="">Dysphasien</text:span><text:span text:style-name="a985" text:class-names=""><text:s text:c="1"/>wurde von<text:s text:c="1"/></text:span><text:span text:style-name="a986" text:class-names="">Heidler</text:span><text:span text:style-name="a987" text:class-names=""><text:s text:c="1"/>geprägt<text:s text:c="1"/></text:span></text:p>
              </text:list-item>
            </text:list>
            <text:list text:style-name="a993">
              <text:list-item>
                <text:p text:style-name="a992" text:class-names="" text:cond-style-name=""><text:span text:style-name="a990" text:class-names="">Sprachverarbeitungsstörungen infolge beeinträchtigter Aufmerksamkeits-, Gedächtnis- und Exekutivfunktionen.</text:span><text:span text:style-name="a991" text:class-names=""/></text:p>
              </text:list-item>
            </text:list>
          </draw:text-box>
          <svg:title/>
          <svg:desc/>
        </draw:frame>
      </draw:page>
      <draw:page draw:name="Slide4" draw:style-name="a996" draw:master-page-name="Master1-Layout2-obj-Titel-und-Inhalt" presentation:presentation-page-layout-name="Master1-PPL2" draw:id="Slide-259">
        <draw:frame draw:id="id574" presentation:style-name="a1000" draw:name="Titel 1" svg:x="2.83566in" svg:y="0.68253in" svg:width="9.74594in" svg:height="1.4008in" presentation:class="title" presentation:placeholder="false">
          <draw:text-box>
            <text:p text:style-name="a999" text:class-names="" text:cond-style-name=""><text:span text:style-name="a997" text:class-names="">Dyslexie</text:span><text:span text:style-name="a998" text:class-names=""/></text:p>
          </draw:text-box>
          <svg:title/>
          <svg:desc/>
        </draw:frame>
        <draw:frame draw:id="id575" presentation:style-name="a1005" draw:name="Inhaltsplatzhalter 2" svg:x="2.8316in" svg:y="2.33333in" svg:width="9.75in" svg:height="4.13126in" presentation:class="outline" presentation:placeholder="false">
          <draw:text-box>
            <text:list text:style-name="a1004">
              <text:list-item>
                <text:p text:style-name="a1003" text:class-names="" text:cond-style-name=""><text:span text:style-name="a1001" text:class-names="">Probleme mit dem Lesen und Verstehen von Wörtern bei normalem Seh- und Hörvermögen</text:span><text:span text:style-name="a1002" text:class-names=""/></text:p>
              </text:list-item>
            </text:list>
          </draw:text-box>
          <svg:title/>
          <svg:desc/>
        </draw:frame>
      </draw:page>
      <draw:page draw:name="Slide2" draw:style-name="a1007" draw:master-page-name="Master1-Layout2-obj-Titel-und-Inhalt" presentation:presentation-page-layout-name="Master1-PPL2" draw:id="Slide-257">
        <draw:frame draw:id="id576" presentation:style-name="a1011" draw:name="Titel 1" svg:x="2.83566in" svg:y="0.68253in" svg:width="9.74594in" svg:height="1.4008in" presentation:class="title" presentation:placeholder="false">
          <draw:text-box>
            <text:p text:style-name="a1010" text:class-names="" text:cond-style-name=""><text:span text:style-name="a1008" text:class-names="">Problemlösung</text:span><text:span text:style-name="a1009" text:class-names=""/></text:p>
          </draw:text-box>
          <svg:title/>
          <svg:desc/>
        </draw:frame>
        <draw:frame draw:id="id577" presentation:style-name="a1020" draw:name="Inhaltsplatzhalter 2" svg:x="2.8316in" svg:y="2.33333in" svg:width="9.75in" svg:height="4.13126in" presentation:class="outline" presentation:placeholder="false">
          <draw:text-box>
            <text:list text:style-name="a1016">
              <text:list-item>
                <text:p text:style-name="a1015" text:class-names="" text:cond-style-name=""><text:span text:style-name="a1012" text:class-names="">Um diese Probleme zu lösen, braucht man nur die Standartanwendungen in Verfügung gestellt<text:s text:c="1"/></text:span><text:span text:style-name="a1013" text:class-names="">der Autokorrektur</text:span><text:span text:style-name="a1014" text:class-names=""/></text:p>
              </text:list-item>
            </text:list>
            <text:list text:style-name="a1019">
              <text:list-item>
                <text:p text:style-name="a1018" text:class-names="" text:cond-style-name=""><text:span text:style-name="a1017" text:class-names=""/></text:p>
              </text:list-item>
            </text:list>
          </draw:text-box>
          <svg:title/>
          <svg:desc/>
        </draw:frame>
      </draw:page>
      <draw:page draw:name="Slide5" draw:style-name="a1022" draw:master-page-name="Master1-Layout2-obj-Titel-und-Inhalt" presentation:presentation-page-layout-name="Master1-PPL2" draw:id="Slide-260">
        <draw:frame draw:id="id578" presentation:style-name="a1026" draw:name="Titel 1" svg:x="2.83566in" svg:y="0.68253in" svg:width="9.74594in" svg:height="1.4008in" presentation:class="title" presentation:placeholder="false">
          <draw:text-box>
            <text:p text:style-name="a1025" text:class-names="" text:cond-style-name=""><text:span text:style-name="a1023" text:class-names="">Fragen</text:span><text:span text:style-name="a1024" text:class-names=""/></text:p>
          </draw:text-box>
          <svg:title/>
          <svg:desc/>
        </draw:frame>
        <draw:frame draw:id="id579" presentation:style-name="a1049" draw:name="Inhaltsplatzhalter 2" svg:x="2.8316in" svg:y="2.33333in" svg:width="9.75in" svg:height="4.13126in" presentation:class="outline" presentation:placeholder="false">
          <draw:text-box>
            <text:list text:style-name="a1029">
              <text:list-item>
                <text:p text:style-name="a1028" text:class-names="" text:cond-style-name=""><text:span text:style-name="a1027" text:class-names="">Was ist das Hauptproblem beim Surfen von Behinderten?</text:span></text:p>
              </text:list-item>
            </text:list>
            <text:list text:style-name="a1032">
              <text:list-item>
                <text:p text:style-name="a1031" text:class-names="" text:cond-style-name=""><text:span text:style-name="a1030" text:class-names="">Was ist ein Screen Reader?</text:span></text:p>
              </text:list-item>
            </text:list>
            <text:list text:style-name="a1039">
              <text:list-item>
                <text:p text:style-name="a1038" text:class-names="" text:cond-style-name=""><text:span text:style-name="a1033" text:class-names="">Was ist wichtig bei der „</text:span><text:span text:style-name="a1034" text:class-names="">legge</text:span><text:span text:style-name="a1035" text:class-names=""><text:s text:c="1"/></text:span><text:span text:style-name="a1036" text:class-names="">Stanca</text:span><text:span text:style-name="a1037" text:class-names="">“?</text:span></text:p>
              </text:list-item>
            </text:list>
            <text:list text:style-name="a1042">
              <text:list-item>
                <text:p text:style-name="a1041" text:class-names="" text:cond-style-name=""><text:span text:style-name="a1040" text:class-names="">Wie funktioniert ein Tastaturen-emulator?</text:span></text:p>
              </text:list-item>
            </text:list>
            <text:list text:style-name="a1045">
              <text:list-item>
                <text:p text:style-name="a1044" text:class-names="" text:cond-style-name=""><text:span text:style-name="a1043" text:class-names=""/></text:p>
              </text:list-item>
            </text:list>
            <text:list text:style-name="a1048">
              <text:list-item>
                <text:p text:style-name="a1047" text:class-names="" text:cond-style-name=""><text:span text:style-name="a1046" text:class-names=""/></text:p>
              </text:list-item>
            </text:list>
          </draw:text-box>
          <svg:title/>
          <svg:desc/>
        </draw:frame>
      </draw:page>
      <draw:page draw:name="Slide6" draw:style-name="a1051" draw:master-page-name="Master1-Layout2-obj-Titel-und-Inhalt" presentation:presentation-page-layout-name="Master1-PPL2" draw:id="Slide-261">
        <draw:frame draw:id="id580" presentation:style-name="a1055" draw:name="Titel 1" svg:x="2.83566in" svg:y="0.68253in" svg:width="9.74594in" svg:height="1.4008in" presentation:class="title" presentation:placeholder="false">
          <draw:text-box>
            <text:p text:style-name="a1054" text:class-names="" text:cond-style-name=""><text:span text:style-name="a1052" text:class-names="">Antworten</text:span><text:span text:style-name="a1053" text:class-names=""/></text:p>
          </draw:text-box>
          <svg:title/>
          <svg:desc/>
        </draw:frame>
        <draw:frame draw:id="id581" presentation:style-name="a1063" draw:name="Inhaltsplatzhalter 2" svg:x="2.8316in" svg:y="2.33333in" svg:width="9.75in" svg:height="4.13126in" presentation:class="outline" presentation:placeholder="false">
          <draw:text-box>
            <text:list text:style-name="a1058">
              <text:list-item>
                <text:p text:style-name="a1057" text:class-names="" text:cond-style-name=""><text:span text:style-name="a1056" text:class-names="">Das Problem könnte sein, dass Personen mit Beeinträchtigungen nicht verstehen was sie machen sollen, um auf eine bestimmte Seite zu kommen.<text:s text:c="1"/></text:span></text:p>
              </text:list-item>
            </text:list>
            <text:list text:style-name="a1062">
              <text:list-item>
                <text:p text:style-name="a1061" text:class-names="" text:cond-style-name=""><text:span text:style-name="a1059" text:class-names="">Sehbehinderte haben das Problem, dass sie nicht sehen können, aber es gibt dafür extra angerichtete Tastaturen.</text:span><text:span text:style-name="a1060" text:class-names=""/></text:p>
              </text:list-item>
            </text:list>
          </draw:text-box>
          <svg:title/>
          <svg:desc/>
        </draw:frame>
      </draw:page>
      <draw:page draw:name="Slide7" draw:style-name="a1065" draw:master-page-name="Master1-Layout2-obj-Titel-und-Inhalt" presentation:presentation-page-layout-name="Master1-PPL2" draw:id="Slide-262">
        <draw:frame draw:id="id582" presentation:style-name="a1066" draw:name="Titel 1" svg:x="2.83566in" svg:y="0.68253in" svg:width="9.74594in" svg:height="1.4008in" presentation:class="title" presentation:placeholder="true">
          <draw:text-box/>
          <svg:title/>
          <svg:desc/>
        </draw:frame>
        <draw:frame draw:id="id583" presentation:style-name="a1073" draw:name="Inhaltsplatzhalter 2" svg:x="2.8316in" svg:y="2.33333in" svg:width="9.75in" svg:height="4.13126in" presentation:class="outline" presentation:placeholder="false">
          <draw:text-box>
            <text:list text:style-name="a1072">
              <text:list-item>
                <text:p text:style-name="a1071" text:class-names="" text:cond-style-name=""><text:span text:style-name="a1067" text:class-names="">Ein Screen<text:s text:c="1"/></text:span><text:span text:style-name="a1068" text:class-names="">reader</text:span><text:span text:style-name="a1069" text:class-names=""><text:s text:c="1"/>auch Vorlese-Anwendung genannt, ist eine Software, die Blinden und Sehbehinderten eine alternative Benutzerschnittstelle anstelle des Textmodus oder anstelle einer grafischen Benutzeroberfläche bietet.<text:s text:c="1"/></text:span><text:span text:style-name="a1070" text:class-names=""/></text:p>
              </text:list-item>
            </text:list>
          </draw:text-box>
          <svg:title/>
          <svg:desc/>
        </draw:frame>
      </draw:page>
      <draw:page draw:name="Slide8" draw:style-name="a1075" draw:master-page-name="Master1-Layout2-obj-Titel-und-Inhalt" presentation:presentation-page-layout-name="Master1-PPL2" draw:id="Slide-263">
        <draw:frame draw:id="id584" presentation:style-name="a1076" draw:name="Titel 1" svg:x="2.83566in" svg:y="0.68253in" svg:width="9.74594in" svg:height="1.4008in" presentation:class="title" presentation:placeholder="true">
          <draw:text-box/>
          <svg:title/>
          <svg:desc/>
        </draw:frame>
        <draw:frame draw:id="id585" presentation:style-name="a1094" draw:name="Inhaltsplatzhalter 2" svg:x="2.8316in" svg:y="2.33333in" svg:width="9.75in" svg:height="4.13126in" presentation:class="outline" presentation:placeholder="false">
          <draw:text-box>
            <text:list text:style-name="a1083">
              <text:list-item>
                <text:p text:style-name="a1082" text:class-names="" text:cond-style-name=""><text:span text:style-name="a1077" text:class-names="">Die „</text:span><text:span text:style-name="a1078" text:class-names="">legge</text:span><text:span text:style-name="a1079" text:class-names=""><text:s text:c="1"/></text:span><text:span text:style-name="a1080" text:class-names="">stanca</text:span><text:span text:style-name="a1081" text:class-names="">“ ist ein Gesetz des italienischen Staates und besagt, dass:</text:span></text:p>
              </text:list-item>
            </text:list>
            <text:list text:style-name="a1093">
              <text:list-item>
                <text:list text:style-name="a1093">
                  <text:list-item>
                    <text:p text:style-name="a1092" text:class-names="" text:cond-style-name=""><text:span text:style-name="a1084" text:class-names="">“</text:span><text:span text:style-name="a1085" text:class-names="">Unterstützung<text:s text:c="1"/></text:span><text:span text:style-name="a1086" text:class-names="">des<text:s text:c="1"/></text:span><text:span text:style-name="a1087" text:class-names="">Zugangs von Menschen mit<text:s text:c="1"/></text:span><text:span text:style-name="a1088" text:class-names="">Behinderungen<text:s text:c="1"/></text:span><text:span text:style-name="a1089" text:class-names="">zu<text:s text:c="1"/></text:span><text:span text:style-name="a1090" text:class-names="">IT- Tools“</text:span><text:span text:style-name="a1091" text:class-names=""/></text:p>
                  </text:list-item>
                </text:list>
              </text:list-item>
            </text:list>
          </draw:text-box>
          <svg:title/>
          <svg:desc/>
        </draw:frame>
      </draw:page>
      <draw:page draw:name="Slide9" draw:style-name="a1096" draw:master-page-name="Master1-Layout2-obj-Titel-und-Inhalt" presentation:presentation-page-layout-name="Master1-PPL2" draw:id="Slide-264">
        <draw:frame draw:id="id586" presentation:style-name="a1097" draw:name="Titel 1" svg:x="2.83566in" svg:y="0.68253in" svg:width="9.74594in" svg:height="1.4008in" presentation:class="title" presentation:placeholder="true">
          <draw:text-box/>
          <svg:title/>
          <svg:desc/>
        </draw:frame>
        <draw:frame draw:id="id587" presentation:style-name="a1098" draw:name="Inhaltsplatzhalter 2" svg:x="2.8316in" svg:y="2.33333in" svg:width="9.75in" svg:height="4.13126in" presentation:class="outline" presentation:placeholder="true">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elfolie">
      <presentation:placeholder presentation:object="title" svg:x="2.8316in" svg:y="2.75in" svg:width="9.75in" svg:height="2.47461in"/>
      <presentation:placeholder presentation:object="subtitle" svg:x="2.8316in" svg:y="5.22461in" svg:width="9.75in" svg:height="1.23172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4.95357in" svg:width="0.85276in" svg:height="0.39931in"/>
    </style:presentation-page-layout>
    <style:presentation-page-layout style:name="Master1-PPL2" style:display-name="Titel und Inhalt">
      <presentation:placeholder presentation:object="title" svg:x="2.83566in" svg:y="0.68253in" svg:width="9.74594in" svg:height="1.4008in"/>
      <presentation:placeholder presentation:object="object" svg:x="2.8316in" svg:y="2.33333in" svg:width="9.75in" svg:height="4.13126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presentation-page-layout style:name="Master1-PPL3" style:display-name="Abschnitts-&#10;überschrift">
      <presentation:placeholder presentation:object="title" svg:x="2.8316in" svg:y="2.25148in" svg:width="9.75in" svg:height="1.6063in"/>
      <presentation:placeholder presentation:object="outline" svg:x="2.8316in" svg:y="3.8606in" svg:width="9.75in" svg:height="0.94094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3.54783in" svg:width="0.85276in" svg:height="0.39931in"/>
    </style:presentation-page-layout>
    <style:presentation-page-layout style:name="Master1-PPL4" style:display-name="Zwei Inhalte">
      <presentation:placeholder presentation:object="title" svg:x="2.83566in" svg:y="0.68253in" svg:width="9.74594in" svg:height="1.4008in"/>
      <presentation:placeholder presentation:object="object" svg:x="2.8316in" svg:y="2.33333in" svg:width="4.7177in" svg:height="4.13126in"/>
      <presentation:placeholder presentation:object="object" svg:x="7.8639in" svg:y="2.32526in" svg:width="4.7177in" svg:height="4.13126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presentation-page-layout style:name="Master1-PPL5" style:display-name="Vergleich">
      <presentation:placeholder presentation:object="title" svg:x="2.83566in" svg:y="0.68253in" svg:width="9.74594in" svg:height="1.4008in"/>
      <presentation:placeholder presentation:object="outline" svg:x="3.21454in" svg:y="2.15737in" svg:width="4.3665in" svg:height="0.63021in"/>
      <presentation:placeholder presentation:object="object" svg:x="2.8316in" svg:y="2.78758in" svg:width="4.74945in" svg:height="3.66804in"/>
      <presentation:placeholder presentation:object="outline" svg:x="8.20935in" svg:y="2.15384in" svg:width="4.37336in" svg:height="0.63021in"/>
      <presentation:placeholder presentation:object="object" svg:x="7.83788in" svg:y="2.78405in" svg:width="4.74483in" svg:height="3.66804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presentation-page-layout style:name="Master1-PPL6" style:display-name="Nur Titel">
      <presentation:placeholder presentation:object="title" svg:x="2.83566in" svg:y="0.68253in" svg:width="9.74594in" svg:height="1.4008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presentation-page-layout style:name="Master1-PPL7" style:display-name="Leer">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presentation-page-layout style:name="Master1-PPL8" style:display-name="Inhalt mit Überschrift">
      <presentation:placeholder presentation:object="title" svg:x="2.8316in" svg:y="0.48785in" svg:width="3.83333in" svg:height="1.06771in"/>
      <presentation:placeholder presentation:object="object" svg:x="6.91493in" svg:y="0.48785in" svg:width="5.66667in" svg:height="5.92188in"/>
      <presentation:placeholder presentation:object="outline" svg:x="2.8316in" svg:y="1.74826in" svg:width="3.83333in" svg:height="4.66146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presentation-page-layout style:name="Master1-PPL9" style:display-name="Bild mit Überschrift">
      <presentation:placeholder presentation:object="title" svg:x="2.8316in" svg:y="5.25in" svg:width="9.75in" svg:height="0.61979in"/>
      <presentation:placeholder presentation:object="graphic" svg:x="2.8316in" svg:y="0.69441in" svg:width="9.75in" svg:height="4.21585in"/>
      <presentation:placeholder presentation:object="outline" svg:x="2.8316in" svg:y="5.86979in" svg:width="9.75in" svg:height="0.53993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5.44957in" svg:width="0.85276in" svg:height="0.39931in"/>
    </style:presentation-page-layout>
    <style:presentation-page-layout style:name="Master1-PPL10" style:display-name="Titel und Beschriftung">
      <presentation:placeholder presentation:object="title" svg:x="2.8316in" svg:y="0.66667in" svg:width="9.75in" svg:height="3.40884in"/>
      <presentation:placeholder presentation:object="outline" svg:x="2.8316in" svg:y="4.76164in" svg:width="9.75in" svg:height="1.70151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3.54783in" svg:width="0.85276in" svg:height="0.39931in"/>
    </style:presentation-page-layout>
    <style:presentation-page-layout style:name="Master1-PPL11" style:display-name="Zitat mit Beschriftung">
      <presentation:placeholder presentation:object="title" svg:x="3.11674in" svg:y="0.66667in" svg:width="9.17971in" svg:height="3.16667in"/>
      <presentation:placeholder presentation:object="outline" svg:x="3.5816in" svg:y="3.83333in" svg:width="8.24208in" svg:height="0.41667in"/>
      <presentation:placeholder presentation:object="outline" svg:x="2.8316in" svg:y="4.76164in" svg:width="9.75in" svg:height="1.70151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3.54783in" svg:width="0.85276in" svg:height="0.39931in"/>
    </style:presentation-page-layout>
    <style:presentation-page-layout style:name="Master1-PPL12" style:display-name="Namenskarte">
      <presentation:placeholder presentation:object="title" svg:x="2.8316in" svg:y="2.66667in" svg:width="9.75in" svg:height="2.97993in"/>
      <presentation:placeholder presentation:object="outline" svg:x="2.8316in" svg:y="5.66667in" svg:width="9.75in" svg:height="0.79792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5.44957in" svg:width="0.85276in" svg:height="0.39931in"/>
    </style:presentation-page-layout>
    <style:presentation-page-layout style:name="Master1-PPL13" style:display-name="Namenskarte für Zitat">
      <presentation:placeholder presentation:object="title" svg:x="3.11674in" svg:y="0.66667in" svg:width="9.17971in" svg:height="3.16667in"/>
      <presentation:placeholder presentation:object="outline" svg:x="2.8316in" svg:y="4.75in" svg:width="9.75in" svg:height="0.91667in"/>
      <presentation:placeholder presentation:object="outline" svg:x="2.8316in" svg:y="5.66667in" svg:width="9.75in" svg:height="0.79792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5.44957in" svg:width="0.85276in" svg:height="0.39931in"/>
    </style:presentation-page-layout>
    <style:presentation-page-layout style:name="Master1-PPL14" style:display-name="Wahr oder Falsch">
      <presentation:placeholder presentation:object="title" svg:x="2.8316in" svg:y="0.68614in" svg:width="9.75in" svg:height="3.14963in"/>
      <presentation:placeholder presentation:object="outline" svg:x="2.8316in" svg:y="4.75in" svg:width="9.75in" svg:height="0.91667in"/>
      <presentation:placeholder presentation:object="outline" svg:x="2.8316in" svg:y="5.66667in" svg:width="9.75in" svg:height="0.79792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5.44957in" svg:width="0.85276in" svg:height="0.39931in"/>
    </style:presentation-page-layout>
    <style:presentation-page-layout style:name="Master1-PPL15" style:display-name="Titel und vertikaler Text">
      <presentation:placeholder presentation:object="title" svg:x="2.83566in" svg:y="0.68253in" svg:width="9.74594in" svg:height="1.4008in"/>
      <presentation:placeholder presentation:object="outline" svg:x="2.8316in" svg:y="2.33333in" svg:width="9.75in" svg:height="4.25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presentation-page-layout style:name="Master1-PPL16" style:display-name="Vertikaler Titel und Text">
      <presentation:placeholder presentation:object="title" svg:x="10.16493in" svg:y="0.68614in" svg:width="2.41426in" svg:height="5.77845in"/>
      <presentation:placeholder presentation:object="outline" svg:x="2.8316in" svg:y="0.68614in" svg:width="7.08333in" svg:height="5.77845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default-style style:family="graphic">
      <style:graphic-properties draw:fill="solid" draw:fill-color="#a53010" draw:opacity="100%" draw:stroke="solid" svg:stroke-width="0.01736in" svg:stroke-color="#782009" svg:stroke-opacity="100%" svg:stroke-linecap="round"/>
    </style:default-style>
    <draw:gradient draw:name="a630" draw:style="radial" draw:cx="50%" draw:cy="50%" draw:start-color="#dfe8c4" draw:end-color="#ffffff" draw:start-intensity="100%" draw:end-intensity="100%"/>
    <draw:gradient draw:name="a1050" draw:style="radial" draw:cx="50%" draw:cy="50%" draw:start-color="#dfe8c4" draw:end-color="#ffffff" draw:start-intensity="100%" draw:end-intensity="100%"/>
    <draw:gradient draw:name="a688" draw:style="radial" draw:cx="50%" draw:cy="50%" draw:start-color="#dfe8c4" draw:end-color="#ffffff" draw:start-intensity="100%" draw:end-intensity="100%"/>
    <draw:gradient draw:name="a794" draw:style="radial" draw:cx="50%" draw:cy="50%" draw:start-color="#dfe8c4" draw:end-color="#ffffff" draw:start-intensity="100%" draw:end-intensity="100%"/>
    <draw:gradient draw:name="a60" draw:style="radial" draw:cx="50%" draw:cy="50%" draw:start-color="#dfe8c4" draw:end-color="#ffffff" draw:start-intensity="100%" draw:end-intensity="100%"/>
    <draw:gradient draw:name="a1095" draw:style="radial" draw:cx="50%" draw:cy="50%" draw:start-color="#dfe8c4" draw:end-color="#ffffff" draw:start-intensity="100%" draw:end-intensity="100%"/>
    <draw:gradient draw:name="a977" draw:style="radial" draw:cx="50%" draw:cy="50%" draw:start-color="#dfe8c4" draw:end-color="#ffffff" draw:start-intensity="100%" draw:end-intensity="100%"/>
    <draw:gradient draw:name="a108" draw:style="radial" draw:cx="50%" draw:cy="50%" draw:start-color="#dfe8c4" draw:end-color="#ffffff" draw:start-intensity="100%" draw:end-intensity="100%"/>
    <draw:gradient draw:name="a1006" draw:style="radial" draw:cx="50%" draw:cy="50%" draw:start-color="#dfe8c4" draw:end-color="#ffffff" draw:start-intensity="100%" draw:end-intensity="100%"/>
    <draw:gradient draw:name="a217" draw:style="radial" draw:cx="50%" draw:cy="50%" draw:start-color="#dfe8c4" draw:end-color="#ffffff" draw:start-intensity="100%" draw:end-intensity="100%"/>
    <draw:gradient draw:name="a295" draw:style="radial" draw:cx="50%" draw:cy="50%" draw:start-color="#dfe8c4" draw:end-color="#ffffff" draw:start-intensity="100%" draw:end-intensity="100%"/>
    <draw:gradient draw:name="a736" draw:style="radial" draw:cx="50%" draw:cy="50%" draw:start-color="#dfe8c4" draw:end-color="#ffffff" draw:start-intensity="100%" draw:end-intensity="100%"/>
    <draw:gradient draw:name="a968" draw:style="radial" draw:cx="50%" draw:cy="50%" draw:start-color="#dfe8c4" draw:end-color="#ffffff" draw:start-intensity="100%" draw:end-intensity="100%"/>
    <draw:gradient draw:name="a0" draw:style="radial" draw:cx="50%" draw:cy="50%" draw:start-color="#dfe8c4" draw:end-color="#ffffff" draw:start-intensity="100%" draw:end-intensity="100%"/>
    <draw:gradient draw:name="a582" draw:style="radial" draw:cx="50%" draw:cy="50%" draw:start-color="#dfe8c4" draw:end-color="#ffffff" draw:start-intensity="100%" draw:end-intensity="100%"/>
    <draw:gradient draw:name="a846" draw:style="radial" draw:cx="50%" draw:cy="50%" draw:start-color="#dfe8c4" draw:end-color="#ffffff" draw:start-intensity="100%" draw:end-intensity="100%"/>
    <draw:gradient draw:name="a1074" draw:style="radial" draw:cx="50%" draw:cy="50%" draw:start-color="#dfe8c4" draw:end-color="#ffffff" draw:start-intensity="100%" draw:end-intensity="100%"/>
    <draw:gradient draw:name="a530" draw:style="radial" draw:cx="50%" draw:cy="50%" draw:start-color="#dfe8c4" draw:end-color="#ffffff" draw:start-intensity="100%" draw:end-intensity="100%"/>
    <draw:gradient draw:name="a425" draw:style="radial" draw:cx="50%" draw:cy="50%" draw:start-color="#dfe8c4" draw:end-color="#ffffff" draw:start-intensity="100%" draw:end-intensity="100%"/>
    <draw:gradient draw:name="a995" draw:style="radial" draw:cx="50%" draw:cy="50%" draw:start-color="#dfe8c4" draw:end-color="#ffffff" draw:start-intensity="100%" draw:end-intensity="100%"/>
    <draw:gradient draw:name="a1021" draw:style="radial" draw:cx="50%" draw:cy="50%" draw:start-color="#dfe8c4" draw:end-color="#ffffff" draw:start-intensity="100%" draw:end-intensity="100%"/>
    <draw:gradient draw:name="a465" draw:style="radial" draw:cx="50%" draw:cy="50%" draw:start-color="#dfe8c4" draw:end-color="#ffffff" draw:start-intensity="100%" draw:end-intensity="100%"/>
    <draw:gradient draw:name="a907" draw:style="radial" draw:cx="50%" draw:cy="50%" draw:start-color="#dfe8c4" draw:end-color="#ffffff" draw:start-intensity="100%" draw:end-intensity="100%"/>
    <draw:gradient draw:name="a1064" draw:style="radial" draw:cx="50%" draw:cy="50%" draw:start-color="#dfe8c4" draw:end-color="#ffffff" draw:start-intensity="100%" draw:end-intensity="100%"/>
    <draw:gradient draw:name="a169" draw:style="radial" draw:cx="50%" draw:cy="50%" draw:start-color="#dfe8c4" draw:end-color="#ffffff" draw:start-intensity="100%" draw:end-intensity="100%"/>
    <draw:gradient draw:name="a381" draw:style="radial" draw:cx="50%" draw:cy="50%" draw:start-color="#dfe8c4" draw:end-color="#ffffff" draw:start-intensity="100%" draw:end-intensity="100%"/>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text" style:name="a227">
      <style:text-properties fo:font-variant="normal" fo:text-transform="none" fo:color="#404040" style:text-line-through-type="none" style:text-line-through-style="none" style:text-line-through-width="auto" style:text-line-through-color="font-color" style:text-position="0% 100%" fo:font-family="Century Gothic" style:font-family-asian="" style:font-family-complex=""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8">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06">
      <style:text-properties fo:font-variant="normal" fo:text-transform="none" fo:color="#404040"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9">
      <style:text-properties fo:font-variant="normal" fo:text-transform="none" fo:color="#404040" style:text-line-through-type="none" style:text-line-through-style="none" style:text-line-through-width="auto" style:text-line-through-color="font-color" style:text-position="0% 100%" fo:font-family="Century Gothic" style:font-family-asian="" style:font-family-complex=""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0">
      <style:graphic-properties draw:fill="solid" draw:fill-color="#766f54" draw:opacity="100%" draw:stroke="none"/>
    </style:style>
    <style:style style:family="graphic" style:name="a151">
      <style:graphic-properties draw:fill="solid" draw:fill-color="#766f54" draw:opacity="100%" draw:stroke="none"/>
    </style:style>
    <style:style style:family="graphic" style:name="a152">
      <style:graphic-properties draw:fill="solid" draw:fill-color="#766f54" draw:opacity="100%" draw:stroke="none"/>
    </style:style>
    <style:style style:family="graphic" style:name="a153">
      <style:graphic-properties draw:fill="solid" draw:fill-color="#766f54" draw:opacity="100%" draw:stroke="none"/>
    </style:style>
    <style:style style:family="text" style:name="a230">
      <style:text-properties fo:font-variant="normal" fo:text-transform="none" fo:color="#404040" style:text-line-through-type="none" style:text-line-through-style="none" style:text-line-through-width="auto" style:text-line-through-color="font-color" style:text-position="0% 100%" fo:font-family="Century Gothic" style:font-family-asian="" style:font-family-complex=""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4">
      <style:graphic-properties draw:fill="solid" draw:fill-color="#766f54" draw:opacity="100%" draw:stroke="none"/>
    </style:style>
    <style:style style:family="paragraph" style:name="a231">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5">
      <style:graphic-properties draw:fill="solid" draw:fill-color="#766f54" draw:opacity="100%" draw:stroke="none"/>
    </style:style>
    <style:style style:family="graphic" style:name="a156">
      <style:graphic-properties draw:fill="solid" draw:fill-color="#766f54" draw:opacity="100%" draw:stroke="none"/>
    </style:style>
    <style:style style:family="text" style:name="a233">
      <style:text-properties fo:font-variant="normal" fo:text-transform="none" fo:color="#404040" style:text-line-through-type="none" style:text-line-through-style="none" style:text-line-through-width="auto" style:text-line-through-color="font-color" style:text-position="0% 100%" fo:font-family="Century Gothic" style:font-family-asian="" style:font-family-complex=""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7">
      <style:graphic-properties draw:fill="solid" draw:fill-color="#766f54" draw:opacity="20%" draw:stroke="none"/>
    </style:style>
    <style:style style:family="paragraph" style:name="a234">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8">
      <style:graphic-properties draw:fill="solid" draw:fill-color="#766f54" draw:opacity="20%" draw:stroke="none"/>
    </style:style>
    <style:style style:family="paragraph" style:name="a310">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9">
      <style:graphic-properties draw:fill="solid" draw:fill-color="#766f54" draw:opacity="20%" draw:stroke="none"/>
    </style:style>
    <style:style style:family="text" style:name="a236">
      <style:text-properties fo:font-variant="normal" fo:text-transform="none" fo:color="#404040" style:text-line-through-type="none" style:text-line-through-style="none" style:text-line-through-width="auto" style:text-line-through-color="font-color" style:text-position="0% 100%" fo:font-family="Century Gothic" style:font-family-asian="" style:font-family-complex=""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2">
      <style:text-properties fo:font-variant="normal" fo:text-transform="none" fo:color="#404040" style:text-line-through-type="none" style:text-line-through-style="none" style:text-line-through-width="auto" style:text-line-through-color="font-color" style:text-position="0% 100%" fo:font-family="Century Gothic" style:font-family-asian="" style:font-family-complex=""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7">
      <style:text-properties fo:font-variant="normal" fo:text-transform="none" fo:color="#404040" style:text-line-through-type="none" style:text-line-through-style="none" style:text-line-through-width="auto" style:text-line-through-color="font-color" style:text-position="0% 100%" fo:font-family="Century Gothic"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8">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5">
      <style:text-properties fo:font-variant="normal" fo:text-transform="none" fo:color="#404040" style:text-line-through-type="none" style:text-line-through-style="none" style:text-line-through-width="auto" style:text-line-through-color="font-color" style:text-position="0% 100%" fo:font-family="Century Gothic" style:font-family-asian="" style:font-family-complex=""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8">
      <style:text-properties fo:font-variant="normal" fo:text-transform="none" fo:color="#404040" style:text-line-through-type="none" style:text-line-through-style="none" style:text-line-through-width="auto" style:text-line-through-color="font-color" style:text-position="0% 100%" fo:font-family="Century Gothic" style:font-family-asian="" style:font-family-complex=""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9">
      <style:text-properties fo:font-variant="normal" fo:text-transform="none" fo:color="#404040" style:text-line-through-type="none" style:text-line-through-style="none" style:text-line-through-width="auto" style:text-line-through-color="font-color" style:text-position="0% 100%" fo:font-family="Century Gothic"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0">
      <style:graphic-properties draw:fill="solid" draw:fill-color="#766f54" draw:opacity="20%" draw:stroke="none"/>
    </style:style>
    <style:style style:family="graphic" style:name="a161">
      <style:graphic-properties draw:fill="solid" draw:fill-color="#766f54" draw:opacity="20%" draw:stroke="none"/>
    </style:style>
    <style:style style:family="graphic" style:name="a162">
      <style:graphic-properties draw:fill="solid" draw:fill-color="#766f54" draw:opacity="20%" draw:stroke="none"/>
    </style:style>
    <style:style style:family="graphic" style:name="a163">
      <style:graphic-properties draw:fill="solid" draw:fill-color="#766f54" draw:opacity="20%" draw:stroke="none"/>
    </style:style>
    <style:style style:family="presentation" style:name="a24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64">
      <style:graphic-properties draw:fill="solid" draw:fill-color="#766f54" draw:opacity="20%" draw:stroke="none"/>
    </style:style>
    <style:style style:family="text" style:name="a241">
      <style:text-properties fo:font-variant="normal" fo:text-transform="none" fo:color="#404040"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5">
      <style:graphic-properties draw:fill="solid" draw:fill-color="#766f54" draw:opacity="20%" draw:stroke="none"/>
    </style:style>
    <style:style style:family="paragraph" style:name="a24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6">
      <style:graphic-properties draw:fill="solid" draw:fill-color="#766f54" draw:opacity="20%" draw:stroke="none"/>
    </style:style>
    <style:style style:family="graphic" style:name="a167">
      <style:graphic-properties draw:fill="solid" draw:fill-color="#766f54" draw:opacity="20%" draw:stroke="none"/>
    </style:style>
    <style:style style:family="text" style:name="a244">
      <style:text-properties fo:font-variant="normal" fo:text-transform="none" fo:color="#404040" style:text-line-through-type="none" style:text-line-through-style="none" style:text-line-through-width="auto" style:text-line-through-color="font-color" style:text-position="0% 100%" fo:font-family="Century Gothic" style:font-family-asian="" style:font-family-complex=""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8">
      <style:graphic-properties draw:fill="solid" draw:fill-color="#766f54" draw:opacity="20%" draw:stroke="none"/>
    </style:style>
    <style:style style:family="paragraph" style:name="a320">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5">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7">
      <style:text-properties fo:font-variant="normal" fo:text-transform="none" fo:color="#404040" style:text-line-through-type="none" style:text-line-through-style="none" style:text-line-through-width="auto" style:text-line-through-color="font-color" style:text-position="0% 100%" fo:font-family="Century Gothic" style:font-family-asian="" style:font-family-complex=""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3">
      <style:text-properties fo:font-variant="normal" fo:text-transform="none" fo:color="#404040" style:text-line-through-type="none" style:text-line-through-style="none" style:text-line-through-width="auto" style:text-line-through-color="font-color" style:text-position="0% 100%" fo:font-family="Century Gothic" style:font-family-asian="" style:font-family-complex=""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8">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2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1">
      <style:graphic-properties draw:fill="solid" draw:fill-color="#766f54" draw:opacity="100%" draw:stroke="none"/>
    </style:style>
    <style:style style:family="presentation" style:name="a32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402">
      <style:graphic-properties draw:fill="solid" draw:fill-color="#766f54" draw:opacity="100%" draw:stroke="none"/>
    </style:style>
    <style:style style:family="text" style:name="a327">
      <style:text-properties fo:font-variant="normal" fo:text-transform="none" fo:color="#404040"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3">
      <style:graphic-properties draw:fill="solid" draw:fill-color="#766f54" draw:opacity="100%" draw:stroke="none"/>
    </style:style>
    <style:style style:family="paragraph" style:name="a32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4">
      <style:graphic-properties draw:fill="solid" draw:fill-color="#766f54" draw:opacity="100%" draw:stroke="none"/>
    </style:style>
    <style:style style:family="graphic" style:name="a405">
      <style:graphic-properties draw:fill="solid" draw:fill-color="#766f54" draw:opacity="100%" draw:stroke="none"/>
    </style:style>
    <style:style style:family="graphic" style:name="a406">
      <style:graphic-properties draw:fill="solid" draw:fill-color="#766f54" draw:opacity="100%" draw:stroke="none"/>
    </style:style>
    <style:style style:family="graphic" style:name="a407">
      <style:graphic-properties draw:fill="solid" draw:fill-color="#766f54" draw:opacity="100%" draw:stroke="none"/>
    </style:style>
    <style:style style:family="graphic" style:name="a408">
      <style:graphic-properties draw:fill="solid" draw:fill-color="#766f54" draw:opacity="100%" draw:stroke="none"/>
    </style:style>
    <style:style style:family="graphic" style:name="a409">
      <style:graphic-properties draw:fill="solid" draw:fill-color="#766f54" draw:opacity="100%" draw:stroke="none"/>
    </style:style>
    <style:style style:family="drawing-page" style:name="a170">
      <style:drawing-page-properties draw:fill="gradient" draw:fill-gradient-name="a169"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71">
      <style:graphic-properties draw:fill="solid" draw:fill-color="#766f54" draw:opacity="100%" draw:stroke="none"/>
    </style:style>
    <style:style style:family="text" style:name="a172">
      <style:text-properties fo:font-variant="normal" fo:text-transform="none" fo:color="#262626" style:text-line-through-type="none" style:text-line-through-style="none" style:text-line-through-width="auto" style:text-line-through-color="font-color" style:text-position="0% 100%" fo:font-family="Century Gothic" style:font-family-asian="" style:font-family-complex="" fo:font-size="0.55556in" style:font-size-asian="0.55556in" style:font-size-complex="0.55556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
      <style:text-properties fo:font-variant="normal" fo:text-transform="none" fo:color="#262626" style:text-line-through-type="none" style:text-line-through-style="none" style:text-line-through-width="auto" style:text-line-through-color="font-color" style:text-position="0% 100%" fo:font-family="Century Gothic" style:font-family-asian="" style:font-family-complex=""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0">
      <style:text-properties fo:font-variant="normal" fo:text-transform="none" fo:color="#404040" style:text-line-through-type="none" style:text-line-through-style="none" style:text-line-through-width="auto" style:text-line-through-color="font-color" style:text-position="0% 100%" fo:font-family="Century Gothic" style:font-family-asian="" style:font-family-complex=""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1">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76">
      <style:text-properties fo:font-variant="normal" fo:text-transform="none" fo:color="#595959" style:text-line-through-type="none" style:text-line-through-style="none" style:text-line-through-width="auto" style:text-line-through-color="font-color" style:text-position="0% 100%" fo:font-family="Century Gothic" style:font-family-asian="" style:font-family-complex=""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3">
      <style:text-properties fo:font-variant="normal" fo:text-transform="none" fo:color="#404040" style:text-line-through-type="none" style:text-line-through-style="none" style:text-line-through-width="auto" style:text-line-through-color="font-color" style:text-position="0% 100%" fo:font-family="Century Gothic" style:font-family-asian="" style:font-family-complex=""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4">
      <style:text-properties fo:font-variant="normal" fo:text-transform="none" fo:color="#404040" style:text-line-through-type="none" style:text-line-through-style="none" style:text-line-through-width="auto" style:text-line-through-color="font-color" style:text-position="0% 100%" fo:font-family="Century Gothic"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0">
      <style:text-properties fo:font-variant="normal" fo:text-transform="none" fo:color="#404040" style:text-line-through-type="none" style:text-line-through-style="none" style:text-line-through-width="auto" style:text-line-through-color="font-color" style:text-position="0% 100%" fo:font-family="Century Gothic" style:font-family-asian="" style:font-family-complex=""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31">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33">
      <style:text-properties fo:font-variant="normal" fo:text-transform="none" fo:color="#404040" style:text-line-through-type="none" style:text-line-through-style="none" style:text-line-through-width="auto" style:text-line-through-color="font-color" style:text-position="0% 100%" fo:font-family="Century Gothic" style:font-family-asian="" style:font-family-complex=""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
      <style:text-properties fo:font-variant="normal" fo:text-transform="none" fo:color="#898989" style:text-line-through-type="none" style:text-line-through-style="none" style:text-line-through-width="auto" style:text-line-through-color="font-color" style:text-position="0% 100%" fo:font-family="Century Gothic" style:font-family-asian="" style:font-family-complex="" fo:font-size="0.125in" style:font-size-asian="0.125in" style:font-size-complex="0.1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10">
      <style:graphic-properties draw:fill="solid" draw:fill-color="#766f54" draw:opacity="100%" draw:stroke="none"/>
    </style:style>
    <style:style style:family="paragraph" style:name="a334">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1">
      <style:graphic-properties draw:fill="solid" draw:fill-color="#766f54" draw:opacity="100%" draw:stroke="none"/>
    </style:style>
    <style:style style:family="text" style:name="a336">
      <style:text-properties fo:font-variant="normal" fo:text-transform="none" fo:color="#404040" style:text-line-through-type="none" style:text-line-through-style="none" style:text-line-through-width="auto" style:text-line-through-color="font-color" style:text-position="0% 100%" fo:font-family="Century Gothic" style:font-family-asian="" style:font-family-complex=""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12">
      <style:graphic-properties draw:fill="solid" draw:fill-color="#766f54" draw:opacity="100%" draw:stroke="none"/>
    </style:style>
    <style:style style:family="paragraph" style:name="a337">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3">
      <style:graphic-properties draw:fill="solid" draw:fill-color="#766f54" draw:opacity="20%" draw:stroke="none"/>
    </style:style>
    <style:style style:family="graphic" style:name="a414">
      <style:graphic-properties draw:fill="solid" draw:fill-color="#766f54" draw:opacity="20%" draw:stroke="none"/>
    </style:style>
    <style:style style:family="text" style:name="a339">
      <style:text-properties fo:font-variant="normal" fo:text-transform="none" fo:color="#404040" style:text-line-through-type="none" style:text-line-through-style="none" style:text-line-through-width="auto" style:text-line-through-color="font-color" style:text-position="0% 100%" fo:font-family="Century Gothic" style:font-family-asian="" style:font-family-complex=""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15">
      <style:graphic-properties draw:fill="solid" draw:fill-color="#766f54" draw:opacity="20%" draw:stroke="none"/>
    </style:style>
    <style:style style:family="graphic" style:name="a416">
      <style:graphic-properties draw:fill="solid" draw:fill-color="#766f54" draw:opacity="20%" draw:stroke="none"/>
    </style:style>
    <style:style style:family="graphic" style:name="a417">
      <style:graphic-properties draw:fill="solid" draw:fill-color="#766f54" draw:opacity="20%" draw:stroke="none"/>
    </style:style>
    <style:style style:family="graphic" style:name="a418">
      <style:graphic-properties draw:fill="solid" draw:fill-color="#766f54" draw:opacity="20%" draw:stroke="none"/>
    </style:style>
    <style:style style:family="graphic" style:name="a419">
      <style:graphic-properties draw:fill="solid" draw:fill-color="#766f54" draw:opacity="20%" draw:stroke="none"/>
    </style:style>
    <style:style style:family="text" style:name="a180">
      <style:text-properties fo:font-variant="normal" fo:text-transform="none" fo:color="#898989" style:text-line-through-type="none" style:text-line-through-style="none" style:text-line-through-width="auto" style:text-line-through-color="font-color" style:text-position="0% 100%" fo:font-family="Century Gothic" style:font-family-asian="" style:font-family-complex="" fo:font-size="0.125in" style:font-size-asian="0.125in" style:font-size-complex="0.1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
      <style:text-properties fo:font-variant="normal" fo:text-transform="none" fo:color="#898989" style:text-line-through-type="none" style:text-line-through-style="none" style:text-line-through-width="auto" style:text-line-through-color="font-color" style:text-position="0% 100%" fo:font-family="Century Gothic" style:font-family-asian="" style:font-family-complex="" fo:font-size="0.125in" style:font-size-asian="0.125in" style:font-size-complex="0.1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898989" style:text-line-through-type="none" style:text-line-through-style="none" style:text-line-through-width="auto" style:text-line-through-color="font-color" style:text-position="0% 100%" fo:font-family="Century Gothic" style:font-family-asian="" style:font-family-complex="" fo:font-size="0.125in" style:font-size-asian="0.125in" style:font-size-complex="0.1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6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
      <style:text-properties fo:font-variant="normal" fo:text-transform="none" fo:color="#898989" style:text-line-through-type="none" style:text-line-through-style="none" style:text-line-through-width="auto" style:text-line-through-color="font-color" style:text-position="0% 100%" fo:font-family="Century Gothic" style:font-family-asian="" style:font-family-complex="" fo:font-size="0.125in" style:font-size-asian="0.125in" style:font-size-complex="0.1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3">
      <style:text-properties fo:font-variant="normal" fo:text-transform="none" fo:color="#898989" style:text-line-through-type="none" style:text-line-through-style="none" style:text-line-through-width="auto" style:text-line-through-color="font-color" style:text-position="0% 100%" fo:font-family="Century Gothic" style:font-family-asian="" style:font-family-complex="" fo:font-size="0.125in" style:font-size-asian="0.125in" style:font-size-complex="0.1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8">
      <style:graphic-properties draw:fill="solid" draw:fill-color="#a53010" draw:opacity="100%" draw:stroke="none"/>
    </style:style>
    <style:style style:family="text" style:name="a340">
      <style:text-properties fo:font-variant="normal" fo:text-transform="none" fo:color="#404040" style:text-line-through-type="none" style:text-line-through-style="none" style:text-line-through-width="auto" style:text-line-through-color="font-color" style:text-position="0% 100%" fo:font-family="Century Gothic"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9">
      <style:text-properties fo:font-variant="normal" fo:text-transform="none" fo:color="#feffff" style:text-line-through-type="none" style:text-line-through-style="none" style:text-line-through-width="auto" style:text-line-through-color="font-color" style:text-position="0% 100%" fo:font-family="Century Gothic" style:font-family-asian="" style:font-family-complex=""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1">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6">
      <style:graphic-properties draw:fill="solid" draw:fill-color="#a53010" draw:opacity="100%" draw:stroke="none"/>
    </style:style>
    <style:style style:family="text" style:name="a267">
      <style:text-properties fo:font-variant="normal" fo:text-transform="none" fo:color="#feffff" style:text-line-through-type="none" style:text-line-through-style="none" style:text-line-through-width="auto" style:text-line-through-color="font-color" style:text-position="0% 100%" fo:font-family="Century Gothic" style:font-family-asian="" style:font-family-complex=""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8">
      <style:text-properties fo:font-variant="normal" fo:text-transform="none" fo:color="#feffff" style:text-line-through-type="none" style:text-line-through-style="none" style:text-line-through-width="auto" style:text-line-through-color="font-color" style:text-position="0% 100%" fo:font-family="Century Gothic" style:font-family-asian="" style:font-family-complex=""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20">
      <style:graphic-properties draw:fill="solid" draw:fill-color="#766f54" draw:opacity="20%" draw:stroke="none"/>
    </style:style>
    <style:style style:family="text" style:name="a344">
      <style:text-properties fo:font-variant="normal" fo:text-transform="none" fo:color="#898989" style:text-line-through-type="none" style:text-line-through-style="none" style:text-line-through-width="auto" style:text-line-through-color="font-color" style:text-position="0% 100%" fo:font-family="Century Gothic" style:font-family-asian="" style:font-family-complex="" fo:font-size="0.125in" style:font-size-asian="0.125in" style:font-size-complex="0.1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1">
      <style:graphic-properties draw:fill="solid" draw:fill-color="#766f54" draw:opacity="20%" draw:stroke="none"/>
    </style:style>
    <style:style style:family="text" style:name="a346">
      <style:text-properties fo:font-variant="normal" fo:text-transform="none" fo:color="#898989" style:text-line-through-type="none" style:text-line-through-style="none" style:text-line-through-width="auto" style:text-line-through-color="font-color" style:text-position="0% 100%" fo:font-family="Century Gothic" style:font-family-asian="" style:font-family-complex="" fo:font-size="0.125in" style:font-size-asian="0.125in" style:font-size-complex="0.1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22">
      <style:graphic-properties draw:fill="solid" draw:fill-color="#766f54" draw:opacity="20%" draw:stroke="none"/>
    </style:style>
    <style:style style:family="paragraph" style:name="a34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3">
      <style:graphic-properties draw:fill="solid" draw:fill-color="#766f54" draw:opacity="20%" draw:stroke="none"/>
    </style:style>
    <style:style style:family="presentation" style:name="a50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424">
      <style:graphic-properties draw:fill="solid" draw:fill-color="#766f54" draw:opacity="20%" draw:stroke="none"/>
    </style:style>
    <style:style style:family="presentation" style:name="a34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01">
      <style:graphic-properties draw:fill="solid" draw:fill-color="#a53010" draw:opacity="100%" draw:stroke="none"/>
    </style:style>
    <style:style style:family="text" style:name="a349">
      <style:text-properties fo:font-variant="normal" fo:text-transform="none" fo:color="#898989" style:text-line-through-type="none" style:text-line-through-style="none" style:text-line-through-width="auto" style:text-line-through-color="font-color" style:text-position="0% 100%" fo:font-family="Century Gothic" style:font-family-asian="" style:font-family-complex="" fo:font-size="0.125in" style:font-size-asian="0.125in" style:font-size-complex="0.1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2">
      <style:text-properties fo:font-variant="normal" fo:text-transform="none" fo:color="#feffff" style:text-line-through-type="none" style:text-line-through-style="none" style:text-line-through-width="auto" style:text-line-through-color="font-color" style:text-position="0% 100%" fo:font-family="Century Gothic" style:font-family-asian="" style:font-family-complex=""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26">
      <style:drawing-page-properties draw:fill="gradient" draw:fill-gradient-name="a425"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03">
      <style:text-properties fo:font-variant="normal" fo:text-transform="none" fo:color="#feffff" style:text-line-through-type="none" style:text-line-through-style="none" style:text-line-through-width="auto" style:text-line-through-color="font-color" style:text-position="0% 100%" fo:font-family="Century Gothic" style:font-family-asian="" style:font-family-complex=""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27">
      <style:graphic-properties draw:fill="solid" draw:fill-color="#766f54" draw:opacity="100%" draw:stroke="none"/>
    </style:style>
    <style:style style:family="paragraph" style:name="a5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8">
      <style:text-properties fo:font-variant="normal" fo:text-transform="none" fo:color="#898989" style:text-line-through-type="none" style:text-line-through-style="none" style:text-line-through-width="auto" style:text-line-through-color="font-color" style:text-position="0% 100%" fo:font-family="Century Gothic" style:font-family-asian="" style:font-family-complex="" fo:font-size="0.125in" style:font-size-asian="0.125in" style:font-size-complex="0.1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06">
      <style:graphic-properties draw:fill="solid" draw:fill-color="#766f54" draw:opacity="100%" draw:stroke="none"/>
    </style:style>
    <style:style style:family="graphic" style:name="a507">
      <style:graphic-properties draw:fill="solid" draw:fill-color="#766f54" draw:opacity="100%" draw:stroke="none"/>
    </style:style>
    <style:style style:family="graphic" style:name="a508">
      <style:graphic-properties draw:fill="solid" draw:fill-color="#766f54" draw:opacity="100%" draw:stroke="none"/>
    </style:style>
    <style:style style:family="graphic" style:name="a509">
      <style:graphic-properties draw:fill="solid" draw:fill-color="#766f54" draw:opacity="100%" draw:stroke="none"/>
    </style:style>
    <style:style style:family="text" style:name="a190">
      <style:text-properties fo:font-variant="normal" fo:text-transform="none" fo:color="#feffff" style:text-line-through-type="none" style:text-line-through-style="none" style:text-line-through-width="auto" style:text-line-through-color="font-color" style:text-position="0% 100%" fo:font-family="Century Gothic" style:font-family-asian="" style:font-family-complex=""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93">
      <style:graphic-properties draw:fill="solid" draw:fill-color="#766f54" draw:opacity="100%" draw:stroke="none"/>
    </style:style>
    <style:style style:family="presentation" style:name="a2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94">
      <style:graphic-properties draw:fill="solid" draw:fill-color="#766f54" draw:opacity="100%" draw:stroke="none"/>
    </style:style>
    <style:style style:family="graphic" style:name="a271">
      <style:graphic-properties draw:fill="solid" draw:fill-color="#766f54" draw:opacity="100%" draw:stroke="none"/>
    </style:style>
    <style:style style:family="graphic" style:name="a195">
      <style:graphic-properties draw:fill="solid" draw:fill-color="#766f54" draw:opacity="100%" draw:stroke="none"/>
    </style:style>
    <style:style style:family="graphic" style:name="a272">
      <style:graphic-properties draw:fill="solid" draw:fill-color="#766f54" draw:opacity="100%" draw:stroke="none"/>
    </style:style>
    <style:style style:family="graphic" style:name="a196">
      <style:graphic-properties draw:fill="solid" draw:fill-color="#766f54" draw:opacity="100%" draw:stroke="none"/>
    </style:style>
    <style:style style:family="graphic" style:name="a273">
      <style:graphic-properties draw:fill="solid" draw:fill-color="#766f54" draw:opacity="100%" draw:stroke="none"/>
    </style:style>
    <style:style style:family="graphic" style:name="a197">
      <style:graphic-properties draw:fill="solid" draw:fill-color="#766f54" draw:opacity="100%" draw:stroke="none"/>
    </style:style>
    <style:style style:family="graphic" style:name="a274">
      <style:graphic-properties draw:fill="solid" draw:fill-color="#766f54" draw:opacity="100%" draw:stroke="none"/>
    </style:style>
    <style:style style:family="graphic" style:name="a198">
      <style:graphic-properties draw:fill="solid" draw:fill-color="#766f54" draw:opacity="100%" draw:stroke="none"/>
    </style:style>
    <style:style style:family="paragraph" style:name="a3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5">
      <style:graphic-properties draw:fill="solid" draw:fill-color="#766f54" draw:opacity="100%" draw:stroke="none"/>
    </style:style>
    <style:style style:family="graphic" style:name="a199">
      <style:graphic-properties draw:fill="solid" draw:fill-color="#766f54" draw:opacity="100%" draw:stroke="none"/>
    </style:style>
    <style:style style:family="presentation" style:name="a3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76">
      <style:graphic-properties draw:fill="solid" draw:fill-color="#766f54" draw:opacity="100%" draw:stroke="none"/>
    </style:style>
    <style:style style:family="graphic" style:name="a352">
      <style:graphic-properties draw:fill="solid" draw:fill-color="#a53010" draw:opacity="100%" draw:stroke="none"/>
    </style:style>
    <style:style style:family="graphic" style:name="a277">
      <style:graphic-properties draw:fill="solid" draw:fill-color="#766f54" draw:opacity="100%" draw:stroke="none"/>
    </style:style>
    <style:style style:family="text" style:name="a353">
      <style:text-properties fo:font-variant="normal" fo:text-transform="none" fo:color="#feffff" style:text-line-through-type="none" style:text-line-through-style="none" style:text-line-through-width="auto" style:text-line-through-color="font-color" style:text-position="0% 100%" fo:font-family="Century Gothic" style:font-family-asian="" style:font-family-complex=""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78">
      <style:graphic-properties draw:fill="solid" draw:fill-color="#766f54" draw:opacity="100%" draw:stroke="none"/>
    </style:style>
    <style:style style:family="text" style:name="a430">
      <style:text-properties fo:font-variant="normal" fo:text-transform="none" fo:color="#898989" style:text-line-through-type="none" style:text-line-through-style="none" style:text-line-through-width="auto" style:text-line-through-color="font-color" style:text-position="0% 100%" fo:font-family="Century Gothic" style:font-family-asian="" style:font-family-complex="" fo:font-size="0.125in" style:font-size-asian="0.125in" style:font-size-complex="0.1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4">
      <style:text-properties fo:font-variant="normal" fo:text-transform="none" fo:color="#feffff" style:text-line-through-type="none" style:text-line-through-style="none" style:text-line-through-width="auto" style:text-line-through-color="font-color" style:text-position="0% 100%" fo:font-family="Century Gothic" style:font-family-asian="" style:font-family-complex=""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79">
      <style:graphic-properties draw:fill="solid" draw:fill-color="#766f54" draw:opacity="100%" draw:stroke="none"/>
    </style:style>
    <style:style style:family="paragraph" style:name="a43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57">
      <style:graphic-properties draw:fill="solid" draw:fill-color="#766f54" draw:opacity="100%" draw:stroke="none"/>
    </style:style>
    <style:style style:family="text" style:name="a433">
      <style:text-properties fo:font-variant="normal" fo:text-transform="none" fo:color="#898989" style:text-line-through-type="none" style:text-line-through-style="none" style:text-line-through-width="auto" style:text-line-through-color="font-color" style:text-position="0% 100%" fo:font-family="Century Gothic" style:font-family-asian="" style:font-family-complex="" fo:font-size="0.125in" style:font-size-asian="0.125in" style:font-size-complex="0.1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0">
      <style:graphic-properties draw:fill="solid" draw:fill-color="#766f54" draw:opacity="100%" draw:stroke="none"/>
    </style:style>
    <style:style style:family="paragraph" style:name="a4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8">
      <style:graphic-properties draw:fill="solid" draw:fill-color="#766f54" draw:opacity="100%" draw:stroke="none"/>
    </style:style>
    <style:style style:family="graphic" style:name="a511">
      <style:graphic-properties draw:fill="solid" draw:fill-color="#766f54" draw:opacity="100%" draw:stroke="none"/>
    </style:style>
    <style:style style:family="presentation" style:name="a4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59">
      <style:graphic-properties draw:fill="solid" draw:fill-color="#766f54" draw:opacity="100%" draw:stroke="none"/>
    </style:style>
    <style:style style:family="graphic" style:name="a512">
      <style:graphic-properties draw:fill="solid" draw:fill-color="#766f54" draw:opacity="100%" draw:stroke="none"/>
    </style:style>
    <style:style style:family="graphic" style:name="a436">
      <style:graphic-properties draw:fill="solid" draw:fill-color="#a53010" draw:opacity="100%" draw:stroke="none"/>
    </style:style>
    <style:style style:family="graphic" style:name="a513">
      <style:graphic-properties draw:fill="solid" draw:fill-color="#766f54" draw:opacity="100%" draw:stroke="none"/>
    </style:style>
    <style:style style:family="text" style:name="a437">
      <style:text-properties fo:font-variant="normal" fo:text-transform="none" fo:color="#feffff" style:text-line-through-type="none" style:text-line-through-style="none" style:text-line-through-width="auto" style:text-line-through-color="font-color" style:text-position="0% 100%" fo:font-family="Century Gothic" style:font-family-asian="" style:font-family-complex=""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4">
      <style:graphic-properties draw:fill="solid" draw:fill-color="#766f54" draw:opacity="100%" draw:stroke="none"/>
    </style:style>
    <style:style style:family="text" style:name="a438">
      <style:text-properties fo:font-variant="normal" fo:text-transform="none" fo:color="#feffff" style:text-line-through-type="none" style:text-line-through-style="none" style:text-line-through-width="auto" style:text-line-through-color="font-color" style:text-position="0% 100%" fo:font-family="Century Gothic" style:font-family-asian="" style:font-family-complex=""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5">
      <style:graphic-properties draw:fill="solid" draw:fill-color="#766f54" draw:opacity="100%" draw:stroke="none"/>
    </style:style>
    <style:style style:family="paragraph" style:name="a4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6">
      <style:graphic-properties draw:fill="solid" draw:fill-color="#766f54" draw:opacity="100%" draw:stroke="none"/>
    </style:style>
    <style:style style:family="graphic" style:name="a517">
      <style:graphic-properties draw:fill="solid" draw:fill-color="#766f54" draw:opacity="100%" draw:stroke="none"/>
    </style:style>
    <style:style style:family="graphic" style:name="a518">
      <style:graphic-properties draw:fill="solid" draw:fill-color="#766f54" draw:opacity="20%" draw:stroke="none"/>
    </style:style>
    <style:style style:family="graphic" style:name="a519">
      <style:graphic-properties draw:fill="solid" draw:fill-color="#766f54" draw:opacity="20%" draw:stroke="none"/>
    </style:style>
    <style:style style:family="graphic" style:name="a280">
      <style:graphic-properties draw:fill="solid" draw:fill-color="#766f54" draw:opacity="100%" draw:stroke="none"/>
    </style:style>
    <style:style style:family="graphic" style:name="a281">
      <style:graphic-properties draw:fill="solid" draw:fill-color="#766f54" draw:opacity="100%" draw:stroke="none"/>
    </style:style>
    <style:style style:family="drawing-page" style:name="a1">
      <style:drawing-page-properties draw:fill="gradient" draw:fill-gradient-name="a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282">
      <style:graphic-properties draw:fill="solid" draw:fill-color="#766f54" draw:opacity="100%" draw:stroke="none"/>
    </style:style>
    <style:style style:family="graphic" style:name="a2">
      <style:graphic-properties draw:fill="solid" draw:fill-color="#766f54" draw:opacity="100%" draw:stroke="none"/>
    </style:style>
    <style:style style:family="graphic" style:name="a283">
      <style:graphic-properties draw:fill="solid" draw:fill-color="#766f54" draw:opacity="20%" draw:stroke="none"/>
    </style:style>
    <style:style style:family="text" style:name="a3">
      <style:text-properties fo:font-variant="normal" fo:text-transform="none" fo:color="#262626" style:text-line-through-type="none" style:text-line-through-style="none" style:text-line-through-width="auto" style:text-line-through-color="font-color" style:text-position="0% 100%" fo:font-family="Century Gothic" style:font-family-asian="" style:font-family-complex="" fo:font-size="0.5in" style:font-size-asian="0.5in" style:font-size-complex="0.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60">
      <style:graphic-properties draw:fill="solid" draw:fill-color="#766f54" draw:opacity="100%" draw:stroke="none"/>
    </style:style>
    <style:style style:family="graphic" style:name="a284">
      <style:graphic-properties draw:fill="solid" draw:fill-color="#766f54" draw:opacity="20%" draw:stroke="none"/>
    </style:style>
    <style:style style:family="text" style:name="a4">
      <style:text-properties fo:font-variant="normal" fo:text-transform="none" fo:color="#262626" style:text-line-through-type="none" style:text-line-through-style="none" style:text-line-through-width="auto" style:text-line-through-color="font-color" style:text-position="0% 100%" fo:font-family="Century Gothic" style:font-family-asian="" style:font-family-complex=""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61">
      <style:graphic-properties draw:fill="solid" draw:fill-color="#766f54" draw:opacity="100%" draw:stroke="none"/>
    </style:style>
    <style:style style:family="graphic" style:name="a285">
      <style:graphic-properties draw:fill="solid" draw:fill-color="#766f54" draw:opacity="20%" draw:stroke="none"/>
    </style:style>
    <style:style style:family="paragraph" style:name="a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2">
      <style:graphic-properties draw:fill="solid" draw:fill-color="#766f54" draw:opacity="100%" draw:stroke="none"/>
    </style:style>
    <style:style style:family="graphic" style:name="a286">
      <style:graphic-properties draw:fill="solid" draw:fill-color="#766f54" draw:opacity="20%" draw:stroke="none"/>
    </style:style>
    <style:style style:family="presentation" style:name="a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363">
      <style:graphic-properties draw:fill="solid" draw:fill-color="#766f54" draw:opacity="100%" draw:stroke="none"/>
    </style:style>
    <style:style style:family="graphic" style:name="a287">
      <style:graphic-properties draw:fill="solid" draw:fill-color="#766f54" draw:opacity="20%" draw:stroke="none"/>
    </style:style>
    <style:style style:family="presentation" style:name="a4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64">
      <style:graphic-properties draw:fill="solid" draw:fill-color="#766f54" draw:opacity="100%" draw:stroke="none"/>
    </style:style>
    <style:style style:family="graphic" style:name="a288">
      <style:graphic-properties draw:fill="solid" draw:fill-color="#766f54" draw:opacity="20%" draw:stroke="none"/>
    </style:style>
    <style:style style:family="text" style:name="a7">
      <style:text-properties fo:font-variant="normal" fo:text-transform="none" fo:color="#404040"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41">
      <style:graphic-properties draw:fill="solid" draw:fill-color="#766f54" draw:opacity="100%" draw:stroke="none"/>
    </style:style>
    <style:style style:family="graphic" style:name="a365">
      <style:graphic-properties draw:fill="solid" draw:fill-color="#766f54" draw:opacity="100%" draw:stroke="none"/>
    </style:style>
    <style:style style:family="graphic" style:name="a289">
      <style:graphic-properties draw:fill="solid" draw:fill-color="#766f54" draw:opacity="20%" draw:stroke="none"/>
    </style:style>
    <style:style style:family="paragraph" style:name="a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2">
      <style:graphic-properties draw:fill="solid" draw:fill-color="#766f54" draw:opacity="100%" draw:stroke="none"/>
    </style:style>
    <style:style style:family="graphic" style:name="a366">
      <style:graphic-properties draw:fill="solid" draw:fill-color="#766f54" draw:opacity="100%" draw:stroke="none"/>
    </style:style>
    <style:style style:family="graphic" style:name="a443">
      <style:graphic-properties draw:fill="solid" draw:fill-color="#766f54" draw:opacity="100%" draw:stroke="none"/>
    </style:style>
    <style:style style:family="graphic" style:name="a367">
      <style:graphic-properties draw:fill="solid" draw:fill-color="#766f54" draw:opacity="100%" draw:stroke="none"/>
    </style:style>
    <style:style style:family="graphic" style:name="a444">
      <style:graphic-properties draw:fill="solid" draw:fill-color="#766f54" draw:opacity="100%" draw:stroke="none"/>
    </style:style>
    <style:style style:family="graphic" style:name="a368">
      <style:graphic-properties draw:fill="solid" draw:fill-color="#766f54" draw:opacity="100%" draw:stroke="none"/>
    </style:style>
    <style:style style:family="graphic" style:name="a520">
      <style:graphic-properties draw:fill="solid" draw:fill-color="#766f54" draw:opacity="20%" draw:stroke="none"/>
    </style:style>
    <style:style style:family="graphic" style:name="a445">
      <style:graphic-properties draw:fill="solid" draw:fill-color="#766f54" draw:opacity="100%" draw:stroke="none"/>
    </style:style>
    <style:style style:family="graphic" style:name="a369">
      <style:graphic-properties draw:fill="solid" draw:fill-color="#766f54" draw:opacity="20%" draw:stroke="none"/>
    </style:style>
    <style:style style:family="graphic" style:name="a521">
      <style:graphic-properties draw:fill="solid" draw:fill-color="#766f54" draw:opacity="20%" draw:stroke="none"/>
    </style:style>
    <style:style style:family="graphic" style:name="a446">
      <style:graphic-properties draw:fill="solid" draw:fill-color="#766f54" draw:opacity="100%" draw:stroke="none"/>
    </style:style>
    <style:style style:family="graphic" style:name="a522">
      <style:graphic-properties draw:fill="solid" draw:fill-color="#766f54" draw:opacity="20%" draw:stroke="none"/>
    </style:style>
    <style:style style:family="graphic" style:name="a447">
      <style:graphic-properties draw:fill="solid" draw:fill-color="#766f54" draw:opacity="100%" draw:stroke="none"/>
    </style:style>
    <style:style style:family="graphic" style:name="a523">
      <style:graphic-properties draw:fill="solid" draw:fill-color="#766f54" draw:opacity="20%" draw:stroke="none"/>
    </style:style>
    <style:style style:family="graphic" style:name="a448">
      <style:graphic-properties draw:fill="solid" draw:fill-color="#766f54" draw:opacity="100%" draw:stroke="none"/>
    </style:style>
    <style:style style:family="presentation" style:name="a60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24">
      <style:graphic-properties draw:fill="solid" draw:fill-color="#766f54" draw:opacity="20%" draw:stroke="none"/>
    </style:style>
    <style:style style:family="graphic" style:name="a449">
      <style:graphic-properties draw:fill="solid" draw:fill-color="#766f54" draw:opacity="100%" draw:stroke="none"/>
    </style:style>
    <style:style style:family="graphic" style:name="a601">
      <style:graphic-properties draw:fill="solid" draw:fill-color="#a53010" draw:opacity="100%" draw:stroke="none"/>
    </style:style>
    <style:style style:family="graphic" style:name="a525">
      <style:graphic-properties draw:fill="solid" draw:fill-color="#766f54" draw:opacity="20%" draw:stroke="none"/>
    </style:style>
    <style:style style:family="graphic" style:name="a526">
      <style:graphic-properties draw:fill="solid" draw:fill-color="#766f54" draw:opacity="20%" draw:stroke="none"/>
    </style:style>
    <style:style style:family="text" style:name="a602">
      <style:text-properties fo:font-variant="normal" fo:text-transform="none" fo:color="#feffff" style:text-line-through-type="none" style:text-line-through-style="none" style:text-line-through-width="auto" style:text-line-through-color="font-color" style:text-position="0% 100%" fo:font-family="Century Gothic" style:font-family-asian="" style:font-family-complex=""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27">
      <style:graphic-properties draw:fill="solid" draw:fill-color="#766f54" draw:opacity="20%" draw:stroke="none"/>
    </style:style>
    <style:style style:family="text" style:name="a603">
      <style:text-properties fo:font-variant="normal" fo:text-transform="none" fo:color="#feffff" style:text-line-through-type="none" style:text-line-through-style="none" style:text-line-through-width="auto" style:text-line-through-color="font-color" style:text-position="0% 100%" fo:font-family="Century Gothic" style:font-family-asian="" style:font-family-complex=""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28">
      <style:graphic-properties draw:fill="solid" draw:fill-color="#766f54" draw:opacity="20%" draw:stroke="none"/>
    </style:style>
    <style:style style:family="paragraph" style:name="a6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9">
      <style:graphic-properties draw:fill="solid" draw:fill-color="#766f54" draw:opacity="20%" draw:stroke="none"/>
    </style:style>
    <style:style style:family="presentation" style:name="a6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606">
      <style:graphic-properties draw:fill="solid" draw:fill-color="#766f54" draw:opacity="100%" draw:stroke="none"/>
    </style:style>
    <style:style style:family="graphic" style:name="a607">
      <style:graphic-properties draw:fill="solid" draw:fill-color="#766f54" draw:opacity="100%" draw:stroke="none"/>
    </style:style>
    <style:style style:family="graphic" style:name="a608">
      <style:graphic-properties draw:fill="solid" draw:fill-color="#766f54" draw:opacity="100%" draw:stroke="none"/>
    </style:style>
    <style:style style:family="graphic" style:name="a609">
      <style:graphic-properties draw:fill="solid" draw:fill-color="#766f54" draw:opacity="100%" draw:stroke="none"/>
    </style:style>
    <style:style style:family="graphic" style:name="a290">
      <style:graphic-properties draw:fill="solid" draw:fill-color="#766f54" draw:opacity="20%" draw:stroke="none"/>
    </style:style>
    <style:style style:family="graphic" style:name="a291">
      <style:graphic-properties draw:fill="solid" draw:fill-color="#766f54" draw:opacity="20%" draw:stroke="none"/>
    </style:style>
    <style:style style:family="graphic" style:name="a292">
      <style:graphic-properties draw:fill="solid" draw:fill-color="#766f54" draw:opacity="20%" draw:stroke="none"/>
    </style:style>
    <style:style style:family="graphic" style:name="a293">
      <style:graphic-properties draw:fill="solid" draw:fill-color="#766f54" draw:opacity="20%" draw:stroke="none"/>
    </style:style>
    <style:style style:family="graphic" style:name="a294">
      <style:graphic-properties draw:fill="solid" draw:fill-color="#766f54" draw:opacity="20%" draw:stroke="none"/>
    </style:style>
    <style:style style:family="graphic" style:name="a370">
      <style:graphic-properties draw:fill="solid" draw:fill-color="#766f54" draw:opacity="20%" draw:stroke="none"/>
    </style:style>
    <style:style style:family="graphic" style:name="a371">
      <style:graphic-properties draw:fill="solid" draw:fill-color="#766f54" draw:opacity="20%" draw:stroke="none"/>
    </style:style>
    <style:style style:family="drawing-page" style:name="a296">
      <style:drawing-page-properties draw:fill="gradient" draw:fill-gradient-name="a295"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72">
      <style:graphic-properties draw:fill="solid" draw:fill-color="#766f54" draw:opacity="20%" draw:stroke="none"/>
    </style:style>
    <style:style style:family="graphic" style:name="a297">
      <style:graphic-properties draw:fill="solid" draw:fill-color="#766f54" draw:opacity="100%" draw:stroke="none"/>
    </style:style>
    <style:style style:family="graphic" style:name="a373">
      <style:graphic-properties draw:fill="solid" draw:fill-color="#766f54" draw:opacity="20%" draw:stroke="none"/>
    </style:style>
    <style:style style:family="graphic" style:name="a450">
      <style:graphic-properties draw:fill="solid" draw:fill-color="#766f54" draw:opacity="100%" draw:stroke="none"/>
    </style:style>
    <style:style style:family="graphic" style:name="a374">
      <style:graphic-properties draw:fill="solid" draw:fill-color="#766f54" draw:opacity="20%" draw:stroke="none"/>
    </style:style>
    <style:style style:family="text" style:name="a298">
      <style:text-properties fo:font-variant="normal" fo:text-transform="none" fo:color="#262626" style:text-line-through-type="none" style:text-line-through-style="none" style:text-line-through-width="auto" style:text-line-through-color="font-color" style:text-position="0% 100%" fo:font-family="Century Gothic" style:font-family-asian="" style:font-family-complex="" fo:font-size="0.5in" style:font-size-asian="0.5in" style:font-size-complex="0.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51">
      <style:graphic-properties draw:fill="solid" draw:fill-color="#766f54" draw:opacity="100%" draw:stroke="none"/>
    </style:style>
    <style:style style:family="graphic" style:name="a375">
      <style:graphic-properties draw:fill="solid" draw:fill-color="#766f54" draw:opacity="20%" draw:stroke="none"/>
    </style:style>
    <style:style style:family="text" style:name="a299">
      <style:text-properties fo:font-variant="normal" fo:text-transform="none" fo:color="#262626" style:text-line-through-type="none" style:text-line-through-style="none" style:text-line-through-width="auto" style:text-line-through-color="font-color" style:text-position="0% 100%" fo:font-family="Century Gothic" style:font-family-asian="" style:font-family-complex=""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52">
      <style:graphic-properties draw:fill="solid" draw:fill-color="#766f54" draw:opacity="100%" draw:stroke="none"/>
    </style:style>
    <style:style style:family="graphic" style:name="a376">
      <style:graphic-properties draw:fill="solid" draw:fill-color="#766f54" draw:opacity="20%" draw:stroke="none"/>
    </style:style>
    <style:style style:family="graphic" style:name="a453">
      <style:graphic-properties draw:fill="solid" draw:fill-color="#766f54" draw:opacity="20%" draw:stroke="none"/>
    </style:style>
    <style:style style:family="graphic" style:name="a377">
      <style:graphic-properties draw:fill="solid" draw:fill-color="#766f54" draw:opacity="20%" draw:stroke="none"/>
    </style:style>
    <style:style style:family="graphic" style:name="a454">
      <style:graphic-properties draw:fill="solid" draw:fill-color="#766f54" draw:opacity="20%" draw:stroke="none"/>
    </style:style>
    <style:style style:family="graphic" style:name="a378">
      <style:graphic-properties draw:fill="solid" draw:fill-color="#766f54" draw:opacity="20%" draw:stroke="none"/>
    </style:style>
    <style:style style:family="graphic" style:name="a455">
      <style:graphic-properties draw:fill="solid" draw:fill-color="#766f54" draw:opacity="20%" draw:stroke="none"/>
    </style:style>
    <style:style style:family="graphic" style:name="a379">
      <style:graphic-properties draw:fill="solid" draw:fill-color="#766f54" draw:opacity="20%" draw:stroke="none"/>
    </style:style>
    <style:style style:family="drawing-page" style:name="a531">
      <style:drawing-page-properties draw:fill="gradient" draw:fill-gradient-name="a53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56">
      <style:graphic-properties draw:fill="solid" draw:fill-color="#766f54" draw:opacity="20%" draw:stroke="none"/>
    </style:style>
    <style:style style:family="graphic" style:name="a532">
      <style:graphic-properties draw:fill="solid" draw:fill-color="#766f54" draw:opacity="100%" draw:stroke="none"/>
    </style:style>
    <style:style style:family="graphic" style:name="a457">
      <style:graphic-properties draw:fill="solid" draw:fill-color="#766f54" draw:opacity="20%" draw:stroke="none"/>
    </style:style>
    <style:style style:family="text" style:name="a533">
      <style:text-properties fo:font-variant="normal" fo:text-transform="none" fo:color="#262626" style:text-line-through-type="none" style:text-line-through-style="none" style:text-line-through-width="auto" style:text-line-through-color="font-color" style:text-position="0% 100%" fo:font-family="Century Gothic" style:font-family-asian="" style:font-family-complex=""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58">
      <style:graphic-properties draw:fill="solid" draw:fill-color="#766f54" draw:opacity="20%" draw:stroke="none"/>
    </style:style>
    <style:style style:family="graphic" style:name="a610">
      <style:graphic-properties draw:fill="solid" draw:fill-color="#766f54" draw:opacity="100%" draw:stroke="none"/>
    </style:style>
    <style:style style:family="text" style:name="a534">
      <style:text-properties fo:font-variant="normal" fo:text-transform="none" fo:color="#262626" style:text-line-through-type="none" style:text-line-through-style="none" style:text-line-through-width="auto" style:text-line-through-color="font-color" style:text-position="0% 100%" fo:font-family="Century Gothic" style:font-family-asian="" style:font-family-complex=""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59">
      <style:graphic-properties draw:fill="solid" draw:fill-color="#766f54" draw:opacity="20%" draw:stroke="none"/>
    </style:style>
    <style:style style:family="graphic" style:name="a611">
      <style:graphic-properties draw:fill="solid" draw:fill-color="#766f54" draw:opacity="100%" draw:stroke="none"/>
    </style:style>
    <style:style style:family="paragraph" style:name="a53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612">
      <style:graphic-properties draw:fill="solid" draw:fill-color="#766f54" draw:opacity="100%" draw:stroke="none"/>
    </style:style>
    <style:style style:family="text" style:name="a537">
      <style:text-properties fo:font-variant="normal" fo:text-transform="none" fo:color="#404040" style:text-line-through-type="none" style:text-line-through-style="none" style:text-line-through-width="auto" style:text-line-through-color="font-color" style:text-position="0% 100%" fo:font-family="Century Gothic" style:font-family-asian="" style:font-family-complex=""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13">
      <style:graphic-properties draw:fill="solid" draw:fill-color="#766f54" draw:opacity="100%" draw:stroke="none"/>
    </style:style>
    <style:style style:family="text" style:name="a538">
      <style:text-properties fo:font-variant="normal" fo:text-transform="none" fo:color="#404040" style:text-line-through-type="none" style:text-line-through-style="none" style:text-line-through-width="auto" style:text-line-through-color="font-color" style:text-position="0% 100%" fo:font-family="Century Gothic" style:font-family-asian="" style:font-family-complex=""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14">
      <style:graphic-properties draw:fill="solid" draw:fill-color="#766f54" draw:opacity="100%" draw:stroke="none"/>
    </style:style>
    <style:style style:family="paragraph" style:name="a539">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5">
      <style:graphic-properties draw:fill="solid" draw:fill-color="#766f54" draw:opacity="100%" draw:stroke="none"/>
    </style:style>
    <style:style style:family="graphic" style:name="a616">
      <style:graphic-properties draw:fill="solid" draw:fill-color="#766f54" draw:opacity="100%" draw:stroke="none"/>
    </style:style>
    <style:style style:family="graphic" style:name="a617">
      <style:graphic-properties draw:fill="solid" draw:fill-color="#766f54" draw:opacity="100%" draw:stroke="none"/>
    </style:style>
    <style:style style:family="graphic" style:name="a618">
      <style:graphic-properties draw:fill="solid" draw:fill-color="#766f54" draw:opacity="20%" draw:stroke="none"/>
    </style:style>
    <style:style style:family="graphic" style:name="a619">
      <style:graphic-properties draw:fill="solid" draw:fill-color="#766f54" draw:opacity="20%" draw:stroke="none"/>
    </style:style>
    <style:style style:family="graphic" style:name="a380">
      <style:graphic-properties draw:fill="solid" draw:fill-color="#766f54" draw:opacity="20%" draw:stroke="none"/>
    </style:style>
    <style:style style:family="drawing-page" style:name="a382">
      <style:drawing-page-properties draw:fill="gradient" draw:fill-gradient-name="a381"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83">
      <style:graphic-properties draw:fill="solid" draw:fill-color="#766f54" draw:opacity="100%" draw:stroke="none"/>
    </style:style>
    <style:style style:family="graphic" style:name="a460">
      <style:graphic-properties draw:fill="solid" draw:fill-color="#766f54" draw:opacity="20%" draw:stroke="none"/>
    </style:style>
    <style:style style:family="text" style:name="a384">
      <style:text-properties fo:font-variant="normal" fo:text-transform="none" fo:color="#262626" style:text-line-through-type="none" style:text-line-through-style="none" style:text-line-through-width="auto" style:text-line-through-color="font-color" style:text-position="0% 100%" fo:font-family="Century Gothic" style:font-family-asian="" style:font-family-complex="" fo:font-size="0.5in" style:font-size-asian="0.5in" style:font-size-complex="0.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61">
      <style:graphic-properties draw:fill="solid" draw:fill-color="#766f54" draw:opacity="20%" draw:stroke="none"/>
    </style:style>
    <style:style style:family="text" style:name="a385">
      <style:text-properties fo:font-variant="normal" fo:text-transform="none" fo:color="#262626" style:text-line-through-type="none" style:text-line-through-style="none" style:text-line-through-width="auto" style:text-line-through-color="font-color" style:text-position="0% 100%" fo:font-family="Century Gothic" style:font-family-asian="" style:font-family-complex=""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62">
      <style:graphic-properties draw:fill="solid" draw:fill-color="#766f54" draw:opacity="20%" draw:stroke="none"/>
    </style:style>
    <style:style style:family="paragraph" style:name="a3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3">
      <style:graphic-properties draw:fill="solid" draw:fill-color="#766f54" draw:opacity="20%" draw:stroke="none"/>
    </style:style>
    <style:style style:family="presentation" style:name="a38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464">
      <style:graphic-properties draw:fill="solid" draw:fill-color="#766f54" draw:opacity="20%" draw:stroke="none"/>
    </style:style>
    <style:style style:family="text" style:name="a388">
      <style:text-properties fo:font-variant="normal" fo:text-transform="none" fo:color="#898989" style:text-line-through-type="none" style:text-line-through-style="none" style:text-line-through-width="auto" style:text-line-through-color="font-color" style:text-position="0% 100%" fo:font-family="Century Gothic" style:font-family-asian="" style:font-family-complex="" fo:font-size="0.125in" style:font-size-asian="0.125in" style:font-size-complex="0.1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0">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541">
      <style:text-properties fo:font-variant="normal" fo:text-transform="none" fo:color="#404040" style:text-line-through-type="none" style:text-line-through-style="none" style:text-line-through-width="auto" style:text-line-through-color="font-color" style:text-position="0% 100%" fo:font-family="Century Gothic" style:font-family-asian="" style:font-family-complex=""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66">
      <style:drawing-page-properties draw:fill="gradient" draw:fill-gradient-name="a465"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4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7">
      <style:graphic-properties draw:fill="solid" draw:fill-color="#766f54" draw:opacity="100%" draw:stroke="none"/>
    </style:style>
    <style:style style:family="text" style:name="a468">
      <style:text-properties fo:font-variant="normal" fo:text-transform="none" fo:color="#262626" style:text-line-through-type="none" style:text-line-through-style="none" style:text-line-through-width="auto" style:text-line-through-color="font-color" style:text-position="0% 100%" fo:font-family="Century Gothic" style:font-family-asian="" style:font-family-complex=""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20">
      <style:graphic-properties draw:fill="solid" draw:fill-color="#766f54" draw:opacity="20%" draw:stroke="none"/>
    </style:style>
    <style:style style:family="presentation" style:name="a54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69">
      <style:text-properties fo:font-variant="normal" fo:text-transform="none" fo:color="#262626" style:text-line-through-type="none" style:text-line-through-style="none" style:text-line-through-width="auto" style:text-line-through-color="font-color" style:text-position="0% 100%" fo:font-family="Century Gothic" style:font-family-asian="" style:font-family-complex=""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21">
      <style:graphic-properties draw:fill="solid" draw:fill-color="#766f54" draw:opacity="20%" draw:stroke="none"/>
    </style:style>
    <style:style style:family="text" style:name="a545">
      <style:text-properties fo:font-variant="normal" fo:text-transform="none" fo:color="#898989" style:text-line-through-type="none" style:text-line-through-style="none" style:text-line-through-width="auto" style:text-line-through-color="font-color" style:text-position="0% 100%" fo:font-family="Century Gothic" style:font-family-asian="" style:font-family-complex="" fo:font-size="0.125in" style:font-size-asian="0.125in" style:font-size-complex="0.1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22">
      <style:graphic-properties draw:fill="solid" draw:fill-color="#766f54" draw:opacity="20%" draw:stroke="none"/>
    </style:style>
    <style:style style:family="text" style:name="a547">
      <style:text-properties fo:font-variant="normal" fo:text-transform="none" fo:color="#898989" style:text-line-through-type="none" style:text-line-through-style="none" style:text-line-through-width="auto" style:text-line-through-color="font-color" style:text-position="0% 100%" fo:font-family="Century Gothic" style:font-family-asian="" style:font-family-complex="" fo:font-size="0.125in" style:font-size-asian="0.125in" style:font-size-complex="0.1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23">
      <style:graphic-properties draw:fill="solid" draw:fill-color="#766f54" draw:opacity="20%" draw:stroke="none"/>
    </style:style>
    <style:style style:family="paragraph" style:name="a5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4">
      <style:graphic-properties draw:fill="solid" draw:fill-color="#766f54" draw:opacity="20%" draw:stroke="none"/>
    </style:style>
    <style:style style:family="text" style:name="a701">
      <style:text-properties fo:font-variant="normal" fo:text-transform="none" fo:color="#898989" style:text-line-through-type="none" style:text-line-through-style="none" style:text-line-through-width="auto" style:text-line-through-color="font-color" style:text-position="0% 100%" fo:font-family="Century Gothic" style:font-family-asian="" style:font-family-complex="" fo:font-size="0.125in" style:font-size-asian="0.125in" style:font-size-complex="0.1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25">
      <style:graphic-properties draw:fill="solid" draw:fill-color="#766f54" draw:opacity="20%" draw:stroke="none"/>
    </style:style>
    <style:style style:family="presentation" style:name="a5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0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6">
      <style:graphic-properties draw:fill="solid" draw:fill-color="#766f54" draw:opacity="20%" draw:stroke="none"/>
    </style:style>
    <style:style style:family="presentation" style:name="a70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627">
      <style:graphic-properties draw:fill="solid" draw:fill-color="#766f54" draw:opacity="20%" draw:stroke="none"/>
    </style:style>
    <style:style style:family="text" style:name="a704">
      <style:text-properties fo:font-variant="normal" fo:text-transform="none" fo:color="#898989" style:text-line-through-type="none" style:text-line-through-style="none" style:text-line-through-width="auto" style:text-line-through-color="font-color" style:text-position="0% 100%" fo:font-family="Century Gothic" style:font-family-asian="" style:font-family-complex="" fo:font-size="0.125in" style:font-size-asian="0.125in" style:font-size-complex="0.1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28">
      <style:graphic-properties draw:fill="solid" draw:fill-color="#766f54" draw:opacity="20%" draw:stroke="none"/>
    </style:style>
    <style:style style:family="paragraph" style:name="a7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9">
      <style:graphic-properties draw:fill="solid" draw:fill-color="#766f54" draw:opacity="20%" draw:stroke="none"/>
    </style:style>
    <style:style style:family="presentation" style:name="a7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707">
      <style:graphic-properties draw:fill="solid" draw:fill-color="#a53010" draw:opacity="100%" draw:stroke="none"/>
    </style:style>
    <style:style style:family="text" style:name="a708">
      <style:text-properties fo:font-variant="normal" fo:text-transform="none" fo:color="#feffff" style:text-line-through-type="none" style:text-line-through-style="none" style:text-line-through-width="auto" style:text-line-through-color="font-color" style:text-position="0% 100%" fo:font-family="Century Gothic" style:font-family-asian="" style:font-family-complex=""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9">
      <style:text-properties fo:font-variant="normal" fo:text-transform="none" fo:color="#feffff" style:text-line-through-type="none" style:text-line-through-style="none" style:text-line-through-width="auto" style:text-line-through-color="font-color" style:text-position="0% 100%" fo:font-family="Century Gothic" style:font-family-asian="" style:font-family-complex=""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0">
      <style:text-properties fo:font-variant="normal" fo:text-transform="none" fo:color="#898989" style:text-line-through-type="none" style:text-line-through-style="none" style:text-line-through-width="auto" style:text-line-through-color="font-color" style:text-position="0% 100%" fo:font-family="Century Gothic" style:font-family-asian="" style:font-family-complex="" fo:font-size="0.125in" style:font-size-asian="0.125in" style:font-size-complex="0.1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3">
      <style:text-properties fo:font-variant="normal" fo:text-transform="none" fo:color="#898989" style:text-line-through-type="none" style:text-line-through-style="none" style:text-line-through-width="auto" style:text-line-through-color="font-color" style:text-position="0% 100%" fo:font-family="Century Gothic" style:font-family-asian="" style:font-family-complex="" fo:font-size="0.125in" style:font-size-asian="0.125in" style:font-size-complex="0.1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3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72">
      <style:text-properties fo:font-variant="normal" fo:text-transform="none" fo:color="#404040"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96">
      <style:graphic-properties draw:fill="solid" draw:fill-color="#a53010" draw:opacity="100%" draw:stroke="none"/>
    </style:style>
    <style:style style:family="paragraph" style:name="a47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7">
      <style:text-properties fo:font-variant="normal" fo:text-transform="none" fo:color="#feffff" style:text-line-through-type="none" style:text-line-through-style="none" style:text-line-through-width="auto" style:text-line-through-color="font-color" style:text-position="0% 100%" fo:font-family="Century Gothic" style:font-family-asian="" style:font-family-complex=""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0">
      <style:text-properties fo:font-variant="normal" fo:text-transform="none" fo:color="#898989" style:text-line-through-type="none" style:text-line-through-style="none" style:text-line-through-width="auto" style:text-line-through-color="font-color" style:text-position="0% 100%" fo:font-family="Century Gothic" style:font-family-asian="" style:font-family-complex="" fo:font-size="0.125in" style:font-size-asian="0.125in" style:font-size-complex="0.1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8">
      <style:text-properties fo:font-variant="normal" fo:text-transform="none" fo:color="#feffff" style:text-line-through-type="none" style:text-line-through-style="none" style:text-line-through-width="auto" style:text-line-through-color="font-color" style:text-position="0% 100%" fo:font-family="Century Gothic" style:font-family-asian="" style:font-family-complex=""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5">
      <style:text-properties fo:font-variant="normal" fo:text-transform="none" fo:color="#404040" style:text-line-through-type="none" style:text-line-through-style="none" style:text-line-through-width="auto" style:text-line-through-color="font-color" style:text-position="0% 100%" fo:font-family="Century Gothic" style:font-family-asian="" style:font-family-complex=""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
      <style:text-properties fo:font-variant="normal" fo:text-transform="none" fo:color="#404040" style:text-line-through-type="none" style:text-line-through-style="none" style:text-line-through-width="auto" style:text-line-through-color="font-color" style:text-position="0% 100%" fo:font-family="Century Gothic" style:font-family-asian="" style:font-family-complex=""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6">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53">
      <style:graphic-properties draw:fill="solid" draw:fill-color="#a53010" draw:opacity="100%" draw:stroke="none"/>
    </style:style>
    <style:style style:family="text" style:name="a478">
      <style:text-properties fo:font-variant="normal" fo:text-transform="none" fo:color="#404040" style:text-line-through-type="none" style:text-line-through-style="none" style:text-line-through-width="auto" style:text-line-through-color="font-color" style:text-position="0% 100%" fo:font-family="Century Gothic" style:font-family-asian="" style:font-family-complex=""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
      <style:text-properties fo:font-variant="normal" fo:text-transform="none" fo:color="#404040" style:text-line-through-type="none" style:text-line-through-style="none" style:text-line-through-width="auto" style:text-line-through-color="font-color" style:text-position="0% 100%" fo:font-family="Century Gothic" style:font-family-asian="" style:font-family-complex=""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4">
      <style:text-properties fo:font-variant="normal" fo:text-transform="none" fo:color="#feffff" style:text-line-through-type="none" style:text-line-through-style="none" style:text-line-through-width="auto" style:text-line-through-color="font-color" style:text-position="0% 100%" fo:font-family="Century Gothic" style:font-family-asian="" style:font-family-complex=""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9">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31">
      <style:drawing-page-properties draw:fill="gradient" draw:fill-gradient-name="a63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5">
      <style:text-properties fo:font-variant="normal" fo:text-transform="none" fo:color="#feffff" style:text-line-through-type="none" style:text-line-through-style="none" style:text-line-through-width="auto" style:text-line-through-color="font-color" style:text-position="0% 100%" fo:font-family="Century Gothic" style:font-family-asian="" style:font-family-complex=""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2">
      <style:graphic-properties draw:fill="solid" draw:fill-color="#766f54" draw:opacity="100%" draw:stroke="none"/>
    </style:style>
    <style:style style:family="presentation" style:name="a55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33">
      <style:text-properties fo:font-variant="normal" fo:text-transform="none" fo:color="#262626" style:text-line-through-type="none" style:text-line-through-style="none" style:text-line-through-width="auto" style:text-line-through-color="font-color" style:text-position="0% 100%" fo:font-family="Century Gothic" style:font-family-asian="" style:font-family-complex="" fo:font-size="0.66667in" style:font-size-asian="0.66667in" style:font-size-complex="0.6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
      <style:text-properties fo:font-variant="normal" fo:text-transform="none" fo:color="#404040" style:text-line-through-type="none" style:text-line-through-style="none" style:text-line-through-width="auto" style:text-line-through-color="font-color" style:text-position="0% 100%" fo:font-family="Century Gothic" style:font-family-asian="" style:font-family-complex=""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4">
      <style:text-properties fo:font-variant="normal" fo:text-transform="none" fo:color="#262626" style:text-line-through-type="none" style:text-line-through-style="none" style:text-line-through-width="auto" style:text-line-through-color="font-color" style:text-position="0% 100%" fo:font-family="Century Gothic" style:font-family-asian="" style:font-family-complex=""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8">
      <style:graphic-properties draw:fill="solid" draw:fill-color="#766f54" draw:opacity="100%" draw:stroke="none"/>
    </style:style>
    <style:style style:family="presentation" style:name="a7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3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9">
      <style:graphic-properties draw:fill="solid" draw:fill-color="#766f54" draw:opacity="100%" draw:stroke="none"/>
    </style:style>
    <style:style style:family="graphic" style:name="a712">
      <style:graphic-properties draw:fill="solid" draw:fill-color="#766f54" draw:opacity="100%" draw:stroke="none"/>
    </style:style>
    <style:style style:family="presentation" style:name="a63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9">
      <style:text-properties fo:font-variant="normal" fo:text-transform="none" fo:color="#404040" style:text-line-through-type="none" style:text-line-through-style="none" style:text-line-through-width="auto" style:text-line-through-color="font-color" style:text-position="0% 100%" fo:font-family="Century Gothic" style:font-family-asian="" style:font-family-complex=""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3">
      <style:graphic-properties draw:fill="solid" draw:fill-color="#766f54" draw:opacity="100%" draw:stroke="none"/>
    </style:style>
    <style:style style:family="text" style:name="a637">
      <style:text-properties fo:font-variant="normal" fo:text-transform="none" fo:color="#7f7f7f" style:text-line-through-type="none" style:text-line-through-style="none" style:text-line-through-width="auto" style:text-line-through-color="font-color" style:text-position="0% 100%" fo:font-family="Century Gothic" style:font-family-asian="" style:font-family-complex=""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4">
      <style:graphic-properties draw:fill="solid" draw:fill-color="#766f54" draw:opacity="100%" draw:stroke="none"/>
    </style:style>
    <style:style style:family="paragraph" style:name="a63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5">
      <style:graphic-properties draw:fill="solid" draw:fill-color="#766f54" draw:opacity="100%" draw:stroke="none"/>
    </style:style>
    <style:style style:family="graphic" style:name="a716">
      <style:graphic-properties draw:fill="solid" draw:fill-color="#766f54" draw:opacity="100%" draw:stroke="none"/>
    </style:style>
    <style:style style:family="graphic" style:name="a717">
      <style:graphic-properties draw:fill="solid" draw:fill-color="#766f54" draw:opacity="100%" draw:stroke="none"/>
    </style:style>
    <style:style style:family="graphic" style:name="a718">
      <style:graphic-properties draw:fill="solid" draw:fill-color="#766f54" draw:opacity="100%" draw:stroke="none"/>
    </style:style>
    <style:style style:family="graphic" style:name="a719">
      <style:graphic-properties draw:fill="solid" draw:fill-color="#766f54" draw:opacity="100%" draw:stroke="none"/>
    </style:style>
    <style:style style:family="text" style:name="a481">
      <style:text-properties fo:font-variant="normal" fo:text-transform="none" fo:color="#404040" style:text-line-through-type="none" style:text-line-through-style="none" style:text-line-through-width="auto" style:text-line-through-color="font-color" style:text-position="0% 100%" fo:font-family="Century Gothic" style:font-family-asian="" style:font-family-complex=""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2">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4">
      <style:text-properties fo:font-variant="normal" fo:text-transform="none" fo:color="#404040" style:text-line-through-type="none" style:text-line-through-style="none" style:text-line-through-width="auto" style:text-line-through-color="font-color" style:text-position="0% 100%" fo:font-family="Century Gothic" style:font-family-asian="" style:font-family-complex=""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60">
      <style:graphic-properties draw:fill="solid" draw:fill-color="#766f54" draw:opacity="100%" draw:stroke="none"/>
    </style:style>
    <style:style style:family="text" style:name="a485">
      <style:text-properties fo:font-variant="normal" fo:text-transform="none" fo:color="#404040" style:text-line-through-type="none" style:text-line-through-style="none" style:text-line-through-width="auto" style:text-line-through-color="font-color" style:text-position="0% 100%" fo:font-family="Century Gothic"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
      <style:text-properties fo:font-variant="normal" fo:text-transform="none" fo:color="#404040" style:text-line-through-type="none" style:text-line-through-style="none" style:text-line-through-width="auto" style:text-line-through-color="font-color" style:text-position="0% 100%" fo:font-family="Century Gothic"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61">
      <style:graphic-properties draw:fill="solid" draw:fill-color="#766f54" draw:opacity="100%" draw:stroke="none"/>
    </style:style>
    <style:style style:family="paragraph" style:name="a486">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2">
      <style:graphic-properties draw:fill="solid" draw:fill-color="#766f54" draw:opacity="100%" draw:stroke="none"/>
    </style:style>
    <style:style style:family="graphic" style:name="a563">
      <style:graphic-properties draw:fill="solid" draw:fill-color="#766f54" draw:opacity="100%" draw:stroke="none"/>
    </style:style>
    <style:style style:family="presentation" style:name="a48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6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564">
      <style:graphic-properties draw:fill="solid" draw:fill-color="#766f54" draw:opacity="100%" draw:stroke="none"/>
    </style:style>
    <style:style style:family="text" style:name="a489">
      <style:text-properties fo:font-variant="normal" fo:text-transform="none" fo:color="#404040" style:text-line-through-type="none" style:text-line-through-style="none" style:text-line-through-width="auto" style:text-line-through-color="font-color" style:text-position="0% 100%" fo:font-family="Century Gothic" style:font-family-asian="" style:font-family-complex=""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1">
      <style:text-properties fo:font-variant="normal" fo:text-transform="none" fo:color="#595959"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
      <style:text-properties fo:font-variant="normal" fo:text-transform="none" fo:color="#898989" style:text-line-through-type="none" style:text-line-through-style="none" style:text-line-through-width="auto" style:text-line-through-color="font-color" style:text-position="0% 100%" fo:font-family="Century Gothic" style:font-family-asian="" style:font-family-complex="" fo:font-size="0.125in" style:font-size-asian="0.125in" style:font-size-complex="0.1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65">
      <style:graphic-properties draw:fill="solid" draw:fill-color="#766f54" draw:opacity="100%" draw:stroke="none"/>
    </style:style>
    <style:style style:family="graphic" style:name="a566">
      <style:graphic-properties draw:fill="solid" draw:fill-color="#766f54" draw:opacity="100%" draw:stroke="none"/>
    </style:style>
    <style:style style:family="paragraph" style:name="a64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7">
      <style:graphic-properties draw:fill="solid" draw:fill-color="#766f54" draw:opacity="100%" draw:stroke="none"/>
    </style:style>
    <style:style style:family="text" style:name="a26">
      <style:text-properties fo:font-variant="normal" fo:text-transform="none" fo:color="#898989" style:text-line-through-type="none" style:text-line-through-style="none" style:text-line-through-width="auto" style:text-line-through-color="font-color" style:text-position="0% 100%" fo:font-family="Century Gothic" style:font-family-asian="" style:font-family-complex="" fo:font-size="0.125in" style:font-size-asian="0.125in" style:font-size-complex="0.1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20">
      <style:graphic-properties draw:fill="solid" draw:fill-color="#766f54" draw:opacity="100%" draw:stroke="none"/>
    </style:style>
    <style:style style:family="presentation" style:name="a64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2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8">
      <style:graphic-properties draw:fill="solid" draw:fill-color="#766f54" draw:opacity="100%" draw:stroke="none"/>
    </style:style>
    <style:style style:family="graphic" style:name="a721">
      <style:graphic-properties draw:fill="solid" draw:fill-color="#766f54" draw:opacity="100%" draw:stroke="none"/>
    </style:style>
    <style:style style:family="text" style:name="a645">
      <style:text-properties fo:font-variant="normal" fo:text-transform="none" fo:color="#898989" style:text-line-through-type="none" style:text-line-through-style="none" style:text-line-through-width="auto" style:text-line-through-color="font-color" style:text-position="0% 100%" fo:font-family="Century Gothic" style:font-family-asian="" style:font-family-complex="" fo:font-size="0.125in" style:font-size-asian="0.125in" style:font-size-complex="0.1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69">
      <style:graphic-properties draw:fill="solid" draw:fill-color="#766f54" draw:opacity="100%" draw:stroke="none"/>
    </style:style>
    <style:style style:family="graphic" style:name="a722">
      <style:graphic-properties draw:fill="solid" draw:fill-color="#766f54" draw:opacity="100%" draw:stroke="none"/>
    </style:style>
    <style:style style:family="text" style:name="a29">
      <style:text-properties fo:font-variant="normal" fo:text-transform="none" fo:color="#898989" style:text-line-through-type="none" style:text-line-through-style="none" style:text-line-through-width="auto" style:text-line-through-color="font-color" style:text-position="0% 100%" fo:font-family="Century Gothic" style:font-family-asian="" style:font-family-complex="" fo:font-size="0.125in" style:font-size-asian="0.125in" style:font-size-complex="0.1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23">
      <style:graphic-properties draw:fill="solid" draw:fill-color="#766f54" draw:opacity="100%" draw:stroke="none"/>
    </style:style>
    <style:style style:family="text" style:name="a647">
      <style:text-properties fo:font-variant="normal" fo:text-transform="none" fo:color="#898989" style:text-line-through-type="none" style:text-line-through-style="none" style:text-line-through-width="auto" style:text-line-through-color="font-color" style:text-position="0% 100%" fo:font-family="Century Gothic" style:font-family-asian="" style:font-family-complex="" fo:font-size="0.125in" style:font-size-asian="0.125in" style:font-size-complex="0.1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24">
      <style:graphic-properties draw:fill="solid" draw:fill-color="#766f54" draw:opacity="20%" draw:stroke="none"/>
    </style:style>
    <style:style style:family="paragraph" style:name="a6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725">
      <style:graphic-properties draw:fill="solid" draw:fill-color="#766f54" draw:opacity="20%" draw:stroke="none"/>
    </style:style>
    <style:style style:family="presentation" style:name="a6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01">
      <style:text-properties fo:font-variant="normal" fo:text-transform="none" fo:color="#a53010" style:text-line-through-type="none" style:text-line-through-style="none" style:text-line-through-width="auto" style:text-line-through-color="font-color" style:text-position="0% 100%" fo:font-family="Century Gothic" style:font-family-asian="" style:font-family-complex=""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26">
      <style:graphic-properties draw:fill="solid" draw:fill-color="#766f54" draw:opacity="20%" draw:stroke="none"/>
    </style:style>
    <style:style style:family="paragraph" style:name="a80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7">
      <style:graphic-properties draw:fill="solid" draw:fill-color="#766f54" draw:opacity="20%" draw:stroke="none"/>
    </style:style>
    <style:style style:family="graphic" style:name="a728">
      <style:graphic-properties draw:fill="solid" draw:fill-color="#766f54" draw:opacity="20%" draw:stroke="none"/>
    </style:style>
    <style:style style:family="presentation" style:name="a80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729">
      <style:graphic-properties draw:fill="solid" draw:fill-color="#766f54" draw:opacity="20%" draw:stroke="none"/>
    </style:style>
    <style:style style:family="text" style:name="a805">
      <style:text-properties fo:font-variant="normal" fo:text-transform="none" fo:color="#595959"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09">
      <style:text-properties fo:font-variant="normal" fo:text-transform="none" fo:color="#898989" style:text-line-through-type="none" style:text-line-through-style="none" style:text-line-through-width="auto" style:text-line-through-color="font-color" style:text-position="0% 100%" fo:font-family="Century Gothic" style:font-family-asian="" style:font-family-complex="" fo:font-size="0.125in" style:font-size-asian="0.125in" style:font-size-complex="0.1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93">
      <style:text-properties fo:font-variant="normal" fo:text-transform="none" fo:color="#898989" style:text-line-through-type="none" style:text-line-through-style="none" style:text-line-through-width="auto" style:text-line-through-color="font-color" style:text-position="0% 100%" fo:font-family="Century Gothic" style:font-family-asian="" style:font-family-complex="" fo:font-size="0.125in" style:font-size-asian="0.125in" style:font-size-complex="0.1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70">
      <style:graphic-properties draw:fill="solid" draw:fill-color="#766f54" draw:opacity="20%" draw:stroke="none"/>
    </style:style>
    <style:style style:family="text" style:name="a495">
      <style:text-properties fo:font-variant="normal" fo:text-transform="none" fo:color="#898989" style:text-line-through-type="none" style:text-line-through-style="none" style:text-line-through-width="auto" style:text-line-through-color="font-color" style:text-position="0% 100%" fo:font-family="Century Gothic" style:font-family-asian="" style:font-family-complex="" fo:font-size="0.125in" style:font-size-asian="0.125in" style:font-size-complex="0.1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1">
      <style:graphic-properties draw:fill="solid" draw:fill-color="#766f54" draw:opacity="20%" draw:stroke="none"/>
    </style:style>
    <style:style style:family="paragraph" style:name="a49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72">
      <style:graphic-properties draw:fill="solid" draw:fill-color="#766f54" draw:opacity="20%" draw:stroke="none"/>
    </style:style>
    <style:style style:family="presentation" style:name="a4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
      <style:text-properties fo:font-variant="normal" fo:text-transform="none" fo:color="#feffff" style:text-line-through-type="none" style:text-line-through-style="none" style:text-line-through-width="auto" style:text-line-through-color="font-color" style:text-position="0% 100%" fo:font-family="Century Gothic" style:font-family-asian="" style:font-family-complex=""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73">
      <style:graphic-properties draw:fill="solid" draw:fill-color="#766f54" draw:opacity="20%" draw:stroke="none"/>
    </style:style>
    <style:style style:family="text" style:name="a498">
      <style:text-properties fo:font-variant="normal" fo:text-transform="none" fo:color="#898989" style:text-line-through-type="none" style:text-line-through-style="none" style:text-line-through-width="auto" style:text-line-through-color="font-color" style:text-position="0% 100%" fo:font-family="Century Gothic" style:font-family-asian="" style:font-family-complex="" fo:font-size="0.125in" style:font-size-asian="0.125in" style:font-size-complex="0.1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0">
      <style:text-properties fo:font-variant="normal" fo:text-transform="none" fo:color="#898989" style:text-line-through-type="none" style:text-line-through-style="none" style:text-line-through-width="auto" style:text-line-through-color="font-color" style:text-position="0% 100%" fo:font-family="Century Gothic" style:font-family-asian="" style:font-family-complex="" fo:font-size="0.125in" style:font-size-asian="0.125in" style:font-size-complex="0.1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
      <style:text-properties fo:font-variant="normal" fo:text-transform="none" fo:color="#feffff" style:text-line-through-type="none" style:text-line-through-style="none" style:text-line-through-width="auto" style:text-line-through-color="font-color" style:text-position="0% 100%" fo:font-family="Century Gothic" style:font-family-asian="" style:font-family-complex=""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74">
      <style:graphic-properties draw:fill="solid" draw:fill-color="#766f54" draw:opacity="20%" draw:stroke="none"/>
    </style:style>
    <style:style style:family="paragraph" style:name="a4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5">
      <style:graphic-properties draw:fill="solid" draw:fill-color="#766f54" draw:opacity="20%" draw:stroke="none"/>
    </style:style>
    <style:style style:family="graphic" style:name="a576">
      <style:graphic-properties draw:fill="solid" draw:fill-color="#766f54" draw:opacity="20%" draw:stroke="none"/>
    </style:style>
    <style:style style:family="presentation" style:name="a6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77">
      <style:graphic-properties draw:fill="solid" draw:fill-color="#766f54" draw:opacity="20%" draw:stroke="none"/>
    </style:style>
    <style:style style:family="graphic" style:name="a653">
      <style:graphic-properties draw:fill="solid" draw:fill-color="#a53010" draw:opacity="100%" draw:stroke="none"/>
    </style:style>
    <style:style style:family="graphic" style:name="a36">
      <style:graphic-properties draw:fill="solid" draw:fill-color="#766f54" draw:opacity="100%" draw:stroke="none"/>
    </style:style>
    <style:style style:family="graphic" style:name="a730">
      <style:graphic-properties draw:fill="solid" draw:fill-color="#766f54" draw:opacity="20%" draw:stroke="none"/>
    </style:style>
    <style:style style:family="text" style:name="a654">
      <style:text-properties fo:font-variant="normal" fo:text-transform="none" fo:color="#feffff" style:text-line-through-type="none" style:text-line-through-style="none" style:text-line-through-width="auto" style:text-line-through-color="font-color" style:text-position="0% 100%" fo:font-family="Century Gothic" style:font-family-asian="" style:font-family-complex=""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7">
      <style:graphic-properties draw:fill="solid" draw:fill-color="#766f54" draw:opacity="100%" draw:stroke="none"/>
    </style:style>
    <style:style style:family="graphic" style:name="a578">
      <style:graphic-properties draw:fill="solid" draw:fill-color="#766f54" draw:opacity="20%" draw:stroke="none"/>
    </style:style>
    <style:style style:family="graphic" style:name="a731">
      <style:graphic-properties draw:fill="solid" draw:fill-color="#766f54" draw:opacity="20%" draw:stroke="none"/>
    </style:style>
    <style:style style:family="text" style:name="a655">
      <style:text-properties fo:font-variant="normal" fo:text-transform="none" fo:color="#feffff" style:text-line-through-type="none" style:text-line-through-style="none" style:text-line-through-width="auto" style:text-line-through-color="font-color" style:text-position="0% 100%" fo:font-family="Century Gothic" style:font-family-asian="" style:font-family-complex=""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8">
      <style:graphic-properties draw:fill="solid" draw:fill-color="#766f54" draw:opacity="100%" draw:stroke="none"/>
    </style:style>
    <style:style style:family="graphic" style:name="a579">
      <style:graphic-properties draw:fill="solid" draw:fill-color="#766f54" draw:opacity="20%" draw:stroke="none"/>
    </style:style>
    <style:style style:family="graphic" style:name="a732">
      <style:graphic-properties draw:fill="solid" draw:fill-color="#766f54" draw:opacity="20%" draw:stroke="none"/>
    </style:style>
    <style:style style:family="paragraph" style:name="a65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
      <style:graphic-properties draw:fill="solid" draw:fill-color="#766f54" draw:opacity="100%" draw:stroke="none"/>
    </style:style>
    <style:style style:family="graphic" style:name="a733">
      <style:graphic-properties draw:fill="solid" draw:fill-color="#766f54" draw:opacity="20%" draw:stroke="none"/>
    </style:style>
    <style:style style:family="presentation" style:name="a65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734">
      <style:graphic-properties draw:fill="solid" draw:fill-color="#766f54" draw:opacity="20%" draw:stroke="none"/>
    </style:style>
    <style:style style:family="text" style:name="a658">
      <style:text-properties fo:font-variant="normal" fo:text-transform="none" fo:color="#a53010" style:text-line-through-type="none" style:text-line-through-style="none" style:text-line-through-width="auto" style:text-line-through-color="font-color" style:text-position="0% 100%" fo:font-family="Arial" style:font-family-asian="" style:font-family-complex=""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35">
      <style:graphic-properties draw:fill="solid" draw:fill-color="#766f54" draw:opacity="20%" draw:stroke="none"/>
    </style:style>
    <style:style style:family="paragraph" style:name="a6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1">
      <style:text-properties fo:font-variant="normal" fo:text-transform="none" fo:color="#898989" style:text-line-through-type="none" style:text-line-through-style="none" style:text-line-through-width="auto" style:text-line-through-color="font-color" style:text-position="0% 100%" fo:font-family="Century Gothic" style:font-family-asian="" style:font-family-complex="" fo:font-size="0.125in" style:font-size-asian="0.125in" style:font-size-complex="0.1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37">
      <style:drawing-page-properties draw:fill="gradient" draw:fill-gradient-name="a736"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8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738">
      <style:graphic-properties draw:fill="solid" draw:fill-color="#766f54" draw:opacity="100%" draw:stroke="none"/>
    </style:style>
    <style:style style:family="text" style:name="a814">
      <style:text-properties fo:font-variant="normal" fo:text-transform="none" fo:color="#898989" style:text-line-through-type="none" style:text-line-through-style="none" style:text-line-through-width="auto" style:text-line-through-color="font-color" style:text-position="0% 100%" fo:font-family="Century Gothic" style:font-family-asian="" style:font-family-complex="" fo:font-size="0.125in" style:font-size-asian="0.125in" style:font-size-complex="0.1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9">
      <style:text-properties fo:font-variant="normal" fo:text-transform="none" fo:color="#262626" style:text-line-through-type="none" style:text-line-through-style="none" style:text-line-through-width="auto" style:text-line-through-color="font-color" style:text-position="0% 100%" fo:font-family="Century Gothic" style:font-family-asian="" style:font-family-complex="" fo:font-size="0.66667in" style:font-size-asian="0.66667in" style:font-size-complex="0.6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817">
      <style:graphic-properties draw:fill="solid" draw:fill-color="#a53010" draw:opacity="100%" draw:stroke="none"/>
    </style:style>
    <style:style style:family="text" style:name="a818">
      <style:text-properties fo:font-variant="normal" fo:text-transform="none" fo:color="#feffff" style:text-line-through-type="none" style:text-line-through-style="none" style:text-line-through-width="auto" style:text-line-through-color="font-color" style:text-position="0% 100%" fo:font-family="Century Gothic" style:font-family-asian="" style:font-family-complex=""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9">
      <style:text-properties fo:font-variant="normal" fo:text-transform="none" fo:color="#feffff" style:text-line-through-type="none" style:text-line-through-style="none" style:text-line-through-width="auto" style:text-line-through-color="font-color" style:text-position="0% 100%" fo:font-family="Century Gothic" style:font-family-asian="" style:font-family-complex=""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80">
      <style:graphic-properties draw:fill="solid" draw:fill-color="#766f54" draw:opacity="20%" draw:stroke="none"/>
    </style:style>
    <style:style style:family="graphic" style:name="a581">
      <style:graphic-properties draw:fill="solid" draw:fill-color="#766f54" draw:opacity="20%" draw:stroke="none"/>
    </style:style>
    <style:style style:family="graphic" style:name="a40">
      <style:graphic-properties draw:fill="solid" draw:fill-color="#766f54" draw:opacity="100%" draw:stroke="none"/>
    </style:style>
    <style:style style:family="graphic" style:name="a41">
      <style:graphic-properties draw:fill="solid" draw:fill-color="#766f54" draw:opacity="100%" draw:stroke="none"/>
    </style:style>
    <style:style style:family="drawing-page" style:name="a583">
      <style:drawing-page-properties draw:fill="gradient" draw:fill-gradient-name="a582"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2">
      <style:graphic-properties draw:fill="solid" draw:fill-color="#766f54" draw:opacity="100%" draw:stroke="none"/>
    </style:style>
    <style:style style:family="graphic" style:name="a584">
      <style:graphic-properties draw:fill="solid" draw:fill-color="#766f54" draw:opacity="100%" draw:stroke="none"/>
    </style:style>
    <style:style style:family="graphic" style:name="a6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43">
      <style:graphic-properties draw:fill="solid" draw:fill-color="#766f54" draw:opacity="100%" draw:stroke="none"/>
    </style:style>
    <style:style style:family="text" style:name="a585">
      <style:text-properties fo:font-variant="normal" fo:text-transform="none" fo:color="#262626" style:text-line-through-type="none" style:text-line-through-style="none" style:text-line-through-width="auto" style:text-line-through-color="font-color" style:text-position="0% 100%" fo:font-family="Century Gothic" style:font-family-asian="" style:font-family-complex="" fo:font-size="0.66667in" style:font-size-asian="0.66667in" style:font-size-complex="0.6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1">
      <style:text-properties fo:font-variant="normal" fo:text-transform="none" fo:color="#a53010" style:text-line-through-type="none" style:text-line-through-style="none" style:text-line-through-width="auto" style:text-line-through-color="font-color" style:text-position="0% 100%" fo:font-family="Arial" style:font-family-asian="" style:font-family-complex=""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4">
      <style:graphic-properties draw:fill="solid" draw:fill-color="#766f54" draw:opacity="100%" draw:stroke="none"/>
    </style:style>
    <style:style style:family="text" style:name="a586">
      <style:text-properties fo:font-variant="normal" fo:text-transform="none" fo:color="#262626" style:text-line-through-type="none" style:text-line-through-style="none" style:text-line-through-width="auto" style:text-line-through-color="font-color" style:text-position="0% 100%" fo:font-family="Century Gothic" style:font-family-asian="" style:font-family-complex=""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
      <style:graphic-properties draw:fill="solid" draw:fill-color="#766f54" draw:opacity="100%" draw:stroke="none"/>
    </style:style>
    <style:style style:family="paragraph" style:name="a58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46">
      <style:graphic-properties draw:fill="solid" draw:fill-color="#766f54" draw:opacity="100%" draw:stroke="none"/>
    </style:style>
    <style:style style:family="text" style:name="a740">
      <style:text-properties fo:font-variant="normal" fo:text-transform="none" fo:color="#262626" style:text-line-through-type="none" style:text-line-through-style="none" style:text-line-through-width="auto" style:text-line-through-color="font-color" style:text-position="0% 100%" fo:font-family="Century Gothic" style:font-family-asian="" style:font-family-complex=""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64">
      <style:graphic-properties draw:fill="solid" draw:fill-color="#766f54" draw:opacity="100%" draw:stroke="none"/>
    </style:style>
    <style:style style:family="graphic" style:name="a47">
      <style:graphic-properties draw:fill="solid" draw:fill-color="#766f54" draw:opacity="100%" draw:stroke="none"/>
    </style:style>
    <style:style style:family="presentation" style:name="a58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74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5">
      <style:graphic-properties draw:fill="solid" draw:fill-color="#766f54" draw:opacity="100%" draw:stroke="none"/>
    </style:style>
    <style:style style:family="graphic" style:name="a48">
      <style:graphic-properties draw:fill="solid" draw:fill-color="#766f54" draw:opacity="20%" draw:stroke="none"/>
    </style:style>
    <style:style style:family="text" style:name="a589">
      <style:text-properties fo:font-variant="normal" fo:text-transform="none" fo:color="#595959"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4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666">
      <style:graphic-properties draw:fill="solid" draw:fill-color="#766f54" draw:opacity="100%" draw:stroke="none"/>
    </style:style>
    <style:style style:family="graphic" style:name="a49">
      <style:graphic-properties draw:fill="solid" draw:fill-color="#766f54" draw:opacity="20%" draw:stroke="none"/>
    </style:style>
    <style:style style:family="text" style:name="a743">
      <style:text-properties fo:font-variant="normal" fo:text-transform="none" fo:color="#a53010" style:text-line-through-type="none" style:text-line-through-style="none" style:text-line-through-width="auto" style:text-line-through-color="font-color" style:text-position="0% 100%" fo:font-family="Century Gothic" style:font-family-asian="" style:font-family-complex=""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67">
      <style:graphic-properties draw:fill="solid" draw:fill-color="#766f54" draw:opacity="100%" draw:stroke="none"/>
    </style:style>
    <style:style style:family="paragraph" style:name="a74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8">
      <style:graphic-properties draw:fill="solid" draw:fill-color="#766f54" draw:opacity="100%" draw:stroke="none"/>
    </style:style>
    <style:style style:family="paragraph" style:name="a82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669">
      <style:graphic-properties draw:fill="solid" draw:fill-color="#766f54" draw:opacity="100%" draw:stroke="none"/>
    </style:style>
    <style:style style:family="presentation" style:name="a74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822">
      <style:graphic-properties draw:fill="solid" draw:fill-color="#766f54" draw:opacity="100%" draw:stroke="none"/>
    </style:style>
    <style:style style:family="text" style:name="a747">
      <style:text-properties fo:font-variant="normal" fo:text-transform="none" fo:color="#595959"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23">
      <style:graphic-properties draw:fill="solid" draw:fill-color="#766f54" draw:opacity="100%" draw:stroke="none"/>
    </style:style>
    <style:style style:family="graphic" style:name="a900">
      <style:graphic-properties draw:fill="solid" draw:fill-color="#766f54" draw:opacity="20%" draw:stroke="none"/>
    </style:style>
    <style:style style:family="graphic" style:name="a824">
      <style:graphic-properties draw:fill="solid" draw:fill-color="#766f54" draw:opacity="100%" draw:stroke="none"/>
    </style:style>
    <style:style style:family="paragraph" style:name="a74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1">
      <style:graphic-properties draw:fill="solid" draw:fill-color="#766f54" draw:opacity="20%" draw:stroke="none"/>
    </style:style>
    <style:style style:family="graphic" style:name="a825">
      <style:graphic-properties draw:fill="solid" draw:fill-color="#766f54" draw:opacity="100%" draw:stroke="none"/>
    </style:style>
    <style:style style:family="graphic" style:name="a902">
      <style:graphic-properties draw:fill="solid" draw:fill-color="#766f54" draw:opacity="20%" draw:stroke="none"/>
    </style:style>
    <style:style style:family="graphic" style:name="a826">
      <style:graphic-properties draw:fill="solid" draw:fill-color="#766f54" draw:opacity="100%" draw:stroke="none"/>
    </style:style>
    <style:style style:family="graphic" style:name="a903">
      <style:graphic-properties draw:fill="solid" draw:fill-color="#766f54" draw:opacity="20%" draw:stroke="none"/>
    </style:style>
    <style:style style:family="graphic" style:name="a827">
      <style:graphic-properties draw:fill="solid" draw:fill-color="#766f54" draw:opacity="100%" draw:stroke="none"/>
    </style:style>
    <style:style style:family="graphic" style:name="a904">
      <style:graphic-properties draw:fill="solid" draw:fill-color="#766f54" draw:opacity="20%" draw:stroke="none"/>
    </style:style>
    <style:style style:family="graphic" style:name="a828">
      <style:graphic-properties draw:fill="solid" draw:fill-color="#766f54" draw:opacity="100%" draw:stroke="none"/>
    </style:style>
    <style:style style:family="graphic" style:name="a905">
      <style:graphic-properties draw:fill="solid" draw:fill-color="#766f54" draw:opacity="20%" draw:stroke="none"/>
    </style:style>
    <style:style style:family="graphic" style:name="a829">
      <style:graphic-properties draw:fill="solid" draw:fill-color="#766f54" draw:opacity="100%" draw:stroke="none"/>
    </style:style>
    <style:style style:family="graphic" style:name="a906">
      <style:graphic-properties draw:fill="solid" draw:fill-color="#766f54" draw:opacity="20%" draw:stroke="none"/>
    </style:style>
    <style:style style:family="drawing-page" style:name="a908">
      <style:drawing-page-properties draw:fill="gradient" draw:fill-gradient-name="a907"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909">
      <style:graphic-properties draw:fill="solid" draw:fill-color="#766f54" draw:opacity="100%" draw:stroke="none"/>
    </style:style>
    <style:style style:family="paragraph" style:name="a59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
      <style:graphic-properties draw:fill="solid" draw:fill-color="#766f54" draw:opacity="20%" draw:stroke="none"/>
    </style:style>
    <style:style style:family="presentation" style:name="a59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51">
      <style:graphic-properties draw:fill="solid" draw:fill-color="#766f54" draw:opacity="20%" draw:stroke="none"/>
    </style:style>
    <style:style style:family="text" style:name="a593">
      <style:text-properties fo:font-variant="normal" fo:text-transform="none" fo:color="#898989" style:text-line-through-type="none" style:text-line-through-style="none" style:text-line-through-width="auto" style:text-line-through-color="font-color" style:text-position="0% 100%" fo:font-family="Century Gothic" style:font-family-asian="" style:font-family-complex="" fo:font-size="0.125in" style:font-size-asian="0.125in" style:font-size-complex="0.1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2">
      <style:graphic-properties draw:fill="solid" draw:fill-color="#766f54" draw:opacity="20%" draw:stroke="none"/>
    </style:style>
    <style:style style:family="graphic" style:name="a670">
      <style:graphic-properties draw:fill="solid" draw:fill-color="#766f54" draw:opacity="100%" draw:stroke="none"/>
    </style:style>
    <style:style style:family="graphic" style:name="a53">
      <style:graphic-properties draw:fill="solid" draw:fill-color="#766f54" draw:opacity="20%" draw:stroke="none"/>
    </style:style>
    <style:style style:family="graphic" style:name="a671">
      <style:graphic-properties draw:fill="solid" draw:fill-color="#766f54" draw:opacity="100%" draw:stroke="none"/>
    </style:style>
    <style:style style:family="graphic" style:name="a54">
      <style:graphic-properties draw:fill="solid" draw:fill-color="#766f54" draw:opacity="20%" draw:stroke="none"/>
    </style:style>
    <style:style style:family="text" style:name="a595">
      <style:text-properties fo:font-variant="normal" fo:text-transform="none" fo:color="#898989" style:text-line-through-type="none" style:text-line-through-style="none" style:text-line-through-width="auto" style:text-line-through-color="font-color" style:text-position="0% 100%" fo:font-family="Century Gothic" style:font-family-asian="" style:font-family-complex="" fo:font-size="0.125in" style:font-size-asian="0.125in" style:font-size-complex="0.1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72">
      <style:graphic-properties draw:fill="solid" draw:fill-color="#766f54" draw:opacity="100%" draw:stroke="none"/>
    </style:style>
    <style:style style:family="graphic" style:name="a55">
      <style:graphic-properties draw:fill="solid" draw:fill-color="#766f54" draw:opacity="20%" draw:stroke="none"/>
    </style:style>
    <style:style style:family="paragraph" style:name="a59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3">
      <style:graphic-properties draw:fill="solid" draw:fill-color="#766f54" draw:opacity="100%" draw:stroke="none"/>
    </style:style>
    <style:style style:family="graphic" style:name="a56">
      <style:graphic-properties draw:fill="solid" draw:fill-color="#766f54" draw:opacity="20%" draw:stroke="none"/>
    </style:style>
    <style:style style:family="presentation" style:name="a5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674">
      <style:graphic-properties draw:fill="solid" draw:fill-color="#766f54" draw:opacity="100%" draw:stroke="none"/>
    </style:style>
    <style:style style:family="graphic" style:name="a57">
      <style:graphic-properties draw:fill="solid" draw:fill-color="#766f54" draw:opacity="20%" draw:stroke="none"/>
    </style:style>
    <style:style style:family="text" style:name="a598">
      <style:text-properties fo:font-variant="normal" fo:text-transform="none" fo:color="#898989" style:text-line-through-type="none" style:text-line-through-style="none" style:text-line-through-width="auto" style:text-line-through-color="font-color" style:text-position="0% 100%" fo:font-family="Century Gothic" style:font-family-asian="" style:font-family-complex="" fo:font-size="0.125in" style:font-size-asian="0.125in" style:font-size-complex="0.1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675">
      <style:graphic-properties draw:fill="solid" draw:fill-color="#766f54" draw:opacity="100%" draw:stroke="none"/>
    </style:style>
    <style:style style:family="graphic" style:name="a58">
      <style:graphic-properties draw:fill="solid" draw:fill-color="#766f54" draw:opacity="20%" draw:stroke="none"/>
    </style:style>
    <style:style style:family="paragraph" style:name="a5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1">
      <style:text-properties fo:font-variant="normal" fo:text-transform="none" fo:color="#898989" style:text-line-through-type="none" style:text-line-through-style="none" style:text-line-through-width="auto" style:text-line-through-color="font-color" style:text-position="0% 100%" fo:font-family="Century Gothic" style:font-family-asian="" style:font-family-complex="" fo:font-size="0.125in" style:font-size-asian="0.125in" style:font-size-complex="0.1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76">
      <style:graphic-properties draw:fill="solid" draw:fill-color="#766f54" draw:opacity="20%" draw:stroke="none"/>
    </style:style>
    <style:style style:family="graphic" style:name="a59">
      <style:graphic-properties draw:fill="solid" draw:fill-color="#766f54" draw:opacity="20%" draw:stroke="none"/>
    </style:style>
    <style:style style:family="graphic" style:name="a677">
      <style:graphic-properties draw:fill="solid" draw:fill-color="#766f54" draw:opacity="20%" draw:stroke="none"/>
    </style:style>
    <style:style style:family="text" style:name="a753">
      <style:text-properties fo:font-variant="normal" fo:text-transform="none" fo:color="#898989" style:text-line-through-type="none" style:text-line-through-style="none" style:text-line-through-width="auto" style:text-line-through-color="font-color" style:text-position="0% 100%" fo:font-family="Century Gothic" style:font-family-asian="" style:font-family-complex="" fo:font-size="0.125in" style:font-size-asian="0.125in" style:font-size-complex="0.1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78">
      <style:graphic-properties draw:fill="solid" draw:fill-color="#766f54" draw:opacity="20%" draw:stroke="none"/>
    </style:style>
    <style:style style:family="graphic" style:name="a830">
      <style:graphic-properties draw:fill="solid" draw:fill-color="#766f54" draw:opacity="100%" draw:stroke="none"/>
    </style:style>
    <style:style style:family="paragraph" style:name="a7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9">
      <style:graphic-properties draw:fill="solid" draw:fill-color="#766f54" draw:opacity="20%" draw:stroke="none"/>
    </style:style>
    <style:style style:family="graphic" style:name="a831">
      <style:graphic-properties draw:fill="solid" draw:fill-color="#766f54" draw:opacity="100%" draw:stroke="none"/>
    </style:style>
    <style:style style:family="presentation" style:name="a7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56">
      <style:text-properties fo:font-variant="normal" fo:text-transform="none" fo:color="#898989" style:text-line-through-type="none" style:text-line-through-style="none" style:text-line-through-width="auto" style:text-line-through-color="font-color" style:text-position="0% 100%" fo:font-family="Century Gothic" style:font-family-asian="" style:font-family-complex="" fo:font-size="0.125in" style:font-size-asian="0.125in" style:font-size-complex="0.1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32">
      <style:graphic-properties draw:fill="solid" draw:fill-color="#766f54" draw:opacity="100%" draw:stroke="none"/>
    </style:style>
    <style:style style:family="paragraph" style:name="a7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3">
      <style:graphic-properties draw:fill="solid" draw:fill-color="#766f54" draw:opacity="100%" draw:stroke="none"/>
    </style:style>
    <style:style style:family="text" style:name="a910">
      <style:text-properties fo:font-variant="normal" fo:text-transform="none" fo:color="#262626" style:text-line-through-type="none" style:text-line-through-style="none" style:text-line-through-width="auto" style:text-line-through-color="font-color" style:text-position="0% 100%" fo:font-family="Century Gothic" style:font-family-asian="" style:font-family-complex="" fo:font-size="0.5in" style:font-size-asian="0.5in" style:font-size-complex="0.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34">
      <style:graphic-properties draw:fill="solid" draw:fill-color="#766f54" draw:opacity="20%" draw:stroke="none"/>
    </style:style>
    <style:style style:family="presentation" style:name="a7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11">
      <style:text-properties fo:font-variant="normal" fo:text-transform="none" fo:color="#262626" style:text-line-through-type="none" style:text-line-through-style="none" style:text-line-through-width="auto" style:text-line-through-color="font-color" style:text-position="0% 100%" fo:font-family="Century Gothic" style:font-family-asian="" style:font-family-complex=""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35">
      <style:graphic-properties draw:fill="solid" draw:fill-color="#766f54" draw:opacity="20%" draw:stroke="none"/>
    </style:style>
    <style:style style:family="graphic" style:name="a759">
      <style:graphic-properties draw:fill="solid" draw:fill-color="#a53010" draw:opacity="100%" draw:stroke="none"/>
    </style:style>
    <style:style style:family="paragraph" style:name="a91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6">
      <style:graphic-properties draw:fill="solid" draw:fill-color="#766f54" draw:opacity="20%" draw:stroke="none"/>
    </style:style>
    <style:style style:family="presentation" style:name="a913">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graphic" style:name="a837">
      <style:graphic-properties draw:fill="solid" draw:fill-color="#766f54" draw:opacity="20%" draw:stroke="none"/>
    </style:style>
    <style:style style:family="text" style:name="a914">
      <style:text-properties fo:font-variant="normal" fo:text-transform="none" fo:color="#404040"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38">
      <style:graphic-properties draw:fill="solid" draw:fill-color="#766f54" draw:opacity="20%" draw:stroke="none"/>
    </style:style>
    <style:style style:family="paragraph" style:name="a91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9">
      <style:graphic-properties draw:fill="solid" draw:fill-color="#766f54" draw:opacity="20%" draw:stroke="none"/>
    </style:style>
    <style:style style:family="text" style:name="a917">
      <style:text-properties fo:font-variant="normal" fo:text-transform="none" fo:color="#404040" style:text-line-through-type="none" style:text-line-through-style="none" style:text-line-through-width="auto" style:text-line-through-color="font-color" style:text-position="0% 100%" fo:font-family="Century Gothic" style:font-family-asian="" style:font-family-complex=""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8">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1">
      <style:drawing-page-properties draw:fill="gradient" draw:fill-gradient-name="a6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2">
      <style:graphic-properties draw:fill="solid" draw:fill-color="#766f54" draw:opacity="100%" draw:stroke="none"/>
    </style:style>
    <style:style style:family="graphic" style:name="a680">
      <style:graphic-properties draw:fill="solid" draw:fill-color="#766f54" draw:opacity="20%" draw:stroke="none"/>
    </style:style>
    <style:style style:family="text" style:name="a63">
      <style:text-properties fo:font-variant="normal" fo:text-transform="none" fo:color="#262626" style:text-line-through-type="none" style:text-line-through-style="none" style:text-line-through-width="auto" style:text-line-through-color="font-color" style:text-position="0% 100%" fo:font-family="Century Gothic" style:font-family-asian="" style:font-family-complex="" fo:font-size="0.75in" style:font-size-asian="0.75in" style:font-size-complex="0.7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81">
      <style:graphic-properties draw:fill="solid" draw:fill-color="#766f54" draw:opacity="20%" draw:stroke="none"/>
    </style:style>
    <style:style style:family="text" style:name="a64">
      <style:text-properties fo:font-variant="normal" fo:text-transform="none" fo:color="#262626" style:text-line-through-type="none" style:text-line-through-style="none" style:text-line-through-width="auto" style:text-line-through-color="font-color" style:text-position="0% 100%" fo:font-family="Century Gothic" style:font-family-asian="" style:font-family-complex=""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82">
      <style:graphic-properties draw:fill="solid" draw:fill-color="#766f54" draw:opacity="20%" draw:stroke="none"/>
    </style:style>
    <style:style style:family="paragraph" style:name="a6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3">
      <style:graphic-properties draw:fill="solid" draw:fill-color="#766f54" draw:opacity="20%" draw:stroke="none"/>
    </style:style>
    <style:style style:family="presentation" style:name="a6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684">
      <style:graphic-properties draw:fill="solid" draw:fill-color="#766f54" draw:opacity="20%" draw:stroke="none"/>
    </style:style>
    <style:style style:family="text" style:name="a67">
      <style:text-properties fo:font-variant="normal" fo:text-transform="none" fo:color="#595959"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0">
      <style:text-properties fo:font-variant="normal" fo:text-transform="none" fo:color="#feffff" style:text-line-through-type="none" style:text-line-through-style="none" style:text-line-through-width="auto" style:text-line-through-color="font-color" style:text-position="0% 100%" fo:font-family="Century Gothic" style:font-family-asian="" style:font-family-complex=""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85">
      <style:graphic-properties draw:fill="solid" draw:fill-color="#766f54" draw:opacity="20%" draw:stroke="none"/>
    </style:style>
    <style:style style:family="text" style:name="a68">
      <style:text-properties fo:font-variant="normal" fo:text-transform="none" fo:color="#595959"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1">
      <style:text-properties fo:font-variant="normal" fo:text-transform="none" fo:color="#feffff" style:text-line-through-type="none" style:text-line-through-style="none" style:text-line-through-width="auto" style:text-line-through-color="font-color" style:text-position="0% 100%" fo:font-family="Century Gothic" style:font-family-asian="" style:font-family-complex=""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86">
      <style:graphic-properties draw:fill="solid" draw:fill-color="#766f54" draw:opacity="20%" draw:stroke="none"/>
    </style:style>
    <style:style style:family="paragraph" style:name="a6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7">
      <style:graphic-properties draw:fill="solid" draw:fill-color="#766f54" draw:opacity="20%" draw:stroke="none"/>
    </style:style>
    <style:style style:family="presentation" style:name="a76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64">
      <style:text-properties fo:font-variant="normal" fo:text-transform="none" fo:color="#a53010" style:text-line-through-type="none" style:text-line-through-style="none" style:text-line-through-width="auto" style:text-line-through-color="font-color" style:text-position="0% 100%" fo:font-family="Arial" style:font-family-asian="" style:font-family-complex=""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40">
      <style:graphic-properties draw:fill="solid" draw:fill-color="#766f54" draw:opacity="20%" draw:stroke="none"/>
    </style:style>
    <style:style style:family="drawing-page" style:name="a689">
      <style:drawing-page-properties draw:fill="gradient" draw:fill-gradient-name="a688"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841">
      <style:graphic-properties draw:fill="solid" draw:fill-color="#766f54" draw:opacity="20%" draw:stroke="none"/>
    </style:style>
    <style:style style:family="paragraph" style:name="a7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842">
      <style:graphic-properties draw:fill="solid" draw:fill-color="#766f54" draw:opacity="20%" draw:stroke="none"/>
    </style:style>
    <style:style style:family="text" style:name="a767">
      <style:text-properties fo:font-variant="normal" fo:text-transform="none" fo:color="#a53010" style:text-line-through-type="none" style:text-line-through-style="none" style:text-line-through-width="auto" style:text-line-through-color="font-color" style:text-position="0% 100%" fo:font-family="Arial" style:font-family-asian="" style:font-family-complex=""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43">
      <style:graphic-properties draw:fill="solid" draw:fill-color="#766f54" draw:opacity="20%" draw:stroke="none"/>
    </style:style>
    <style:style style:family="paragraph" style:name="a7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0">
      <style:text-properties fo:font-variant="normal" fo:text-transform="none" fo:color="#404040" style:text-line-through-type="none" style:text-line-through-style="none" style:text-line-through-width="auto" style:text-line-through-color="font-color" style:text-position="0% 100%" fo:font-family="Century Gothic" style:font-family-asian="" style:font-family-complex=""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44">
      <style:graphic-properties draw:fill="solid" draw:fill-color="#766f54" draw:opacity="20%" draw:stroke="none"/>
    </style:style>
    <style:style style:family="graphic" style:name="a7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921">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5">
      <style:graphic-properties draw:fill="solid" draw:fill-color="#766f54" draw:opacity="20%" draw:stroke="none"/>
    </style:style>
    <style:style style:family="drawing-page" style:name="a847">
      <style:drawing-page-properties draw:fill="gradient" draw:fill-gradient-name="a846"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23">
      <style:text-properties fo:font-variant="normal" fo:text-transform="none" fo:color="#404040" style:text-line-through-type="none" style:text-line-through-style="none" style:text-line-through-width="auto" style:text-line-through-color="font-color" style:text-position="0% 100%" fo:font-family="Century Gothic" style:font-family-asian="" style:font-family-complex=""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48">
      <style:graphic-properties draw:fill="solid" draw:fill-color="#766f54" draw:opacity="100%" draw:stroke="none"/>
    </style:style>
    <style:style style:family="paragraph" style:name="a924">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9">
      <style:text-properties fo:font-variant="normal" fo:text-transform="none" fo:color="#262626" style:text-line-through-type="none" style:text-line-through-style="none" style:text-line-through-width="auto" style:text-line-through-color="font-color" style:text-position="0% 100%" fo:font-family="Century Gothic" style:font-family-asian="" style:font-family-complex="" fo:font-size="0.5in" style:font-size-asian="0.5in" style:font-size-complex="0.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6">
      <style:text-properties fo:font-variant="normal" fo:text-transform="none" fo:color="#404040" style:text-line-through-type="none" style:text-line-through-style="none" style:text-line-through-width="auto" style:text-line-through-color="font-color" style:text-position="0% 100%" fo:font-family="Century Gothic" style:font-family-asian="" style:font-family-complex=""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7">
      <style:text-properties fo:font-variant="normal" fo:text-transform="none" fo:color="#404040" style:text-line-through-type="none" style:text-line-through-style="none" style:text-line-through-width="auto" style:text-line-through-color="font-color" style:text-position="0% 100%" fo:font-family="Century Gothic"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8">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1">
      <style:text-properties fo:font-variant="normal" fo:text-transform="none" fo:color="#898989" style:text-line-through-type="none" style:text-line-through-style="none" style:text-line-through-width="auto" style:text-line-through-color="font-color" style:text-position="0% 100%" fo:font-family="Century Gothic" style:font-family-asian="" style:font-family-complex="" fo:font-size="0.125in" style:font-size-asian="0.125in" style:font-size-complex="0.1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
      <style:text-properties fo:font-variant="normal" fo:text-transform="none" fo:color="#898989" style:text-line-through-type="none" style:text-line-through-style="none" style:text-line-through-width="auto" style:text-line-through-color="font-color" style:text-position="0% 100%" fo:font-family="Century Gothic" style:font-family-asian="" style:font-family-complex="" fo:font-size="0.125in" style:font-size-asian="0.125in" style:font-size-complex="0.1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90">
      <style:graphic-properties draw:fill="solid" draw:fill-color="#766f54" draw:opacity="100%" draw:stroke="none"/>
    </style:style>
    <style:style style:family="paragraph" style:name="a7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1">
      <style:text-properties fo:font-variant="normal" fo:text-transform="none" fo:color="#262626" style:text-line-through-type="none" style:text-line-through-style="none" style:text-line-through-width="auto" style:text-line-through-color="font-color" style:text-position="0% 100%" fo:font-family="Century Gothic" style:font-family-asian="" style:font-family-complex="" fo:font-size="0.66667in" style:font-size-asian="0.66667in" style:font-size-complex="0.6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92">
      <style:text-properties fo:font-variant="normal" fo:text-transform="none" fo:color="#262626" style:text-line-through-type="none" style:text-line-through-style="none" style:text-line-through-width="auto" style:text-line-through-color="font-color" style:text-position="0% 100%" fo:font-family="Century Gothic" style:font-family-asian="" style:font-family-complex=""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
      <style:text-properties fo:font-variant="normal" fo:text-transform="none" fo:color="#898989" style:text-line-through-type="none" style:text-line-through-style="none" style:text-line-through-width="auto" style:text-line-through-color="font-color" style:text-position="0% 100%" fo:font-family="Century Gothic" style:font-family-asian="" style:font-family-complex="" fo:font-size="0.125in" style:font-size-asian="0.125in" style:font-size-complex="0.1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0">
      <style:graphic-properties draw:fill="solid" draw:fill-color="#766f54" draw:opacity="100%" draw:stroke="none"/>
    </style:style>
    <style:style style:family="presentation" style:name="a69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771">
      <style:graphic-properties draw:fill="solid" draw:fill-color="#766f54" draw:opacity="100%" draw:stroke="none"/>
    </style:style>
    <style:style style:family="text" style:name="a695">
      <style:text-properties fo:font-variant="normal" fo:text-transform="none" fo:color="#595959"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9">
      <style:graphic-properties draw:fill="solid" draw:fill-color="#a53010" draw:opacity="100%" draw:stroke="none"/>
    </style:style>
    <style:style style:family="graphic" style:name="a772">
      <style:graphic-properties draw:fill="solid" draw:fill-color="#766f54" draw:opacity="100%" draw:stroke="none"/>
    </style:style>
    <style:style style:family="paragraph" style:name="a69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3">
      <style:graphic-properties draw:fill="solid" draw:fill-color="#766f54" draw:opacity="100%" draw:stroke="none"/>
    </style:style>
    <style:style style:family="presentation" style:name="a69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50">
      <style:text-properties fo:font-variant="normal" fo:text-transform="none" fo:color="#262626" style:text-line-through-type="none" style:text-line-through-style="none" style:text-line-through-width="auto" style:text-line-through-color="font-color" style:text-position="0% 100%" fo:font-family="Century Gothic" style:font-family-asian="" style:font-family-complex=""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74">
      <style:graphic-properties draw:fill="solid" draw:fill-color="#766f54" draw:opacity="100%" draw:stroke="none"/>
    </style:style>
    <style:style style:family="text" style:name="a699">
      <style:text-properties fo:font-variant="normal" fo:text-transform="none" fo:color="#898989" style:text-line-through-type="none" style:text-line-through-style="none" style:text-line-through-width="auto" style:text-line-through-color="font-color" style:text-position="0% 100%" fo:font-family="Century Gothic" style:font-family-asian="" style:font-family-complex="" fo:font-size="0.125in" style:font-size-asian="0.125in" style:font-size-complex="0.1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5">
      <style:graphic-properties draw:fill="solid" draw:fill-color="#766f54" draw:opacity="100%" draw:stroke="none"/>
    </style:style>
    <style:style style:family="graphic" style:name="a776">
      <style:graphic-properties draw:fill="solid" draw:fill-color="#766f54" draw:opacity="100%" draw:stroke="none"/>
    </style:style>
    <style:style style:family="presentation" style:name="a85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777">
      <style:graphic-properties draw:fill="solid" draw:fill-color="#766f54" draw:opacity="100%" draw:stroke="none"/>
    </style:style>
    <style:style style:family="text" style:name="a853">
      <style:text-properties fo:font-variant="normal" fo:text-transform="none" fo:color="#404040"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78">
      <style:graphic-properties draw:fill="solid" draw:fill-color="#766f54" draw:opacity="100%" draw:stroke="none"/>
    </style:style>
    <style:style style:family="presentation" style:name="a930">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85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9">
      <style:graphic-properties draw:fill="solid" draw:fill-color="#766f54" draw:opacity="100%" draw:stroke="none"/>
    </style:style>
    <style:style style:family="text" style:name="a931">
      <style:text-properties fo:font-variant="normal" fo:text-transform="none" fo:color="#898989" style:text-line-through-type="none" style:text-line-through-style="none" style:text-line-through-width="auto" style:text-line-through-color="font-color" style:text-position="0% 100%" fo:font-family="Century Gothic" style:font-family-asian="" style:font-family-complex="" fo:font-size="0.125in" style:font-size-asian="0.125in" style:font-size-complex="0.1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6">
      <style:text-properties fo:font-variant="normal" fo:text-transform="none" fo:color="#404040" style:text-line-through-type="none" style:text-line-through-style="none" style:text-line-through-width="auto" style:text-line-through-color="font-color" style:text-position="0% 100%" fo:font-family="Century Gothic" style:font-family-asian="" style:font-family-complex=""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7">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3">
      <style:text-properties fo:font-variant="normal" fo:text-transform="none" fo:color="#898989" style:text-line-through-type="none" style:text-line-through-style="none" style:text-line-through-width="auto" style:text-line-through-color="font-color" style:text-position="0% 100%" fo:font-family="Century Gothic" style:font-family-asian="" style:font-family-complex="" fo:font-size="0.125in" style:font-size-asian="0.125in" style:font-size-complex="0.1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9">
      <style:text-properties fo:font-variant="normal" fo:text-transform="none" fo:color="#404040" style:text-line-through-type="none" style:text-line-through-style="none" style:text-line-through-width="auto" style:text-line-through-color="font-color" style:text-position="0% 100%" fo:font-family="Century Gothic" style:font-family-asian="" style:font-family-complex=""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36">
      <style:text-properties fo:font-variant="normal" fo:text-transform="none" fo:color="#898989" style:text-line-through-type="none" style:text-line-through-style="none" style:text-line-through-width="auto" style:text-line-through-color="font-color" style:text-position="0% 100%" fo:font-family="Century Gothic" style:font-family-asian="" style:font-family-complex="" fo:font-size="0.125in" style:font-size-asian="0.125in" style:font-size-complex="0.1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939">
      <style:graphic-properties draw:fill="solid" draw:fill-color="#a53010" draw:opacity="100%" draw:stroke="none"/>
    </style:style>
    <style:style style:family="text" style:name="a80">
      <style:text-properties fo:font-variant="normal" fo:text-transform="none" fo:color="#feffff" style:text-line-through-type="none" style:text-line-through-style="none" style:text-line-through-width="auto" style:text-line-through-color="font-color" style:text-position="0% 100%" fo:font-family="Century Gothic" style:font-family-asian="" style:font-family-complex=""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
      <style:text-properties fo:font-variant="normal" fo:text-transform="none" fo:color="#feffff" style:text-line-through-type="none" style:text-line-through-style="none" style:text-line-through-width="auto" style:text-line-through-color="font-color" style:text-position="0% 100%" fo:font-family="Century Gothic" style:font-family-asian="" style:font-family-complex=""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84">
      <style:graphic-properties draw:fill="solid" draw:fill-color="#766f54" draw:opacity="100%" draw:stroke="none"/>
    </style:style>
    <style:style style:family="graphic" style:name="a85">
      <style:graphic-properties draw:fill="solid" draw:fill-color="#766f54" draw:opacity="100%" draw:stroke="none"/>
    </style:style>
    <style:style style:family="graphic" style:name="a86">
      <style:graphic-properties draw:fill="solid" draw:fill-color="#766f54" draw:opacity="100%" draw:stroke="none"/>
    </style:style>
    <style:style style:family="graphic" style:name="a87">
      <style:graphic-properties draw:fill="solid" draw:fill-color="#766f54" draw:opacity="100%" draw:stroke="none"/>
    </style:style>
    <style:style style:family="graphic" style:name="a780">
      <style:graphic-properties draw:fill="solid" draw:fill-color="#766f54" draw:opacity="100%" draw:stroke="none"/>
    </style:style>
    <style:style style:family="graphic" style:name="a88">
      <style:graphic-properties draw:fill="solid" draw:fill-color="#766f54" draw:opacity="100%" draw:stroke="none"/>
    </style:style>
    <style:style style:family="graphic" style:name="a781">
      <style:graphic-properties draw:fill="solid" draw:fill-color="#766f54" draw:opacity="100%" draw:stroke="none"/>
    </style:style>
    <style:style style:family="graphic" style:name="a89">
      <style:graphic-properties draw:fill="solid" draw:fill-color="#766f54" draw:opacity="100%" draw:stroke="none"/>
    </style:style>
    <style:style style:family="graphic" style:name="a782">
      <style:graphic-properties draw:fill="solid" draw:fill-color="#766f54" draw:opacity="20%" draw:stroke="none"/>
    </style:style>
    <style:style style:family="graphic" style:name="a783">
      <style:graphic-properties draw:fill="solid" draw:fill-color="#766f54" draw:opacity="20%" draw:stroke="none"/>
    </style:style>
    <style:style style:family="graphic" style:name="a784">
      <style:graphic-properties draw:fill="solid" draw:fill-color="#766f54" draw:opacity="20%" draw:stroke="none"/>
    </style:style>
    <style:style style:family="paragraph" style:name="a860">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5">
      <style:graphic-properties draw:fill="solid" draw:fill-color="#766f54" draw:opacity="20%" draw:stroke="none"/>
    </style:style>
    <style:style style:family="graphic" style:name="a786">
      <style:graphic-properties draw:fill="solid" draw:fill-color="#766f54" draw:opacity="20%" draw:stroke="none"/>
    </style:style>
    <style:style style:family="text" style:name="a862">
      <style:text-properties fo:font-variant="normal" fo:text-transform="none" fo:color="#404040" style:text-line-through-type="none" style:text-line-through-style="none" style:text-line-through-width="auto" style:text-line-through-color="font-color" style:text-position="0% 100%" fo:font-family="Century Gothic" style:font-family-asian="" style:font-family-complex=""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87">
      <style:graphic-properties draw:fill="solid" draw:fill-color="#766f54" draw:opacity="20%" draw:stroke="none"/>
    </style:style>
    <style:style style:family="paragraph" style:name="a863">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8">
      <style:graphic-properties draw:fill="solid" draw:fill-color="#766f54" draw:opacity="20%" draw:stroke="none"/>
    </style:style>
    <style:style style:family="text" style:name="a940">
      <style:text-properties fo:font-variant="normal" fo:text-transform="none" fo:color="#feffff" style:text-line-through-type="none" style:text-line-through-style="none" style:text-line-through-width="auto" style:text-line-through-color="font-color" style:text-position="0% 100%" fo:font-family="Century Gothic" style:font-family-asian="" style:font-family-complex=""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89">
      <style:graphic-properties draw:fill="solid" draw:fill-color="#766f54" draw:opacity="20%" draw:stroke="none"/>
    </style:style>
    <style:style style:family="text" style:name="a941">
      <style:text-properties fo:font-variant="normal" fo:text-transform="none" fo:color="#feffff" style:text-line-through-type="none" style:text-line-through-style="none" style:text-line-through-width="auto" style:text-line-through-color="font-color" style:text-position="0% 100%" fo:font-family="Century Gothic" style:font-family-asian="" style:font-family-complex=""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5">
      <style:text-properties fo:font-variant="normal" fo:text-transform="none" fo:color="#404040" style:text-line-through-type="none" style:text-line-through-style="none" style:text-line-through-width="auto" style:text-line-through-color="font-color" style:text-position="0% 100%" fo:font-family="Century Gothic" style:font-family-asian="" style:font-family-complex=""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6">
      <style:text-properties fo:font-variant="normal" fo:text-transform="none" fo:color="#404040" style:text-line-through-type="none" style:text-line-through-style="none" style:text-line-through-width="auto" style:text-line-through-color="font-color" style:text-position="0% 100%" fo:font-family="Century Gothic"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7">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944">
      <style:graphic-properties draw:fill="solid" draw:fill-color="#766f54" draw:opacity="100%" draw:stroke="none"/>
    </style:style>
    <style:style style:family="presentation" style:name="a869">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graphic" style:name="a945">
      <style:graphic-properties draw:fill="solid" draw:fill-color="#766f54" draw:opacity="100%" draw:stroke="none"/>
    </style:style>
    <style:style style:family="graphic" style:name="a946">
      <style:graphic-properties draw:fill="solid" draw:fill-color="#766f54" draw:opacity="100%" draw:stroke="none"/>
    </style:style>
    <style:style style:family="graphic" style:name="a947">
      <style:graphic-properties draw:fill="solid" draw:fill-color="#766f54" draw:opacity="100%" draw:stroke="none"/>
    </style:style>
    <style:style style:family="graphic" style:name="a948">
      <style:graphic-properties draw:fill="solid" draw:fill-color="#766f54" draw:opacity="100%" draw:stroke="none"/>
    </style:style>
    <style:style style:family="graphic" style:name="a949">
      <style:graphic-properties draw:fill="solid" draw:fill-color="#766f54" draw:opacity="100%" draw:stroke="none"/>
    </style:style>
    <style:style style:family="graphic" style:name="a90">
      <style:graphic-properties draw:fill="solid" draw:fill-color="#766f54" draw:opacity="100%" draw:stroke="none"/>
    </style:style>
    <style:style style:family="graphic" style:name="a91">
      <style:graphic-properties draw:fill="solid" draw:fill-color="#766f54" draw:opacity="100%" draw:stroke="none"/>
    </style:style>
    <style:style style:family="graphic" style:name="a92">
      <style:graphic-properties draw:fill="solid" draw:fill-color="#766f54" draw:opacity="100%" draw:stroke="none"/>
    </style:style>
    <style:style style:family="graphic" style:name="a93">
      <style:graphic-properties draw:fill="solid" draw:fill-color="#766f54" draw:opacity="100%" draw:stroke="none"/>
    </style:style>
    <style:style style:family="graphic" style:name="a94">
      <style:graphic-properties draw:fill="solid" draw:fill-color="#766f54" draw:opacity="100%" draw:stroke="none"/>
    </style:style>
    <style:style style:family="graphic" style:name="a95">
      <style:graphic-properties draw:fill="solid" draw:fill-color="#766f54" draw:opacity="100%" draw:stroke="none"/>
    </style:style>
    <style:style style:family="graphic" style:name="a96">
      <style:graphic-properties draw:fill="solid" draw:fill-color="#766f54" draw:opacity="20%" draw:stroke="none"/>
    </style:style>
    <style:style style:family="graphic" style:name="a97">
      <style:graphic-properties draw:fill="solid" draw:fill-color="#766f54" draw:opacity="20%" draw:stroke="none"/>
    </style:style>
    <style:style style:family="graphic" style:name="a790">
      <style:graphic-properties draw:fill="solid" draw:fill-color="#766f54" draw:opacity="20%" draw:stroke="none"/>
    </style:style>
    <style:style style:family="graphic" style:name="a98">
      <style:graphic-properties draw:fill="solid" draw:fill-color="#766f54" draw:opacity="20%" draw:stroke="none"/>
    </style:style>
    <style:style style:family="graphic" style:name="a791">
      <style:graphic-properties draw:fill="solid" draw:fill-color="#766f54" draw:opacity="20%" draw:stroke="none"/>
    </style:style>
    <style:style style:family="graphic" style:name="a99">
      <style:graphic-properties draw:fill="solid" draw:fill-color="#766f54" draw:opacity="20%" draw:stroke="none"/>
    </style:style>
    <style:style style:family="graphic" style:name="a792">
      <style:graphic-properties draw:fill="solid" draw:fill-color="#766f54" draw:opacity="20%" draw:stroke="none"/>
    </style:style>
    <style:style style:family="graphic" style:name="a793">
      <style:graphic-properties draw:fill="solid" draw:fill-color="#766f54" draw:opacity="20%" draw:stroke="none"/>
    </style:style>
    <style:style style:family="text" style:name="a870">
      <style:text-properties fo:font-variant="normal" fo:text-transform="none" fo:color="#898989" style:text-line-through-type="none" style:text-line-through-style="none" style:text-line-through-width="auto" style:text-line-through-color="font-color" style:text-position="0% 100%" fo:font-family="Century Gothic" style:font-family-asian="" style:font-family-complex="" fo:font-size="0.125in" style:font-size-asian="0.125in" style:font-size-complex="0.1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95">
      <style:drawing-page-properties draw:fill="gradient" draw:fill-gradient-name="a794"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796">
      <style:graphic-properties draw:fill="solid" draw:fill-color="#766f54" draw:opacity="100%" draw:stroke="none"/>
    </style:style>
    <style:style style:family="text" style:name="a872">
      <style:text-properties fo:font-variant="normal" fo:text-transform="none" fo:color="#898989" style:text-line-through-type="none" style:text-line-through-style="none" style:text-line-through-width="auto" style:text-line-through-color="font-color" style:text-position="0% 100%" fo:font-family="Century Gothic" style:font-family-asian="" style:font-family-complex="" fo:font-size="0.125in" style:font-size-asian="0.125in" style:font-size-complex="0.1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7">
      <style:text-properties fo:font-variant="normal" fo:text-transform="none" fo:color="#262626" style:text-line-through-type="none" style:text-line-through-style="none" style:text-line-through-width="auto" style:text-line-through-color="font-color" style:text-position="0% 100%" fo:font-family="Century Gothic" style:font-family-asian="" style:font-family-complex="" fo:font-size="0.66667in" style:font-size-asian="0.66667in" style:font-size-complex="0.6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8">
      <style:text-properties fo:font-variant="normal" fo:text-transform="none" fo:color="#262626" style:text-line-through-type="none" style:text-line-through-style="none" style:text-line-through-width="auto" style:text-line-through-color="font-color" style:text-position="0% 100%" fo:font-family="Century Gothic" style:font-family-asian="" style:font-family-complex=""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50">
      <style:graphic-properties draw:fill="solid" draw:fill-color="#766f54" draw:opacity="100%" draw:stroke="none"/>
    </style:style>
    <style:style style:family="presentation" style:name="a8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9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1">
      <style:graphic-properties draw:fill="solid" draw:fill-color="#766f54" draw:opacity="100%" draw:stroke="none"/>
    </style:style>
    <style:style style:family="text" style:name="a875">
      <style:text-properties fo:font-variant="normal" fo:text-transform="none" fo:color="#898989" style:text-line-through-type="none" style:text-line-through-style="none" style:text-line-through-width="auto" style:text-line-through-color="font-color" style:text-position="0% 100%" fo:font-family="Century Gothic" style:font-family-asian="" style:font-family-complex="" fo:font-size="0.125in" style:font-size-asian="0.125in" style:font-size-complex="0.1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2">
      <style:graphic-properties draw:fill="solid" draw:fill-color="#766f54" draw:opacity="100%" draw:stroke="none"/>
    </style:style>
    <style:style style:family="presentation" style:name="a87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953">
      <style:graphic-properties draw:fill="solid" draw:fill-color="#766f54" draw:opacity="100%" draw:stroke="none"/>
    </style:style>
    <style:style style:family="graphic" style:name="a878">
      <style:graphic-properties draw:fill="solid" draw:fill-color="#a53010" draw:opacity="100%" draw:stroke="none"/>
    </style:style>
    <style:style style:family="graphic" style:name="a954">
      <style:graphic-properties draw:fill="solid" draw:fill-color="#766f54" draw:opacity="100%" draw:stroke="none"/>
    </style:style>
    <style:style style:family="text" style:name="a879">
      <style:text-properties fo:font-variant="normal" fo:text-transform="none" fo:color="#feffff" style:text-line-through-type="none" style:text-line-through-style="none" style:text-line-through-width="auto" style:text-line-through-color="font-color" style:text-position="0% 100%" fo:font-family="Century Gothic" style:font-family-asian="" style:font-family-complex=""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55">
      <style:graphic-properties draw:fill="solid" draw:fill-color="#766f54" draw:opacity="100%" draw:stroke="none"/>
    </style:style>
    <style:style style:family="graphic" style:name="a956">
      <style:graphic-properties draw:fill="solid" draw:fill-color="#766f54" draw:opacity="20%" draw:stroke="none"/>
    </style:style>
    <style:style style:family="graphic" style:name="a957">
      <style:graphic-properties draw:fill="solid" draw:fill-color="#766f54" draw:opacity="20%" draw:stroke="none"/>
    </style:style>
    <style:style style:family="graphic" style:name="a958">
      <style:graphic-properties draw:fill="solid" draw:fill-color="#766f54" draw:opacity="20%" draw:stroke="none"/>
    </style:style>
    <style:style style:family="graphic" style:name="a959">
      <style:graphic-properties draw:fill="solid" draw:fill-color="#766f54" draw:opacity="20%" draw:stroke="none"/>
    </style:style>
    <style:style style:family="text" style:name="a880">
      <style:text-properties fo:font-variant="normal" fo:text-transform="none" fo:color="#feffff" style:text-line-through-type="none" style:text-line-through-style="none" style:text-line-through-width="auto" style:text-line-through-color="font-color" style:text-position="0% 100%" fo:font-family="Century Gothic" style:font-family-asian="" style:font-family-complex=""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883">
      <style:graphic-properties draw:fill="solid" draw:fill-color="#766f54" draw:opacity="100%" draw:stroke="none"/>
    </style:style>
    <style:style style:family="graphic" style:name="a884">
      <style:graphic-properties draw:fill="solid" draw:fill-color="#766f54" draw:opacity="100%" draw:stroke="none"/>
    </style:style>
    <style:style style:family="graphic" style:name="a960">
      <style:graphic-properties draw:fill="solid" draw:fill-color="#766f54" draw:opacity="20%" draw:stroke="none"/>
    </style:style>
    <style:style style:family="graphic" style:name="a885">
      <style:graphic-properties draw:fill="solid" draw:fill-color="#766f54" draw:opacity="100%" draw:stroke="none"/>
    </style:style>
    <style:style style:family="graphic" style:name="a961">
      <style:graphic-properties draw:fill="solid" draw:fill-color="#766f54" draw:opacity="20%" draw:stroke="none"/>
    </style:style>
    <style:style style:family="graphic" style:name="a886">
      <style:graphic-properties draw:fill="solid" draw:fill-color="#766f54" draw:opacity="100%" draw:stroke="none"/>
    </style:style>
    <style:style style:family="graphic" style:name="a962">
      <style:graphic-properties draw:fill="solid" draw:fill-color="#766f54" draw:opacity="20%" draw:stroke="none"/>
    </style:style>
    <style:style style:family="graphic" style:name="a887">
      <style:graphic-properties draw:fill="solid" draw:fill-color="#766f54" draw:opacity="100%" draw:stroke="none"/>
    </style:style>
    <style:style style:family="graphic" style:name="a963">
      <style:graphic-properties draw:fill="solid" draw:fill-color="#766f54" draw:opacity="20%" draw:stroke="none"/>
    </style:style>
    <style:style style:family="graphic" style:name="a888">
      <style:graphic-properties draw:fill="solid" draw:fill-color="#766f54" draw:opacity="100%" draw:stroke="none"/>
    </style:style>
    <style:style style:family="graphic" style:name="a964">
      <style:graphic-properties draw:fill="solid" draw:fill-color="#766f54" draw:opacity="20%" draw:stroke="none"/>
    </style:style>
    <style:style style:family="graphic" style:name="a889">
      <style:graphic-properties draw:fill="solid" draw:fill-color="#766f54" draw:opacity="100%" draw:stroke="none"/>
    </style:style>
    <style:style style:family="graphic" style:name="a965">
      <style:graphic-properties draw:fill="solid" draw:fill-color="#766f54" draw:opacity="20%" draw:stroke="none"/>
    </style:style>
    <style:style style:family="graphic" style:name="a966">
      <style:graphic-properties draw:fill="solid" draw:fill-color="#766f54" draw:opacity="20%" draw:stroke="none"/>
    </style:style>
    <style:style style:family="graphic" style:name="a967">
      <style:graphic-properties draw:fill="solid" draw:fill-color="#766f54" draw:opacity="20%" draw:stroke="none"/>
    </style:style>
    <style:style style:family="graphic" style:name="a890">
      <style:graphic-properties draw:fill="solid" draw:fill-color="#766f54" draw:opacity="100%" draw:stroke="none"/>
    </style:style>
    <style:style style:family="graphic" style:name="a891">
      <style:graphic-properties draw:fill="solid" draw:fill-color="#766f54" draw:opacity="100%" draw:stroke="none"/>
    </style:style>
    <style:style style:family="graphic" style:name="a892">
      <style:graphic-properties draw:fill="solid" draw:fill-color="#766f54" draw:opacity="100%" draw:stroke="none"/>
    </style:style>
    <style:style style:family="graphic" style:name="a893">
      <style:graphic-properties draw:fill="solid" draw:fill-color="#766f54" draw:opacity="100%" draw:stroke="none"/>
    </style:style>
    <style:style style:family="graphic" style:name="a894">
      <style:graphic-properties draw:fill="solid" draw:fill-color="#766f54" draw:opacity="100%" draw:stroke="none"/>
    </style:style>
    <style:style style:family="graphic" style:name="a895">
      <style:graphic-properties draw:fill="solid" draw:fill-color="#766f54" draw:opacity="20%" draw:stroke="none"/>
    </style:style>
    <style:style style:family="graphic" style:name="a896">
      <style:graphic-properties draw:fill="solid" draw:fill-color="#766f54" draw:opacity="20%" draw:stroke="none"/>
    </style:style>
    <style:style style:family="graphic" style:name="a897">
      <style:graphic-properties draw:fill="solid" draw:fill-color="#766f54" draw:opacity="20%" draw:stroke="none"/>
    </style:style>
    <style:style style:family="graphic" style:name="a898">
      <style:graphic-properties draw:fill="solid" draw:fill-color="#766f54" draw:opacity="20%" draw:stroke="none"/>
    </style:style>
    <style:style style:family="graphic" style:name="a899">
      <style:graphic-properties draw:fill="solid" draw:fill-color="#766f54" draw:opacity="20%" draw:stroke="none"/>
    </style:style>
    <style:style style:family="graphic" style:name="a100">
      <style:graphic-properties draw:fill="solid" draw:fill-color="#766f54" draw:opacity="20%" draw:stroke="none"/>
    </style:style>
    <style:style style:family="graphic" style:name="a101">
      <style:graphic-properties draw:fill="solid" draw:fill-color="#766f54" draw:opacity="20%" draw:stroke="none"/>
    </style:style>
    <style:style style:family="graphic" style:name="a102">
      <style:graphic-properties draw:fill="solid" draw:fill-color="#766f54" draw:opacity="20%" draw:stroke="none"/>
    </style:style>
    <style:style style:family="graphic" style:name="a103">
      <style:graphic-properties draw:fill="solid" draw:fill-color="#766f54" draw:opacity="20%" draw:stroke="none"/>
    </style:style>
    <style:style style:family="graphic" style:name="a104">
      <style:graphic-properties draw:fill="solid" draw:fill-color="#766f54" draw:opacity="20%" draw:stroke="none"/>
    </style:style>
    <style:style style:family="graphic" style:name="a105">
      <style:graphic-properties draw:fill="solid" draw:fill-color="#766f54" draw:opacity="20%" draw:stroke="none"/>
    </style:style>
    <style:style style:family="graphic" style:name="a106">
      <style:graphic-properties draw:fill="solid" draw:fill-color="#766f54" draw:opacity="20%" draw:stroke="none"/>
    </style:style>
    <style:style style:family="graphic" style:name="a107">
      <style:graphic-properties draw:fill="solid" draw:fill-color="#766f54" draw:opacity="20%" draw:stroke="none"/>
    </style:style>
    <style:style style:family="drawing-page" style:name="a109">
      <style:drawing-page-properties draw:fill="gradient" draw:fill-gradient-name="a108"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10">
      <style:graphic-properties draw:fill="solid" draw:fill-color="#766f54" draw:opacity="100%" draw:stroke="none"/>
    </style:style>
    <style:style style:family="text" style:name="a111">
      <style:text-properties fo:font-variant="normal" fo:text-transform="none" fo:color="#262626" style:text-line-through-type="none" style:text-line-through-style="none" style:text-line-through-width="auto" style:text-line-through-color="font-color" style:text-position="0% 100%" fo:font-family="Century Gothic" style:font-family-asian="" style:font-family-complex="" fo:font-size="0.5in" style:font-size-asian="0.5in" style:font-size-complex="0.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
      <style:text-properties fo:font-variant="normal" fo:text-transform="none" fo:color="#262626" style:text-line-through-type="none" style:text-line-through-style="none" style:text-line-through-width="auto" style:text-line-through-color="font-color" style:text-position="0% 100%" fo:font-family="Century Gothic" style:font-family-asian="" style:font-family-complex=""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5">
      <style:text-properties fo:font-variant="normal" fo:text-transform="none" fo:color="#404040"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
      <style:text-properties fo:font-variant="normal" fo:text-transform="none" fo:color="#404040" style:text-line-through-type="none" style:text-line-through-style="none" style:text-line-through-width="auto" style:text-line-through-color="font-color" style:text-position="0% 100%" fo:font-family="Century Gothic" style:font-family-asian="" style:font-family-complex=""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
      <style:text-properties fo:font-variant="normal" fo:text-transform="none" fo:color="#404040" style:text-line-through-type="none" style:text-line-through-style="none" style:text-line-through-width="auto" style:text-line-through-color="font-color" style:text-position="0% 100%" fo:font-family="Century Gothic" style:font-family-asian="" style:font-family-complex=""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404040" style:text-line-through-type="none" style:text-line-through-style="none" style:text-line-through-width="auto" style:text-line-through-color="font-color" style:text-position="0% 100%" fo:font-family="Century Gothic" style:font-family-asian="" style:font-family-complex=""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0">
      <style:graphic-properties draw:fill="solid" draw:fill-color="#766f54" draw:opacity="100%" draw:stroke="none"/>
    </style:style>
    <style:style style:family="paragraph" style:name="a125">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1">
      <style:graphic-properties draw:fill="solid" draw:fill-color="#766f54" draw:opacity="100%" draw:stroke="none"/>
    </style:style>
    <style:style style:family="graphic" style:name="a202">
      <style:graphic-properties draw:fill="solid" draw:fill-color="#766f54" draw:opacity="100%" draw:stroke="none"/>
    </style:style>
    <style:style style:family="text" style:name="a127">
      <style:text-properties fo:font-variant="normal" fo:text-transform="none" fo:color="#404040" style:text-line-through-type="none" style:text-line-through-style="none" style:text-line-through-width="auto" style:text-line-through-color="font-color" style:text-position="0% 100%" fo:font-family="Century Gothic" style:font-family-asian="" style:font-family-complex=""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3">
      <style:graphic-properties draw:fill="solid" draw:fill-color="#766f54" draw:opacity="100%" draw:stroke="none"/>
    </style:style>
    <style:style style:family="text" style:name="a128">
      <style:text-properties fo:font-variant="normal" fo:text-transform="none" fo:color="#404040" style:text-line-through-type="none" style:text-line-through-style="none" style:text-line-through-width="auto" style:text-line-through-color="font-color" style:text-position="0% 100%" fo:font-family="Century Gothic"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4">
      <style:graphic-properties draw:fill="solid" draw:fill-color="#766f54" draw:opacity="100%" draw:stroke="none"/>
    </style:style>
    <style:style style:family="paragraph" style:name="a129">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5">
      <style:graphic-properties draw:fill="solid" draw:fill-color="#766f54" draw:opacity="20%" draw:stroke="none"/>
    </style:style>
    <style:style style:family="graphic" style:name="a206">
      <style:graphic-properties draw:fill="solid" draw:fill-color="#766f54" draw:opacity="20%" draw:stroke="none"/>
    </style:style>
    <style:style style:family="graphic" style:name="a207">
      <style:graphic-properties draw:fill="solid" draw:fill-color="#766f54" draw:opacity="20%" draw:stroke="none"/>
    </style:style>
    <style:style style:family="graphic" style:name="a208">
      <style:graphic-properties draw:fill="solid" draw:fill-color="#766f54" draw:opacity="20%" draw:stroke="none"/>
    </style:style>
    <style:style style:family="graphic" style:name="a209">
      <style:graphic-properties draw:fill="solid" draw:fill-color="#766f54" draw:opacity="20%" draw:stroke="none"/>
    </style:style>
    <style:style style:family="presentation" style:name="a13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2">
      <style:text-properties fo:font-variant="normal" fo:text-transform="none" fo:color="#898989" style:text-line-through-type="none" style:text-line-through-style="none" style:text-line-through-width="auto" style:text-line-through-color="font-color" style:text-position="0% 100%" fo:font-family="Century Gothic" style:font-family-asian="" style:font-family-complex="" fo:font-size="0.125in" style:font-size-asian="0.125in" style:font-size-complex="0.1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0">
      <style:graphic-properties draw:fill="solid" draw:fill-color="#766f54" draw:opacity="20%" draw:stroke="none"/>
    </style:style>
    <style:style style:family="text" style:name="a134">
      <style:text-properties fo:font-variant="normal" fo:text-transform="none" fo:color="#898989" style:text-line-through-type="none" style:text-line-through-style="none" style:text-line-through-width="auto" style:text-line-through-color="font-color" style:text-position="0% 100%" fo:font-family="Century Gothic" style:font-family-asian="" style:font-family-complex="" fo:font-size="0.125in" style:font-size-asian="0.125in" style:font-size-complex="0.1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1">
      <style:graphic-properties draw:fill="solid" draw:fill-color="#766f54" draw:opacity="20%" draw:stroke="none"/>
    </style:style>
    <style:style style:family="paragraph" style:name="a1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2">
      <style:graphic-properties draw:fill="solid" draw:fill-color="#766f54" draw:opacity="20%" draw:stroke="none"/>
    </style:style>
    <style:style style:family="presentation" style:name="a1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13">
      <style:graphic-properties draw:fill="solid" draw:fill-color="#766f54" draw:opacity="20%" draw:stroke="none"/>
    </style:style>
    <style:style style:family="text" style:name="a137">
      <style:text-properties fo:font-variant="normal" fo:text-transform="none" fo:color="#898989" style:text-line-through-type="none" style:text-line-through-style="none" style:text-line-through-width="auto" style:text-line-through-color="font-color" style:text-position="0% 100%" fo:font-family="Century Gothic" style:font-family-asian="" style:font-family-complex="" fo:font-size="0.125in" style:font-size-asian="0.125in" style:font-size-complex="0.1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4">
      <style:graphic-properties draw:fill="solid" draw:fill-color="#766f54" draw:opacity="20%" draw:stroke="none"/>
    </style:style>
    <style:style style:family="paragraph" style:name="a1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5">
      <style:graphic-properties draw:fill="solid" draw:fill-color="#766f54" draw:opacity="20%" draw:stroke="none"/>
    </style:style>
    <style:style style:family="presentation" style:name="a1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16">
      <style:graphic-properties draw:fill="solid" draw:fill-color="#766f54" draw:opacity="20%" draw:stroke="none"/>
    </style:style>
    <style:style style:family="drawing-page" style:name="a218">
      <style:drawing-page-properties draw:fill="gradient" draw:fill-gradient-name="a217"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19">
      <style:graphic-properties draw:fill="solid" draw:fill-color="#766f54" draw:opacity="100%" draw:stroke="none"/>
    </style:style>
    <style:style style:family="graphic" style:name="a140">
      <style:graphic-properties draw:fill="solid" draw:fill-color="#a53010" draw:opacity="100%" draw:stroke="none"/>
    </style:style>
    <style:style style:family="text" style:name="a141">
      <style:text-properties fo:font-variant="normal" fo:text-transform="none" fo:color="#feffff" style:text-line-through-type="none" style:text-line-through-style="none" style:text-line-through-width="auto" style:text-line-through-color="font-color" style:text-position="0% 100%" fo:font-family="Century Gothic" style:font-family-asian="" style:font-family-complex=""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
      <style:text-properties fo:font-variant="normal" fo:text-transform="none" fo:color="#feffff" style:text-line-through-type="none" style:text-line-through-style="none" style:text-line-through-width="auto" style:text-line-through-color="font-color" style:text-position="0% 100%" fo:font-family="Century Gothic" style:font-family-asian="" style:font-family-complex=""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0">
      <style:text-properties fo:font-variant="normal" fo:text-transform="none" fo:color="#262626" style:text-line-through-type="none" style:text-line-through-style="none" style:text-line-through-width="auto" style:text-line-through-color="font-color" style:text-position="0% 100%" fo:font-family="Century Gothic" style:font-family-asian="" style:font-family-complex="" fo:font-size="0.5in" style:font-size-asian="0.5in" style:font-size-complex="0.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1">
      <style:text-properties fo:font-variant="normal" fo:text-transform="none" fo:color="#262626" style:text-line-through-type="none" style:text-line-through-style="none" style:text-line-through-width="auto" style:text-line-through-color="font-color" style:text-position="0% 100%" fo:font-family="Century Gothic" style:font-family-asian="" style:font-family-complex=""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5">
      <style:graphic-properties draw:fill="solid" draw:fill-color="#766f54" draw:opacity="100%" draw:stroke="none"/>
    </style:style>
    <style:style style:family="paragraph" style:name="a22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6">
      <style:graphic-properties draw:fill="solid" draw:fill-color="#766f54" draw:opacity="100%" draw:stroke="none"/>
    </style:style>
    <style:style style:family="presentation" style:name="a22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47">
      <style:graphic-properties draw:fill="solid" draw:fill-color="#766f54" draw:opacity="100%" draw:stroke="none"/>
    </style:style>
    <style:style style:family="text" style:name="a224">
      <style:text-properties fo:font-variant="normal" fo:text-transform="none" fo:color="#404040"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8">
      <style:graphic-properties draw:fill="solid" draw:fill-color="#766f54" draw:opacity="100%" draw:stroke="none"/>
    </style:style>
    <style:style style:family="paragraph" style:name="a30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9">
      <style:graphic-properties draw:fill="solid" draw:fill-color="#766f54" draw:opacity="100%" draw:stroke="none"/>
    </style:style>
    <style:style style:family="presentation" style:name="a30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02">
      <style:text-properties fo:font-variant="normal" fo:text-transform="none" fo:color="#404040" style:text-line-through-type="none" style:text-line-through-style="none" style:text-line-through-width="auto" style:text-line-through-color="font-color" style:text-position="0% 100%" fo:font-family="Century Gothic" style:font-family-asian="" style:font-family-complex=""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807">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59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7">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342">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6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1">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922">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3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2">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12">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925">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480">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3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9">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5">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256">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232">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929">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855">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483">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18">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308">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235">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858">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487">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239">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120">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7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3">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697">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26">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749">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332">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335">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22">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311">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861">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338">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314">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49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64">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63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43">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317">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5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16">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868">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246">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919">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9">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474">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249">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226">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477">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1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9">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130">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8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number:date-style xmlns:number="urn:oasis:names:tc:opendocument:xmlns:datastyle:1.0" style:name="a34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7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3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4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1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9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5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8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2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0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8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3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4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5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94"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Fetzen" style:page-layout-name="pageLayout1" draw:style-name="a1">
      <draw:g draw:name="Group 22" draw:id="id0">
        <svg:title/>
        <svg:desc/>
        <draw:custom-shape svg:x="0in" svg:y="2.8161in" svg:width="0.11006in" svg:height="0.68484in" draw:id="id20" draw:style-name="a48"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4064in" svg:y="3.45202in" svg:width="0.70726in" svg:height="2.53961in" draw:id="id21" draw:style-name="a49"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88254in" svg:y="5.95698in" svg:width="0.66649in" svg:height="1.55311in" draw:id="id22" draw:style-name="a50"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1.04968in" svg:y="7.11264in" svg:width="0.18752in" svg:height="0.39745in" draw:id="id23" draw:style-name="a51"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11006in" svg:y="3.50094in" svg:width="0.89885in" svg:height="3.64024in" draw:id="id24" draw:style-name="a52"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2446in" svg:y="0.25in" svg:width="0.11618in" svg:height="3.20202in" draw:id="id25" draw:style-name="a53"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8561in" svg:y="3.21967in" svg:width="0.0856in" svg:height="0.54013in" draw:id="id26" draw:style-name="a54"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4178in" svg:y="5.99163in" svg:width="0.2079in" svg:height="1.12101in" draw:id="id27" draw:style-name="a55"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84789in" svg:y="1.52999in" svg:width="2.27056in" svg:height="4.42698in" draw:id="id28" draw:style-name="a56"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1.00891in" svg:y="7.14118in" svg:width="0.17733in" svg:height="0.36892in" draw:id="id29" draw:style-name="a57"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84178in" svg:y="5.86118in" svg:width="0.04076in" svg:height="0.24255in" draw:id="id30" draw:style-name="a58"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2942in" svg:y="6.82933in" svg:width="0.26089in" svg:height="0.68076in" draw:id="id31" draw:style-name="a59"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9" draw:id="id1">
        <svg:title/>
        <svg:desc/>
        <draw:custom-shape svg:x="0.02977in" svg:y="-0.00086in" svg:width="0.5406in" svg:height="4.81304in" draw:id="id8" draw:style-name="a36"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6018in" svg:y="4.72055in" svg:width="0.46308in" svg:height="1.72867in" draw:id="id9" draw:style-name="a37"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1005in" svg:y="6.41151in" svg:width="0.47146in" svg:height="1.0833in" draw:id="id10" draw:style-name="a38"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7037in" svg:y="4.77294in" svg:width="0.60346in" svg:height="2.44528in" draw:id="id11" draw:style-name="a39"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5117in" svg:y="1.40988in" svg:width="0.19068in" svg:height="3.31067in" draw:id="id12" draw:style-name="a40"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21574in" svg:y="7.18679in" svg:width="0.14668in" svg:height="0.30802in" draw:id="id13" draw:style-name="a41"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54942in" svg:y="4.49216in" svg:width="0.0901in" svg:height="0.55946in" draw:id="id14" draw:style-name="a42"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1.06488in" svg:y="3.44029in" svg:width="1.54218in" svg:height="2.97122in" draw:id="id15" draw:style-name="a43"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17383in" svg:y="7.21822in" svg:width="0.13201in" svg:height="0.27659in" draw:id="id16" draw:style-name="a44"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1.06488in" svg:y="6.44922in" svg:width="0.15087in" svg:height="0.73757in" draw:id="id17" draw:style-name="a45"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1.06488in" svg:y="6.31302in" svg:width="0.04191in" svg:height="0.24935in" draw:id="id18" draw:style-name="a46"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1005in" svg:y="6.91439in" svg:width="0.23049in" svg:height="0.58042in" draw:id="id19" draw:style-name="a47"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2" draw:style-name="a2" draw:name="Rectangle 6">
        <svg:title/>
        <svg:desc/>
        <draw:enhanced-geometry xmlns:dr3d="urn:oasis:names:tc:opendocument:xmlns:dr3d:1.0" draw:type="non-primitive" svg:viewBox="0 0 21600 21600" draw:enhanced-path="M 0 0 L 21600 0 21600 21600 0 21600 Z N"/>
      </draw:custom-shape>
      <draw:frame draw:id="id3" presentation:style-name="a6" draw:name="Title Placeholder 1" svg:x="2.83566in" svg:y="0.68253in" svg:width="9.74594in" svg:height="1.4008in" presentation:class="title" presentation:placeholder="false">
        <draw:text-box>
          <text:p text:style-name="a5" text:class-names="" text:cond-style-name=""><text:span text:style-name="a3" text:class-names="">Titelmasterformat durch Klicken bearbeiten</text:span><text:span text:style-name="a4" text:class-names=""/></text:p>
        </draw:text-box>
        <svg:title/>
        <svg:desc/>
      </draw:frame>
      <draw:frame draw:id="id4" presentation:style-name="a23" draw:name="Text Placeholder 2" svg:x="2.8316in" svg:y="2.33333in" svg:width="9.75in" svg:height="4.25in" presentation:class="outline" presentation:placeholder="false">
        <draw:text-box>
          <text:list text:style-name="a9">
            <text:list-item>
              <text:p text:style-name="a8" text:class-names="" text:cond-style-name=""><text:span text:style-name="a7" text:class-names="">Textmasterformat bearbeiten</text:span></text:p>
            </text:list-item>
          </text:list>
          <text:list text:style-name="a12">
            <text:list-item>
              <text:list text:style-name="a12">
                <text:list-item>
                  <text:p text:style-name="a11" text:class-names="" text:cond-style-name=""><text:span text:style-name="a10" text:class-names="">Zweite Ebene</text:span></text:p>
                </text:list-item>
              </text:list>
            </text:list-item>
          </text:list>
          <text:list text:style-name="a15">
            <text:list-item>
              <text:list text:style-name="a15">
                <text:list-item>
                  <text:list text:style-name="a15">
                    <text:list-item>
                      <text:p text:style-name="a14" text:class-names="" text:cond-style-name=""><text:span text:style-name="a13" text:class-names="">Dritte Ebene</text:span></text:p>
                    </text:list-item>
                  </text:list>
                </text:list-item>
              </text:list>
            </text:list-item>
          </text:list>
          <text:list text:style-name="a18">
            <text:list-item>
              <text:list text:style-name="a18">
                <text:list-item>
                  <text:list text:style-name="a18">
                    <text:list-item>
                      <text:list text:style-name="a18">
                        <text:list-item>
                          <text:p text:style-name="a17" text:class-names="" text:cond-style-name=""><text:span text:style-name="a16" text:class-names="">Vierte Ebene</text:span></text:p>
                        </text:list-item>
                      </text:list>
                    </text:list-item>
                  </text:list>
                </text:list-item>
              </text:list>
            </text:list-item>
          </text:list>
          <text:list text:style-name="a22">
            <text:list-item>
              <text:list text:style-name="a22">
                <text:list-item>
                  <text:list text:style-name="a22">
                    <text:list-item>
                      <text:list text:style-name="a22">
                        <text:list-item>
                          <text:list text:style-name="a22">
                            <text:list-item>
                              <text:p text:style-name="a21" text:class-names="" text:cond-style-name=""><text:span text:style-name="a19" text:class-names="">Fünfte Ebene</text:span><text:span text:style-name="a20" text:class-names=""/></text:p>
                            </text:list-item>
                          </text:list>
                        </text:list-item>
                      </text:list>
                    </text:list-item>
                  </text:list>
                </text:list-item>
              </text:list>
            </text:list-item>
          </text:list>
        </draw:text-box>
        <svg:title/>
        <svg:desc/>
      </draw:frame>
      <draw:frame draw:id="id5" presentation:style-name="a28" draw:name="Date Placeholder 3" svg:x="11.3316in" svg:y="6.70433in" svg:width="1.25359in" svg:height="0.40507in" presentation:class="date-time" presentation:placeholder="false">
        <draw:text-box>
          <text:p text:style-name="a27" text:class-names="" text:cond-style-name=""><text:span text:style-name="a24" text:class-names=""><text:date text:fixed="false" style:data-style-name="a25"/></text:span><text:span text:style-name="a26" text:class-names=""/></text:p>
        </draw:text-box>
        <svg:title/>
        <svg:desc/>
      </draw:frame>
      <draw:frame draw:id="id6" presentation:style-name="a31" draw:name="Footer Placeholder 4" svg:x="2.8316in" svg:y="6.7102in" svg:width="8.33333in" svg:height="0.39931in" presentation:class="footer" presentation:placeholder="false">
        <draw:text-box>
          <text:p text:style-name="a30" text:class-names="" text:cond-style-name=""><text:span text:style-name="a29" text:class-names=""/></text:p>
        </draw:text-box>
        <svg:title/>
        <svg:desc/>
      </draw:frame>
      <draw:frame draw:id="id7" presentation:style-name="a35" draw:name="Slide Number Placeholder 5" svg:x="0.5816in" svg:y="0.86153in" svg:width="0.85276in" svg:height="0.39931in" presentation:class="page-number" presentation:placeholder="false">
        <draw:text-box>
          <text:p text:style-name="a34" text:class-names="" text:cond-style-name=""><text:span text:style-name="a32" text:class-names=""><text:page-number style:num-format="1" text:fixed="false"/></text:span><text:span text:style-name="a33" text:class-names=""/></text:p>
        </draw:text-box>
        <svg:title/>
        <svg:desc/>
      </draw:frame>
    </style:master-page>
    <style:master-page style:name="Master1-Layout1-title-Titelfolie" style:page-layout-name="pageLayout1" draw:style-name="a61">
      <draw:g draw:name="Group 22" draw:id="id32">
        <svg:title/>
        <svg:desc/>
        <draw:custom-shape svg:x="0in" svg:y="2.8161in" svg:width="0.11006in" svg:height="0.68484in" draw:id="id53" draw:layer="Master1-bg" draw:style-name="a96"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4064in" svg:y="3.45202in" svg:width="0.70726in" svg:height="2.53961in" draw:id="id54" draw:layer="Master1-bg" draw:style-name="a97"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88254in" svg:y="5.95698in" svg:width="0.66649in" svg:height="1.55311in" draw:id="id55" draw:layer="Master1-bg" draw:style-name="a98"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1.04968in" svg:y="7.11264in" svg:width="0.18752in" svg:height="0.39745in" draw:id="id56" draw:layer="Master1-bg" draw:style-name="a99"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11006in" svg:y="3.50094in" svg:width="0.89885in" svg:height="3.64024in" draw:id="id57" draw:layer="Master1-bg" draw:style-name="a100"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2446in" svg:y="0.25in" svg:width="0.11618in" svg:height="3.20202in" draw:id="id58" draw:layer="Master1-bg" draw:style-name="a101"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8561in" svg:y="3.21967in" svg:width="0.0856in" svg:height="0.54013in" draw:id="id59" draw:layer="Master1-bg" draw:style-name="a102"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4178in" svg:y="5.99163in" svg:width="0.2079in" svg:height="1.12101in" draw:id="id60" draw:layer="Master1-bg" draw:style-name="a103"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84789in" svg:y="1.52999in" svg:width="2.27056in" svg:height="4.42698in" draw:id="id61" draw:layer="Master1-bg" draw:style-name="a104"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1.00891in" svg:y="7.14118in" svg:width="0.17733in" svg:height="0.36892in" draw:id="id62" draw:layer="Master1-bg" draw:style-name="a105"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84178in" svg:y="5.86118in" svg:width="0.04076in" svg:height="0.24255in" draw:id="id63" draw:layer="Master1-bg" draw:style-name="a106"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2942in" svg:y="6.82933in" svg:width="0.26089in" svg:height="0.68076in" draw:id="id64" draw:layer="Master1-bg" draw:style-name="a107"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9" draw:id="id33">
        <svg:title/>
        <svg:desc/>
        <draw:custom-shape svg:x="0.02977in" svg:y="-0.00086in" svg:width="0.5406in" svg:height="4.81304in" draw:id="id41" draw:layer="Master1-bg" draw:style-name="a84"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6018in" svg:y="4.72055in" svg:width="0.46308in" svg:height="1.72867in" draw:id="id42" draw:layer="Master1-bg" draw:style-name="a85"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1005in" svg:y="6.41151in" svg:width="0.47146in" svg:height="1.0833in" draw:id="id43" draw:layer="Master1-bg" draw:style-name="a86"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7037in" svg:y="4.77294in" svg:width="0.60346in" svg:height="2.44528in" draw:id="id44" draw:layer="Master1-bg" draw:style-name="a87"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5117in" svg:y="1.40988in" svg:width="0.19068in" svg:height="3.31067in" draw:id="id45" draw:layer="Master1-bg" draw:style-name="a88"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21574in" svg:y="7.18679in" svg:width="0.14668in" svg:height="0.30802in" draw:id="id46" draw:layer="Master1-bg" draw:style-name="a89"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54942in" svg:y="4.49216in" svg:width="0.0901in" svg:height="0.55946in" draw:id="id47" draw:layer="Master1-bg" draw:style-name="a90"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1.06488in" svg:y="3.44029in" svg:width="1.54218in" svg:height="2.97122in" draw:id="id48" draw:layer="Master1-bg" draw:style-name="a91"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17383in" svg:y="7.21822in" svg:width="0.13201in" svg:height="0.27659in" draw:id="id49" draw:layer="Master1-bg" draw:style-name="a92"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1.06488in" svg:y="6.44922in" svg:width="0.15087in" svg:height="0.73757in" draw:id="id50" draw:layer="Master1-bg" draw:style-name="a93"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1.06488in" svg:y="6.31302in" svg:width="0.04191in" svg:height="0.24935in" draw:id="id51" draw:layer="Master1-bg" draw:style-name="a94"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1005in" svg:y="6.91439in" svg:width="0.23049in" svg:height="0.58042in" draw:id="id52" draw:layer="Master1-bg" draw:style-name="a95"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34" draw:layer="Master1-bg" draw:style-name="a62" draw:name="Rectangle 6">
        <svg:title/>
        <svg:desc/>
        <draw:enhanced-geometry xmlns:dr3d="urn:oasis:names:tc:opendocument:xmlns:dr3d:1.0" draw:type="non-primitive" svg:viewBox="0 0 21600 21600" draw:enhanced-path="M 0 0 L 21600 0 21600 21600 0 21600 Z N"/>
      </draw:custom-shape>
      <draw:frame draw:id="id35" presentation:style-name="a66" draw:name="Title 1" svg:x="2.8316in" svg:y="2.75in" svg:width="9.75in" svg:height="2.47461in" presentation:class="title" presentation:placeholder="false">
        <draw:text-box>
          <text:p text:style-name="a65" text:class-names="" text:cond-style-name=""><text:span text:style-name="a63" text:class-names="">Titelmasterformat durch Klicken bearbeiten</text:span><text:span text:style-name="a64" text:class-names=""/></text:p>
        </draw:text-box>
        <svg:title/>
        <svg:desc/>
      </draw:frame>
      <draw:frame draw:id="id36" presentation:style-name="a70" draw:name="Subtitle 2" svg:x="2.8316in" svg:y="5.22461in" svg:width="9.75in" svg:height="1.23172in" presentation:class="subtitle" presentation:placeholder="false">
        <draw:text-box>
          <text:p text:style-name="a69" text:class-names="" text:cond-style-name=""><text:span text:style-name="a67" text:class-names="">Formatvorlage des Untertitelmasters durch Klicken bearbeiten</text:span><text:span text:style-name="a68" text:class-names=""/></text:p>
        </draw:text-box>
        <svg:title/>
        <svg:desc/>
      </draw:frame>
      <draw:frame draw:id="id37" presentation:style-name="a75" draw:name="Date Placeholder 3" svg:x="11.3316in" svg:y="6.70433in" svg:width="1.25359in" svg:height="0.40507in" presentation:class="date-time" presentation:placeholder="false">
        <draw:text-box>
          <text:p text:style-name="a74" text:class-names="" text:cond-style-name=""><text:span text:style-name="a71" text:class-names=""><text:date text:fixed="false" style:data-style-name="a72"/></text:span><text:span text:style-name="a73" text:class-names=""/></text:p>
        </draw:text-box>
        <svg:title/>
        <svg:desc/>
      </draw:frame>
      <draw:frame draw:id="id38" presentation:style-name="a78" draw:name="Footer Placeholder 4" svg:x="2.8316in" svg:y="6.7102in" svg:width="8.33333in" svg:height="0.39931in" presentation:class="footer" presentation:placeholder="false">
        <draw:text-box>
          <text:p text:style-name="a77" text:class-names="" text:cond-style-name=""><text:span text:style-name="a76" text:class-names=""/></text:p>
        </draw:text-box>
        <svg:title/>
        <svg:desc/>
      </draw:frame>
      <draw:custom-shape svg:x="0in" svg:y="4.72858in" svg:width="1.90797in" svg:height="0.85148in" draw:id="id39" draw:style-name="a79" draw:name="Freeform 6">
        <svg:title/>
        <svg:desc/>
        <draw:enhanced-geometry xmlns:dr3d="urn:oasis:names:tc:opendocument:xmlns:dr3d:1.0" draw:type="non-primitive" svg:viewBox="0 0 372 166" draw:enhanced-path="M 287 166 C 290 166 292 165 293 164 293 163 294 163 294 163 370 87 370 87 370 87 372 85 372 81 370 78 294 3 294 3 294 3 294 2 293 2 293 2 292 1 290 0 287 0 0 0 0 0 0 0 0 166 0 166 0 166 L 287 16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2"/>
          <draw:equation draw:name="f7" draw:formula="?f4 / 166"/>
          <draw:equation draw:name="f8" draw:formula="0 / ?f6"/>
          <draw:equation draw:name="f9" draw:formula="?f1 / ?f6"/>
          <draw:equation draw:name="f10" draw:formula="0 / ?f7"/>
          <draw:equation draw:name="f11" draw:formula="?f3 / ?f7"/>
        </draw:enhanced-geometry>
      </draw:custom-shape>
      <draw:frame draw:id="id40" presentation:style-name="a83" draw:name="Slide Number Placeholder 5" svg:x="0.5816in" svg:y="4.95357in" svg:width="0.85276in" svg:height="0.39931in" presentation:class="page-number" presentation:placeholder="false">
        <draw:text-box>
          <text:p text:style-name="a82" text:class-names="" text:cond-style-name=""><text:span text:style-name="a80" text:class-names=""><text:page-number style:num-format="1" text:fixed="false"/></text:span><text:span text:style-name="a81" text:class-names=""/></text:p>
        </draw:text-box>
        <svg:title/>
        <svg:desc/>
      </draw:frame>
    </style:master-page>
    <style:master-page style:name="Master1-Layout2-obj-Titel-und-Inhalt" style:page-layout-name="pageLayout1" draw:style-name="a109">
      <draw:g draw:name="Group 22" draw:id="id65">
        <svg:title/>
        <svg:desc/>
        <draw:custom-shape svg:x="0in" svg:y="2.8161in" svg:width="0.11006in" svg:height="0.68484in" draw:id="id86" draw:layer="Master1-bg" draw:style-name="a157"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4064in" svg:y="3.45202in" svg:width="0.70726in" svg:height="2.53961in" draw:id="id87" draw:layer="Master1-bg" draw:style-name="a158"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88254in" svg:y="5.95698in" svg:width="0.66649in" svg:height="1.55311in" draw:id="id88" draw:layer="Master1-bg" draw:style-name="a159"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1.04968in" svg:y="7.11264in" svg:width="0.18752in" svg:height="0.39745in" draw:id="id89" draw:layer="Master1-bg" draw:style-name="a160"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11006in" svg:y="3.50094in" svg:width="0.89885in" svg:height="3.64024in" draw:id="id90" draw:layer="Master1-bg" draw:style-name="a161"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2446in" svg:y="0.25in" svg:width="0.11618in" svg:height="3.20202in" draw:id="id91" draw:layer="Master1-bg" draw:style-name="a162"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8561in" svg:y="3.21967in" svg:width="0.0856in" svg:height="0.54013in" draw:id="id92" draw:layer="Master1-bg" draw:style-name="a163"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4178in" svg:y="5.99163in" svg:width="0.2079in" svg:height="1.12101in" draw:id="id93" draw:layer="Master1-bg" draw:style-name="a164"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84789in" svg:y="1.52999in" svg:width="2.27056in" svg:height="4.42698in" draw:id="id94" draw:layer="Master1-bg" draw:style-name="a165"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1.00891in" svg:y="7.14118in" svg:width="0.17733in" svg:height="0.36892in" draw:id="id95" draw:layer="Master1-bg" draw:style-name="a166"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84178in" svg:y="5.86118in" svg:width="0.04076in" svg:height="0.24255in" draw:id="id96" draw:layer="Master1-bg" draw:style-name="a167"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2942in" svg:y="6.82933in" svg:width="0.26089in" svg:height="0.68076in" draw:id="id97" draw:layer="Master1-bg" draw:style-name="a168"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9" draw:id="id66">
        <svg:title/>
        <svg:desc/>
        <draw:custom-shape svg:x="0.02977in" svg:y="-0.00086in" svg:width="0.5406in" svg:height="4.81304in" draw:id="id74" draw:layer="Master1-bg" draw:style-name="a145"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6018in" svg:y="4.72055in" svg:width="0.46308in" svg:height="1.72867in" draw:id="id75" draw:layer="Master1-bg" draw:style-name="a146"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1005in" svg:y="6.41151in" svg:width="0.47146in" svg:height="1.0833in" draw:id="id76" draw:layer="Master1-bg" draw:style-name="a147"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7037in" svg:y="4.77294in" svg:width="0.60346in" svg:height="2.44528in" draw:id="id77" draw:layer="Master1-bg" draw:style-name="a148"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5117in" svg:y="1.40988in" svg:width="0.19068in" svg:height="3.31067in" draw:id="id78" draw:layer="Master1-bg" draw:style-name="a149"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21574in" svg:y="7.18679in" svg:width="0.14668in" svg:height="0.30802in" draw:id="id79" draw:layer="Master1-bg" draw:style-name="a150"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54942in" svg:y="4.49216in" svg:width="0.0901in" svg:height="0.55946in" draw:id="id80" draw:layer="Master1-bg" draw:style-name="a151"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1.06488in" svg:y="3.44029in" svg:width="1.54218in" svg:height="2.97122in" draw:id="id81" draw:layer="Master1-bg" draw:style-name="a152"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17383in" svg:y="7.21822in" svg:width="0.13201in" svg:height="0.27659in" draw:id="id82" draw:layer="Master1-bg" draw:style-name="a153"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1.06488in" svg:y="6.44922in" svg:width="0.15087in" svg:height="0.73757in" draw:id="id83" draw:layer="Master1-bg" draw:style-name="a154"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1.06488in" svg:y="6.31302in" svg:width="0.04191in" svg:height="0.24935in" draw:id="id84" draw:layer="Master1-bg" draw:style-name="a155"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1005in" svg:y="6.91439in" svg:width="0.23049in" svg:height="0.58042in" draw:id="id85" draw:layer="Master1-bg" draw:style-name="a156"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67" draw:layer="Master1-bg" draw:style-name="a110" draw:name="Rectangle 6">
        <svg:title/>
        <svg:desc/>
        <draw:enhanced-geometry xmlns:dr3d="urn:oasis:names:tc:opendocument:xmlns:dr3d:1.0" draw:type="non-primitive" svg:viewBox="0 0 21600 21600" draw:enhanced-path="M 0 0 L 21600 0 21600 21600 0 21600 Z N"/>
      </draw:custom-shape>
      <draw:frame draw:id="id68" presentation:style-name="a114" draw:name="Title 1" svg:x="2.83566in" svg:y="0.68253in" svg:width="9.74594in" svg:height="1.4008in" presentation:class="title" presentation:placeholder="false">
        <draw:text-box>
          <text:p text:style-name="a113" text:class-names="" text:cond-style-name=""><text:span text:style-name="a111" text:class-names="">Titelmasterformat durch Klicken bearbeiten</text:span><text:span text:style-name="a112" text:class-names=""/></text:p>
        </draw:text-box>
        <svg:title/>
        <svg:desc/>
      </draw:frame>
      <draw:frame draw:id="id69" presentation:style-name="a131" draw:name="Content Placeholder 2" svg:x="2.8316in" svg:y="2.33333in" svg:width="9.75in" svg:height="4.13126in" presentation:class="object" presentation:placeholder="false">
        <draw:text-box>
          <text:list text:style-name="a117">
            <text:list-item>
              <text:p text:style-name="a116" text:class-names="" text:cond-style-name=""><text:span text:style-name="a115" text:class-names="">Textmasterformat bearbeiten</text:span></text:p>
            </text:list-item>
          </text:list>
          <text:list text:style-name="a120">
            <text:list-item>
              <text:list text:style-name="a120">
                <text:list-item>
                  <text:p text:style-name="a119" text:class-names="" text:cond-style-name=""><text:span text:style-name="a118" text:class-names="">Zweite Ebene</text:span></text:p>
                </text:list-item>
              </text:list>
            </text:list-item>
          </text:list>
          <text:list text:style-name="a123">
            <text:list-item>
              <text:list text:style-name="a123">
                <text:list-item>
                  <text:list text:style-name="a123">
                    <text:list-item>
                      <text:p text:style-name="a122" text:class-names="" text:cond-style-name=""><text:span text:style-name="a121" text:class-names="">Dritte Ebene</text:span></text:p>
                    </text:list-item>
                  </text:list>
                </text:list-item>
              </text:list>
            </text:list-item>
          </text:list>
          <text:list text:style-name="a126">
            <text:list-item>
              <text:list text:style-name="a126">
                <text:list-item>
                  <text:list text:style-name="a126">
                    <text:list-item>
                      <text:list text:style-name="a126">
                        <text:list-item>
                          <text:p text:style-name="a125" text:class-names="" text:cond-style-name=""><text:span text:style-name="a124" text:class-names="">Vierte Ebene</text:span></text:p>
                        </text:list-item>
                      </text:list>
                    </text:list-item>
                  </text:list>
                </text:list-item>
              </text:list>
            </text:list-item>
          </text:list>
          <text:list text:style-name="a130">
            <text:list-item>
              <text:list text:style-name="a130">
                <text:list-item>
                  <text:list text:style-name="a130">
                    <text:list-item>
                      <text:list text:style-name="a130">
                        <text:list-item>
                          <text:list text:style-name="a130">
                            <text:list-item>
                              <text:p text:style-name="a129" text:class-names="" text:cond-style-name=""><text:span text:style-name="a127" text:class-names="">Fünfte Ebene</text:span><text:span text:style-name="a128" text:class-names=""/></text:p>
                            </text:list-item>
                          </text:list>
                        </text:list-item>
                      </text:list>
                    </text:list-item>
                  </text:list>
                </text:list-item>
              </text:list>
            </text:list-item>
          </text:list>
        </draw:text-box>
        <svg:title/>
        <svg:desc/>
      </draw:frame>
      <draw:frame draw:id="id70" presentation:style-name="a136" draw:name="Date Placeholder 3" svg:x="11.3316in" svg:y="6.70433in" svg:width="1.25359in" svg:height="0.40507in" presentation:class="date-time" presentation:placeholder="false">
        <draw:text-box>
          <text:p text:style-name="a135" text:class-names="" text:cond-style-name=""><text:span text:style-name="a132" text:class-names=""><text:date text:fixed="false" style:data-style-name="a133"/></text:span><text:span text:style-name="a134" text:class-names=""/></text:p>
        </draw:text-box>
        <svg:title/>
        <svg:desc/>
      </draw:frame>
      <draw:frame draw:id="id71" presentation:style-name="a139" draw:name="Footer Placeholder 4" svg:x="2.8316in" svg:y="6.7102in" svg:width="8.33333in" svg:height="0.39931in" presentation:class="footer" presentation:placeholder="false">
        <draw:text-box>
          <text:p text:style-name="a138" text:class-names="" text:cond-style-name=""><text:span text:style-name="a137" text:class-names=""/></text:p>
        </draw:text-box>
        <svg:title/>
        <svg:desc/>
      </draw:frame>
      <draw:custom-shape svg:x="-0.00458in" svg:y="0.78125in" svg:width="1.73723in" svg:height="0.55479in" draw:id="id72" draw:style-name="a140" draw:name="Freeform 11">
        <svg:title/>
        <svg:desc/>
        <draw:enhanced-geometry xmlns:dr3d="urn:oasis:names:tc:opendocument:xmlns:dr3d:1.0" draw:type="non-primitive" svg:viewBox="0 0 9248 10000" draw:enhanced-path="M 9248 4701 L 7915 188 C 7906 156 7895 126 7886 94 7859 0 7831 0 7803 0 L 7275 0 0 70 C 8 3380 17 6690 25 10000 L 7275 9966 7803 9966 C 7831 9966 7859 9872 7886 9872 7886 9778 7915 9778 7915 9778 L 9248 5265 C 9303 5077 9303 4889 9248 4701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id="id73" presentation:style-name="a144" draw:name="Slide Number Placeholder 5" svg:x="0.5816in" svg:y="0.86153in" svg:width="0.85276in" svg:height="0.39931in" presentation:class="page-number" presentation:placeholder="false">
        <draw:text-box>
          <text:p text:style-name="a143" text:class-names="" text:cond-style-name=""><text:span text:style-name="a141" text:class-names=""><text:page-number style:num-format="1" text:fixed="false"/></text:span><text:span text:style-name="a142" text:class-names=""/></text:p>
        </draw:text-box>
        <svg:title/>
        <svg:desc/>
      </draw:frame>
    </style:master-page>
    <style:master-page style:name="Master1-Layout3-secHead-Abschnitts-&#10;überschrift" style:page-layout-name="pageLayout1" draw:style-name="a170">
      <draw:g draw:name="Group 22" draw:id="id98">
        <svg:title/>
        <svg:desc/>
        <draw:custom-shape svg:x="0in" svg:y="2.8161in" svg:width="0.11006in" svg:height="0.68484in" draw:id="id119" draw:layer="Master1-bg" draw:style-name="a205"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4064in" svg:y="3.45202in" svg:width="0.70726in" svg:height="2.53961in" draw:id="id120" draw:layer="Master1-bg" draw:style-name="a206"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88254in" svg:y="5.95698in" svg:width="0.66649in" svg:height="1.55311in" draw:id="id121" draw:layer="Master1-bg" draw:style-name="a207"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1.04968in" svg:y="7.11264in" svg:width="0.18752in" svg:height="0.39745in" draw:id="id122" draw:layer="Master1-bg" draw:style-name="a208"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11006in" svg:y="3.50094in" svg:width="0.89885in" svg:height="3.64024in" draw:id="id123" draw:layer="Master1-bg" draw:style-name="a209"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2446in" svg:y="0.25in" svg:width="0.11618in" svg:height="3.20202in" draw:id="id124" draw:layer="Master1-bg" draw:style-name="a210"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8561in" svg:y="3.21967in" svg:width="0.0856in" svg:height="0.54013in" draw:id="id125" draw:layer="Master1-bg" draw:style-name="a211"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4178in" svg:y="5.99163in" svg:width="0.2079in" svg:height="1.12101in" draw:id="id126" draw:layer="Master1-bg" draw:style-name="a212"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84789in" svg:y="1.52999in" svg:width="2.27056in" svg:height="4.42698in" draw:id="id127" draw:layer="Master1-bg" draw:style-name="a213"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1.00891in" svg:y="7.14118in" svg:width="0.17733in" svg:height="0.36892in" draw:id="id128" draw:layer="Master1-bg" draw:style-name="a214"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84178in" svg:y="5.86118in" svg:width="0.04076in" svg:height="0.24255in" draw:id="id129" draw:layer="Master1-bg" draw:style-name="a215"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2942in" svg:y="6.82933in" svg:width="0.26089in" svg:height="0.68076in" draw:id="id130" draw:layer="Master1-bg" draw:style-name="a216"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9" draw:id="id99">
        <svg:title/>
        <svg:desc/>
        <draw:custom-shape svg:x="0.02977in" svg:y="-0.00086in" svg:width="0.5406in" svg:height="4.81304in" draw:id="id107" draw:layer="Master1-bg" draw:style-name="a193"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6018in" svg:y="4.72055in" svg:width="0.46308in" svg:height="1.72867in" draw:id="id108" draw:layer="Master1-bg" draw:style-name="a194"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1005in" svg:y="6.41151in" svg:width="0.47146in" svg:height="1.0833in" draw:id="id109" draw:layer="Master1-bg" draw:style-name="a195"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7037in" svg:y="4.77294in" svg:width="0.60346in" svg:height="2.44528in" draw:id="id110" draw:layer="Master1-bg" draw:style-name="a196"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5117in" svg:y="1.40988in" svg:width="0.19068in" svg:height="3.31067in" draw:id="id111" draw:layer="Master1-bg" draw:style-name="a197"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21574in" svg:y="7.18679in" svg:width="0.14668in" svg:height="0.30802in" draw:id="id112" draw:layer="Master1-bg" draw:style-name="a198"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54942in" svg:y="4.49216in" svg:width="0.0901in" svg:height="0.55946in" draw:id="id113" draw:layer="Master1-bg" draw:style-name="a199"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1.06488in" svg:y="3.44029in" svg:width="1.54218in" svg:height="2.97122in" draw:id="id114" draw:layer="Master1-bg" draw:style-name="a200"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17383in" svg:y="7.21822in" svg:width="0.13201in" svg:height="0.27659in" draw:id="id115" draw:layer="Master1-bg" draw:style-name="a201"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1.06488in" svg:y="6.44922in" svg:width="0.15087in" svg:height="0.73757in" draw:id="id116" draw:layer="Master1-bg" draw:style-name="a202"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1.06488in" svg:y="6.31302in" svg:width="0.04191in" svg:height="0.24935in" draw:id="id117" draw:layer="Master1-bg" draw:style-name="a203"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1005in" svg:y="6.91439in" svg:width="0.23049in" svg:height="0.58042in" draw:id="id118" draw:layer="Master1-bg" draw:style-name="a204"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100" draw:layer="Master1-bg" draw:style-name="a171" draw:name="Rectangle 6">
        <svg:title/>
        <svg:desc/>
        <draw:enhanced-geometry xmlns:dr3d="urn:oasis:names:tc:opendocument:xmlns:dr3d:1.0" draw:type="non-primitive" svg:viewBox="0 0 21600 21600" draw:enhanced-path="M 0 0 L 21600 0 21600 21600 0 21600 Z N"/>
      </draw:custom-shape>
      <draw:frame draw:id="id101" presentation:style-name="a175" draw:name="Title 1" svg:x="2.8316in" svg:y="2.25148in" svg:width="9.75in" svg:height="1.6063in" presentation:class="title" presentation:placeholder="false">
        <draw:text-box>
          <text:p text:style-name="a174" text:class-names="" text:cond-style-name=""><text:span text:style-name="a172" text:class-names="">Titelmasterformat durch Klicken bearbeiten</text:span><text:span text:style-name="a173" text:class-names=""/></text:p>
        </draw:text-box>
        <svg:title/>
        <svg:desc/>
      </draw:frame>
      <draw:frame draw:id="id102" presentation:style-name="a179" draw:name="Text Placeholder 2" svg:x="2.8316in" svg:y="3.8606in" svg:width="9.75in" svg:height="0.94094in" presentation:class="outline" presentation:placeholder="false">
        <draw:text-box>
          <text:list text:style-name="a178">
            <text:list-item>
              <text:p text:style-name="a177" text:class-names="" text:cond-style-name=""><text:span text:style-name="a176" text:class-names="">Textmasterformat bearbeiten</text:span></text:p>
            </text:list-item>
          </text:list>
        </draw:text-box>
        <svg:title/>
        <svg:desc/>
      </draw:frame>
      <draw:frame draw:id="id103" presentation:style-name="a184" draw:name="Date Placeholder 3" svg:x="11.3316in" svg:y="6.70433in" svg:width="1.25359in" svg:height="0.40507in" presentation:class="date-time" presentation:placeholder="false">
        <draw:text-box>
          <text:p text:style-name="a183" text:class-names="" text:cond-style-name=""><text:span text:style-name="a180" text:class-names=""><text:date text:fixed="false" style:data-style-name="a181"/></text:span><text:span text:style-name="a182" text:class-names=""/></text:p>
        </draw:text-box>
        <svg:title/>
        <svg:desc/>
      </draw:frame>
      <draw:frame draw:id="id104" presentation:style-name="a187" draw:name="Footer Placeholder 4" svg:x="2.8316in" svg:y="6.7102in" svg:width="8.33333in" svg:height="0.39931in" presentation:class="footer" presentation:placeholder="false">
        <draw:text-box>
          <text:p text:style-name="a186" text:class-names="" text:cond-style-name=""><text:span text:style-name="a185" text:class-names=""/></text:p>
        </draw:text-box>
        <svg:title/>
        <svg:desc/>
      </draw:frame>
      <draw:custom-shape svg:x="-0.00458in" svg:y="3.47569in" svg:width="1.73723in" svg:height="0.55479in" draw:id="id105" draw:style-name="a188" draw:name="Freeform 11">
        <svg:title/>
        <svg:desc/>
        <draw:enhanced-geometry xmlns:dr3d="urn:oasis:names:tc:opendocument:xmlns:dr3d:1.0" draw:type="non-primitive" svg:viewBox="0 0 9248 10000" draw:enhanced-path="M 9248 4701 L 7915 188 C 7906 156 7895 126 7886 94 7859 0 7831 0 7803 0 L 7275 0 0 70 C 8 3380 17 6690 25 10000 L 7275 9966 7803 9966 C 7831 9966 7859 9872 7886 9872 7886 9778 7915 9778 7915 9778 L 9248 5265 C 9303 5077 9303 4889 9248 4701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id="id106" presentation:style-name="a192" draw:name="Slide Number Placeholder 5" svg:x="0.5816in" svg:y="3.54783in" svg:width="0.85276in" svg:height="0.39931in" presentation:class="page-number" presentation:placeholder="false">
        <draw:text-box>
          <text:p text:style-name="a191" text:class-names="" text:cond-style-name=""><text:span text:style-name="a189" text:class-names=""><text:page-number style:num-format="1" text:fixed="false"/></text:span><text:span text:style-name="a190" text:class-names=""/></text:p>
        </draw:text-box>
        <svg:title/>
        <svg:desc/>
      </draw:frame>
    </style:master-page>
    <style:master-page style:name="Master1-Layout4-twoObj-Zwei-Inhalte" style:page-layout-name="pageLayout1" draw:style-name="a218">
      <draw:g draw:name="Group 22" draw:id="id131">
        <svg:title/>
        <svg:desc/>
        <draw:custom-shape svg:x="0in" svg:y="2.8161in" svg:width="0.11006in" svg:height="0.68484in" draw:id="id153" draw:layer="Master1-bg" draw:style-name="a283"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4064in" svg:y="3.45202in" svg:width="0.70726in" svg:height="2.53961in" draw:id="id154" draw:layer="Master1-bg" draw:style-name="a284"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88254in" svg:y="5.95698in" svg:width="0.66649in" svg:height="1.55311in" draw:id="id155" draw:layer="Master1-bg" draw:style-name="a285"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1.04968in" svg:y="7.11264in" svg:width="0.18752in" svg:height="0.39745in" draw:id="id156" draw:layer="Master1-bg" draw:style-name="a286"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11006in" svg:y="3.50094in" svg:width="0.89885in" svg:height="3.64024in" draw:id="id157" draw:layer="Master1-bg" draw:style-name="a287"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2446in" svg:y="0.25in" svg:width="0.11618in" svg:height="3.20202in" draw:id="id158" draw:layer="Master1-bg" draw:style-name="a288"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8561in" svg:y="3.21967in" svg:width="0.0856in" svg:height="0.54013in" draw:id="id159" draw:layer="Master1-bg" draw:style-name="a289"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4178in" svg:y="5.99163in" svg:width="0.2079in" svg:height="1.12101in" draw:id="id160" draw:layer="Master1-bg" draw:style-name="a290"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84789in" svg:y="1.52999in" svg:width="2.27056in" svg:height="4.42698in" draw:id="id161" draw:layer="Master1-bg" draw:style-name="a291"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1.00891in" svg:y="7.14118in" svg:width="0.17733in" svg:height="0.36892in" draw:id="id162" draw:layer="Master1-bg" draw:style-name="a292"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84178in" svg:y="5.86118in" svg:width="0.04076in" svg:height="0.24255in" draw:id="id163" draw:layer="Master1-bg" draw:style-name="a293"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2942in" svg:y="6.82933in" svg:width="0.26089in" svg:height="0.68076in" draw:id="id164" draw:layer="Master1-bg" draw:style-name="a294"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9" draw:id="id132">
        <svg:title/>
        <svg:desc/>
        <draw:custom-shape svg:x="0.02977in" svg:y="-0.00086in" svg:width="0.5406in" svg:height="4.81304in" draw:id="id141" draw:layer="Master1-bg" draw:style-name="a271"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6018in" svg:y="4.72055in" svg:width="0.46308in" svg:height="1.72867in" draw:id="id142" draw:layer="Master1-bg" draw:style-name="a272"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1005in" svg:y="6.41151in" svg:width="0.47146in" svg:height="1.0833in" draw:id="id143" draw:layer="Master1-bg" draw:style-name="a273"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7037in" svg:y="4.77294in" svg:width="0.60346in" svg:height="2.44528in" draw:id="id144" draw:layer="Master1-bg" draw:style-name="a274"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5117in" svg:y="1.40988in" svg:width="0.19068in" svg:height="3.31067in" draw:id="id145" draw:layer="Master1-bg" draw:style-name="a275"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21574in" svg:y="7.18679in" svg:width="0.14668in" svg:height="0.30802in" draw:id="id146" draw:layer="Master1-bg" draw:style-name="a276"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54942in" svg:y="4.49216in" svg:width="0.0901in" svg:height="0.55946in" draw:id="id147" draw:layer="Master1-bg" draw:style-name="a277"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1.06488in" svg:y="3.44029in" svg:width="1.54218in" svg:height="2.97122in" draw:id="id148" draw:layer="Master1-bg" draw:style-name="a278"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17383in" svg:y="7.21822in" svg:width="0.13201in" svg:height="0.27659in" draw:id="id149" draw:layer="Master1-bg" draw:style-name="a279"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1.06488in" svg:y="6.44922in" svg:width="0.15087in" svg:height="0.73757in" draw:id="id150" draw:layer="Master1-bg" draw:style-name="a280"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1.06488in" svg:y="6.31302in" svg:width="0.04191in" svg:height="0.24935in" draw:id="id151" draw:layer="Master1-bg" draw:style-name="a281"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1005in" svg:y="6.91439in" svg:width="0.23049in" svg:height="0.58042in" draw:id="id152" draw:layer="Master1-bg" draw:style-name="a282"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133" draw:layer="Master1-bg" draw:style-name="a219" draw:name="Rectangle 6">
        <svg:title/>
        <svg:desc/>
        <draw:enhanced-geometry xmlns:dr3d="urn:oasis:names:tc:opendocument:xmlns:dr3d:1.0" draw:type="non-primitive" svg:viewBox="0 0 21600 21600" draw:enhanced-path="M 0 0 L 21600 0 21600 21600 0 21600 Z N"/>
      </draw:custom-shape>
      <draw:frame draw:id="id134" presentation:style-name="a223" draw:name="Title 7" svg:x="2.83566in" svg:y="0.68253in" svg:width="9.74594in" svg:height="1.4008in" presentation:class="title" presentation:placeholder="false">
        <draw:text-box>
          <text:p text:style-name="a222" text:class-names="" text:cond-style-name=""><text:span text:style-name="a220" text:class-names="">Titelmasterformat durch Klicken bearbeiten</text:span><text:span text:style-name="a221" text:class-names=""/></text:p>
        </draw:text-box>
        <svg:title/>
        <svg:desc/>
      </draw:frame>
      <draw:frame draw:id="id135" presentation:style-name="a240" draw:name="Content Placeholder 2" svg:x="2.8316in" svg:y="2.33333in" svg:width="4.7177in" svg:height="4.13126in" presentation:class="object" presentation:placeholder="false">
        <draw:text-box>
          <text:list text:style-name="a226">
            <text:list-item>
              <text:p text:style-name="a225" text:class-names="" text:cond-style-name=""><text:span text:style-name="a224" text:class-names="">Textmasterformat bearbeiten</text:span></text:p>
            </text:list-item>
          </text:list>
          <text:list text:style-name="a229">
            <text:list-item>
              <text:list text:style-name="a229">
                <text:list-item>
                  <text:p text:style-name="a228" text:class-names="" text:cond-style-name=""><text:span text:style-name="a227" text:class-names="">Zweite Ebene</text:span></text:p>
                </text:list-item>
              </text:list>
            </text:list-item>
          </text:list>
          <text:list text:style-name="a232">
            <text:list-item>
              <text:list text:style-name="a232">
                <text:list-item>
                  <text:list text:style-name="a232">
                    <text:list-item>
                      <text:p text:style-name="a231" text:class-names="" text:cond-style-name=""><text:span text:style-name="a230" text:class-names="">Dritte Ebene</text:span></text:p>
                    </text:list-item>
                  </text:list>
                </text:list-item>
              </text:list>
            </text:list-item>
          </text:list>
          <text:list text:style-name="a235">
            <text:list-item>
              <text:list text:style-name="a235">
                <text:list-item>
                  <text:list text:style-name="a235">
                    <text:list-item>
                      <text:list text:style-name="a235">
                        <text:list-item>
                          <text:p text:style-name="a234" text:class-names="" text:cond-style-name=""><text:span text:style-name="a233" text:class-names="">Vierte Ebene</text:span></text:p>
                        </text:list-item>
                      </text:list>
                    </text:list-item>
                  </text:list>
                </text:list-item>
              </text:list>
            </text:list-item>
          </text:list>
          <text:list text:style-name="a239">
            <text:list-item>
              <text:list text:style-name="a239">
                <text:list-item>
                  <text:list text:style-name="a239">
                    <text:list-item>
                      <text:list text:style-name="a239">
                        <text:list-item>
                          <text:list text:style-name="a239">
                            <text:list-item>
                              <text:p text:style-name="a238" text:class-names="" text:cond-style-name=""><text:span text:style-name="a236" text:class-names="">Fünfte Ebene</text:span><text:span text:style-name="a237" text:class-names=""/></text:p>
                            </text:list-item>
                          </text:list>
                        </text:list-item>
                      </text:list>
                    </text:list-item>
                  </text:list>
                </text:list-item>
              </text:list>
            </text:list-item>
          </text:list>
        </draw:text-box>
        <svg:title/>
        <svg:desc/>
      </draw:frame>
      <draw:frame draw:id="id136" presentation:style-name="a257" draw:name="Content Placeholder 3" svg:x="7.8639in" svg:y="2.32526in" svg:width="4.7177in" svg:height="4.13126in" presentation:class="object" presentation:placeholder="false">
        <draw:text-box>
          <text:list text:style-name="a243">
            <text:list-item>
              <text:p text:style-name="a242" text:class-names="" text:cond-style-name=""><text:span text:style-name="a241" text:class-names="">Textmasterformat bearbeiten</text:span></text:p>
            </text:list-item>
          </text:list>
          <text:list text:style-name="a246">
            <text:list-item>
              <text:list text:style-name="a246">
                <text:list-item>
                  <text:p text:style-name="a245" text:class-names="" text:cond-style-name=""><text:span text:style-name="a244" text:class-names="">Zweite Ebene</text:span></text:p>
                </text:list-item>
              </text:list>
            </text:list-item>
          </text:list>
          <text:list text:style-name="a249">
            <text:list-item>
              <text:list text:style-name="a249">
                <text:list-item>
                  <text:list text:style-name="a249">
                    <text:list-item>
                      <text:p text:style-name="a248" text:class-names="" text:cond-style-name=""><text:span text:style-name="a247" text:class-names="">Dritte Ebene</text:span></text:p>
                    </text:list-item>
                  </text:list>
                </text:list-item>
              </text:list>
            </text:list-item>
          </text:list>
          <text:list text:style-name="a252">
            <text:list-item>
              <text:list text:style-name="a252">
                <text:list-item>
                  <text:list text:style-name="a252">
                    <text:list-item>
                      <text:list text:style-name="a252">
                        <text:list-item>
                          <text:p text:style-name="a251" text:class-names="" text:cond-style-name=""><text:span text:style-name="a250" text:class-names="">Vierte Ebene</text:span></text:p>
                        </text:list-item>
                      </text:list>
                    </text:list-item>
                  </text:list>
                </text:list-item>
              </text:list>
            </text:list-item>
          </text:list>
          <text:list text:style-name="a256">
            <text:list-item>
              <text:list text:style-name="a256">
                <text:list-item>
                  <text:list text:style-name="a256">
                    <text:list-item>
                      <text:list text:style-name="a256">
                        <text:list-item>
                          <text:list text:style-name="a256">
                            <text:list-item>
                              <text:p text:style-name="a255" text:class-names="" text:cond-style-name=""><text:span text:style-name="a253" text:class-names="">Fünfte Ebene</text:span><text:span text:style-name="a254" text:class-names=""/></text:p>
                            </text:list-item>
                          </text:list>
                        </text:list-item>
                      </text:list>
                    </text:list-item>
                  </text:list>
                </text:list-item>
              </text:list>
            </text:list-item>
          </text:list>
        </draw:text-box>
        <svg:title/>
        <svg:desc/>
      </draw:frame>
      <draw:frame draw:id="id137" presentation:style-name="a262" draw:name="Date Placeholder 4" svg:x="11.3316in" svg:y="6.70433in" svg:width="1.25359in" svg:height="0.40507in" presentation:class="date-time" presentation:placeholder="false">
        <draw:text-box>
          <text:p text:style-name="a261" text:class-names="" text:cond-style-name=""><text:span text:style-name="a258" text:class-names=""><text:date text:fixed="false" style:data-style-name="a259"/></text:span><text:span text:style-name="a260" text:class-names=""/></text:p>
        </draw:text-box>
        <svg:title/>
        <svg:desc/>
      </draw:frame>
      <draw:frame draw:id="id138" presentation:style-name="a265" draw:name="Footer Placeholder 5" svg:x="2.8316in" svg:y="6.7102in" svg:width="8.33333in" svg:height="0.39931in" presentation:class="footer" presentation:placeholder="false">
        <draw:text-box>
          <text:p text:style-name="a264" text:class-names="" text:cond-style-name=""><text:span text:style-name="a263" text:class-names=""/></text:p>
        </draw:text-box>
        <svg:title/>
        <svg:desc/>
      </draw:frame>
      <draw:custom-shape svg:x="-0.00458in" svg:y="0.78125in" svg:width="1.73723in" svg:height="0.55479in" draw:id="id139" draw:style-name="a266" draw:name="Freeform 11">
        <svg:title/>
        <svg:desc/>
        <draw:enhanced-geometry xmlns:dr3d="urn:oasis:names:tc:opendocument:xmlns:dr3d:1.0" draw:type="non-primitive" svg:viewBox="0 0 9248 10000" draw:enhanced-path="M 9248 4701 L 7915 188 C 7906 156 7895 126 7886 94 7859 0 7831 0 7803 0 L 7275 0 0 70 C 8 3380 17 6690 25 10000 L 7275 9966 7803 9966 C 7831 9966 7859 9872 7886 9872 7886 9778 7915 9778 7915 9778 L 9248 5265 C 9303 5077 9303 4889 9248 4701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id="id140" presentation:style-name="a270" draw:name="Slide Number Placeholder 5" svg:x="0.5816in" svg:y="0.86153in" svg:width="0.85276in" svg:height="0.39931in" presentation:class="page-number" presentation:placeholder="false">
        <draw:text-box>
          <text:p text:style-name="a269" text:class-names="" text:cond-style-name=""><text:span text:style-name="a267" text:class-names=""><text:page-number style:num-format="1" text:fixed="false"/></text:span><text:span text:style-name="a268" text:class-names=""/></text:p>
        </draw:text-box>
        <svg:title/>
        <svg:desc/>
      </draw:frame>
    </style:master-page>
    <style:master-page style:name="Master1-Layout5-twoTxTwoObj-Vergleich" style:page-layout-name="pageLayout1" draw:style-name="a296">
      <draw:g draw:name="Group 22" draw:id="id165">
        <svg:title/>
        <svg:desc/>
        <draw:custom-shape svg:x="0in" svg:y="2.8161in" svg:width="0.11006in" svg:height="0.68484in" draw:id="id189" draw:layer="Master1-bg" draw:style-name="a369"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4064in" svg:y="3.45202in" svg:width="0.70726in" svg:height="2.53961in" draw:id="id190" draw:layer="Master1-bg" draw:style-name="a370"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88254in" svg:y="5.95698in" svg:width="0.66649in" svg:height="1.55311in" draw:id="id191" draw:layer="Master1-bg" draw:style-name="a371"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1.04968in" svg:y="7.11264in" svg:width="0.18752in" svg:height="0.39745in" draw:id="id192" draw:layer="Master1-bg" draw:style-name="a372"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11006in" svg:y="3.50094in" svg:width="0.89885in" svg:height="3.64024in" draw:id="id193" draw:layer="Master1-bg" draw:style-name="a373"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2446in" svg:y="0.25in" svg:width="0.11618in" svg:height="3.20202in" draw:id="id194" draw:layer="Master1-bg" draw:style-name="a374"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8561in" svg:y="3.21967in" svg:width="0.0856in" svg:height="0.54013in" draw:id="id195" draw:layer="Master1-bg" draw:style-name="a375"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4178in" svg:y="5.99163in" svg:width="0.2079in" svg:height="1.12101in" draw:id="id196" draw:layer="Master1-bg" draw:style-name="a376"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84789in" svg:y="1.52999in" svg:width="2.27056in" svg:height="4.42698in" draw:id="id197" draw:layer="Master1-bg" draw:style-name="a377"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1.00891in" svg:y="7.14118in" svg:width="0.17733in" svg:height="0.36892in" draw:id="id198" draw:layer="Master1-bg" draw:style-name="a378"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84178in" svg:y="5.86118in" svg:width="0.04076in" svg:height="0.24255in" draw:id="id199" draw:layer="Master1-bg" draw:style-name="a379"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2942in" svg:y="6.82933in" svg:width="0.26089in" svg:height="0.68076in" draw:id="id200" draw:layer="Master1-bg" draw:style-name="a380"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9" draw:id="id166">
        <svg:title/>
        <svg:desc/>
        <draw:custom-shape svg:x="0.02977in" svg:y="-0.00086in" svg:width="0.5406in" svg:height="4.81304in" draw:id="id177" draw:layer="Master1-bg" draw:style-name="a357"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6018in" svg:y="4.72055in" svg:width="0.46308in" svg:height="1.72867in" draw:id="id178" draw:layer="Master1-bg" draw:style-name="a358"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1005in" svg:y="6.41151in" svg:width="0.47146in" svg:height="1.0833in" draw:id="id179" draw:layer="Master1-bg" draw:style-name="a359"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7037in" svg:y="4.77294in" svg:width="0.60346in" svg:height="2.44528in" draw:id="id180" draw:layer="Master1-bg" draw:style-name="a360"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5117in" svg:y="1.40988in" svg:width="0.19068in" svg:height="3.31067in" draw:id="id181" draw:layer="Master1-bg" draw:style-name="a361"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21574in" svg:y="7.18679in" svg:width="0.14668in" svg:height="0.30802in" draw:id="id182" draw:layer="Master1-bg" draw:style-name="a362"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54942in" svg:y="4.49216in" svg:width="0.0901in" svg:height="0.55946in" draw:id="id183" draw:layer="Master1-bg" draw:style-name="a363"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1.06488in" svg:y="3.44029in" svg:width="1.54218in" svg:height="2.97122in" draw:id="id184" draw:layer="Master1-bg" draw:style-name="a364"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17383in" svg:y="7.21822in" svg:width="0.13201in" svg:height="0.27659in" draw:id="id185" draw:layer="Master1-bg" draw:style-name="a365"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1.06488in" svg:y="6.44922in" svg:width="0.15087in" svg:height="0.73757in" draw:id="id186" draw:layer="Master1-bg" draw:style-name="a366"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1.06488in" svg:y="6.31302in" svg:width="0.04191in" svg:height="0.24935in" draw:id="id187" draw:layer="Master1-bg" draw:style-name="a367"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1005in" svg:y="6.91439in" svg:width="0.23049in" svg:height="0.58042in" draw:id="id188" draw:layer="Master1-bg" draw:style-name="a368"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167" draw:layer="Master1-bg" draw:style-name="a297" draw:name="Rectangle 6">
        <svg:title/>
        <svg:desc/>
        <draw:enhanced-geometry xmlns:dr3d="urn:oasis:names:tc:opendocument:xmlns:dr3d:1.0" draw:type="non-primitive" svg:viewBox="0 0 21600 21600" draw:enhanced-path="M 0 0 L 21600 0 21600 21600 0 21600 Z N"/>
      </draw:custom-shape>
      <draw:frame draw:id="id168" presentation:style-name="a301" draw:name="Title 9" svg:x="2.83566in" svg:y="0.68253in" svg:width="9.74594in" svg:height="1.4008in" presentation:class="title" presentation:placeholder="false">
        <draw:text-box>
          <text:p text:style-name="a300" text:class-names="" text:cond-style-name=""><text:span text:style-name="a298" text:class-names="">Titelmasterformat durch Klicken bearbeiten</text:span><text:span text:style-name="a299" text:class-names=""/></text:p>
        </draw:text-box>
        <svg:title/>
        <svg:desc/>
      </draw:frame>
      <draw:frame draw:id="id169" presentation:style-name="a305" draw:name="Text Placeholder 2" svg:x="3.21454in" svg:y="2.15737in" svg:width="4.3665in" svg:height="0.63021in" presentation:class="outline" presentation:placeholder="false">
        <draw:text-box>
          <text:list text:style-name="a304">
            <text:list-item>
              <text:p text:style-name="a303" text:class-names="" text:cond-style-name=""><text:span text:style-name="a302" text:class-names="">Textmasterformat bearbeiten</text:span></text:p>
            </text:list-item>
          </text:list>
        </draw:text-box>
        <svg:title/>
        <svg:desc/>
      </draw:frame>
      <draw:frame draw:id="id170" presentation:style-name="a322" draw:name="Content Placeholder 3" svg:x="2.8316in" svg:y="2.78758in" svg:width="4.74945in" svg:height="3.66804in" presentation:class="object" presentation:placeholder="false">
        <draw:text-box>
          <text:list text:style-name="a308">
            <text:list-item>
              <text:p text:style-name="a307" text:class-names="" text:cond-style-name=""><text:span text:style-name="a306" text:class-names="">Textmasterformat bearbeiten</text:span></text:p>
            </text:list-item>
          </text:list>
          <text:list text:style-name="a311">
            <text:list-item>
              <text:list text:style-name="a311">
                <text:list-item>
                  <text:p text:style-name="a310" text:class-names="" text:cond-style-name=""><text:span text:style-name="a309" text:class-names="">Zweite Ebene</text:span></text:p>
                </text:list-item>
              </text:list>
            </text:list-item>
          </text:list>
          <text:list text:style-name="a314">
            <text:list-item>
              <text:list text:style-name="a314">
                <text:list-item>
                  <text:list text:style-name="a314">
                    <text:list-item>
                      <text:p text:style-name="a313" text:class-names="" text:cond-style-name=""><text:span text:style-name="a312" text:class-names="">Dritte Ebene</text:span></text:p>
                    </text:list-item>
                  </text:list>
                </text:list-item>
              </text:list>
            </text:list-item>
          </text:list>
          <text:list text:style-name="a317">
            <text:list-item>
              <text:list text:style-name="a317">
                <text:list-item>
                  <text:list text:style-name="a317">
                    <text:list-item>
                      <text:list text:style-name="a317">
                        <text:list-item>
                          <text:p text:style-name="a316" text:class-names="" text:cond-style-name=""><text:span text:style-name="a315" text:class-names="">Vierte Ebene</text:span></text:p>
                        </text:list-item>
                      </text:list>
                    </text:list-item>
                  </text:list>
                </text:list-item>
              </text:list>
            </text:list-item>
          </text:list>
          <text:list text:style-name="a321">
            <text:list-item>
              <text:list text:style-name="a321">
                <text:list-item>
                  <text:list text:style-name="a321">
                    <text:list-item>
                      <text:list text:style-name="a321">
                        <text:list-item>
                          <text:list text:style-name="a321">
                            <text:list-item>
                              <text:p text:style-name="a320" text:class-names="" text:cond-style-name=""><text:span text:style-name="a318" text:class-names="">Fünfte Ebene</text:span><text:span text:style-name="a319" text:class-names=""/></text:p>
                            </text:list-item>
                          </text:list>
                        </text:list-item>
                      </text:list>
                    </text:list-item>
                  </text:list>
                </text:list-item>
              </text:list>
            </text:list-item>
          </text:list>
        </draw:text-box>
        <svg:title/>
        <svg:desc/>
      </draw:frame>
      <draw:frame draw:id="id171" presentation:style-name="a326" draw:name="Text Placeholder 4" svg:x="8.20935in" svg:y="2.15384in" svg:width="4.37336in" svg:height="0.63021in" presentation:class="outline" presentation:placeholder="false">
        <draw:text-box>
          <text:list text:style-name="a325">
            <text:list-item>
              <text:p text:style-name="a324" text:class-names="" text:cond-style-name=""><text:span text:style-name="a323" text:class-names="">Textmasterformat bearbeiten</text:span></text:p>
            </text:list-item>
          </text:list>
        </draw:text-box>
        <svg:title/>
        <svg:desc/>
      </draw:frame>
      <draw:frame draw:id="id172" presentation:style-name="a343" draw:name="Content Placeholder 5" svg:x="7.83788in" svg:y="2.78405in" svg:width="4.74483in" svg:height="3.66804in" presentation:class="object" presentation:placeholder="false">
        <draw:text-box>
          <text:list text:style-name="a329">
            <text:list-item>
              <text:p text:style-name="a328" text:class-names="" text:cond-style-name=""><text:span text:style-name="a327" text:class-names="">Textmasterformat bearbeiten</text:span></text:p>
            </text:list-item>
          </text:list>
          <text:list text:style-name="a332">
            <text:list-item>
              <text:list text:style-name="a332">
                <text:list-item>
                  <text:p text:style-name="a331" text:class-names="" text:cond-style-name=""><text:span text:style-name="a330" text:class-names="">Zweite Ebene</text:span></text:p>
                </text:list-item>
              </text:list>
            </text:list-item>
          </text:list>
          <text:list text:style-name="a335">
            <text:list-item>
              <text:list text:style-name="a335">
                <text:list-item>
                  <text:list text:style-name="a335">
                    <text:list-item>
                      <text:p text:style-name="a334" text:class-names="" text:cond-style-name=""><text:span text:style-name="a333" text:class-names="">Dritte Ebene</text:span></text:p>
                    </text:list-item>
                  </text:list>
                </text:list-item>
              </text:list>
            </text:list-item>
          </text:list>
          <text:list text:style-name="a338">
            <text:list-item>
              <text:list text:style-name="a338">
                <text:list-item>
                  <text:list text:style-name="a338">
                    <text:list-item>
                      <text:list text:style-name="a338">
                        <text:list-item>
                          <text:p text:style-name="a337" text:class-names="" text:cond-style-name=""><text:span text:style-name="a336" text:class-names="">Vierte Ebene</text:span></text:p>
                        </text:list-item>
                      </text:list>
                    </text:list-item>
                  </text:list>
                </text:list-item>
              </text:list>
            </text:list-item>
          </text:list>
          <text:list text:style-name="a342">
            <text:list-item>
              <text:list text:style-name="a342">
                <text:list-item>
                  <text:list text:style-name="a342">
                    <text:list-item>
                      <text:list text:style-name="a342">
                        <text:list-item>
                          <text:list text:style-name="a342">
                            <text:list-item>
                              <text:p text:style-name="a341" text:class-names="" text:cond-style-name=""><text:span text:style-name="a339" text:class-names="">Fünfte Ebene</text:span><text:span text:style-name="a340" text:class-names=""/></text:p>
                            </text:list-item>
                          </text:list>
                        </text:list-item>
                      </text:list>
                    </text:list-item>
                  </text:list>
                </text:list-item>
              </text:list>
            </text:list-item>
          </text:list>
        </draw:text-box>
        <svg:title/>
        <svg:desc/>
      </draw:frame>
      <draw:frame draw:id="id173" presentation:style-name="a348" draw:name="Date Placeholder 6" svg:x="11.3316in" svg:y="6.70433in" svg:width="1.25359in" svg:height="0.40507in" presentation:class="date-time" presentation:placeholder="false">
        <draw:text-box>
          <text:p text:style-name="a347" text:class-names="" text:cond-style-name=""><text:span text:style-name="a344" text:class-names=""><text:date text:fixed="false" style:data-style-name="a345"/></text:span><text:span text:style-name="a346" text:class-names=""/></text:p>
        </draw:text-box>
        <svg:title/>
        <svg:desc/>
      </draw:frame>
      <draw:frame draw:id="id174" presentation:style-name="a351" draw:name="Footer Placeholder 7" svg:x="2.8316in" svg:y="6.7102in" svg:width="8.33333in" svg:height="0.39931in" presentation:class="footer" presentation:placeholder="false">
        <draw:text-box>
          <text:p text:style-name="a350" text:class-names="" text:cond-style-name=""><text:span text:style-name="a349" text:class-names=""/></text:p>
        </draw:text-box>
        <svg:title/>
        <svg:desc/>
      </draw:frame>
      <draw:custom-shape svg:x="-0.00458in" svg:y="0.78125in" svg:width="1.73723in" svg:height="0.55479in" draw:id="id175" draw:style-name="a352" draw:name="Freeform 11">
        <svg:title/>
        <svg:desc/>
        <draw:enhanced-geometry xmlns:dr3d="urn:oasis:names:tc:opendocument:xmlns:dr3d:1.0" draw:type="non-primitive" svg:viewBox="0 0 9248 10000" draw:enhanced-path="M 9248 4701 L 7915 188 C 7906 156 7895 126 7886 94 7859 0 7831 0 7803 0 L 7275 0 0 70 C 8 3380 17 6690 25 10000 L 7275 9966 7803 9966 C 7831 9966 7859 9872 7886 9872 7886 9778 7915 9778 7915 9778 L 9248 5265 C 9303 5077 9303 4889 9248 4701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id="id176" presentation:style-name="a356" draw:name="Slide Number Placeholder 5" svg:x="0.5816in" svg:y="0.86153in" svg:width="0.85276in" svg:height="0.39931in" presentation:class="page-number" presentation:placeholder="false">
        <draw:text-box>
          <text:p text:style-name="a355" text:class-names="" text:cond-style-name=""><text:span text:style-name="a353" text:class-names=""><text:page-number style:num-format="1" text:fixed="false"/></text:span><text:span text:style-name="a354" text:class-names=""/></text:p>
        </draw:text-box>
        <svg:title/>
        <svg:desc/>
      </draw:frame>
    </style:master-page>
    <style:master-page style:name="Master1-Layout6-titleOnly-Nur-Titel" style:page-layout-name="pageLayout1" draw:style-name="a382">
      <draw:g draw:name="Group 22" draw:id="id201">
        <svg:title/>
        <svg:desc/>
        <draw:custom-shape svg:x="0in" svg:y="2.8161in" svg:width="0.11006in" svg:height="0.68484in" draw:id="id221" draw:layer="Master1-bg" draw:style-name="a413"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4064in" svg:y="3.45202in" svg:width="0.70726in" svg:height="2.53961in" draw:id="id222" draw:layer="Master1-bg" draw:style-name="a414"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88254in" svg:y="5.95698in" svg:width="0.66649in" svg:height="1.55311in" draw:id="id223" draw:layer="Master1-bg" draw:style-name="a415"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1.04968in" svg:y="7.11264in" svg:width="0.18752in" svg:height="0.39745in" draw:id="id224" draw:layer="Master1-bg" draw:style-name="a416"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11006in" svg:y="3.50094in" svg:width="0.89885in" svg:height="3.64024in" draw:id="id225" draw:layer="Master1-bg" draw:style-name="a417"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2446in" svg:y="0.25in" svg:width="0.11618in" svg:height="3.20202in" draw:id="id226" draw:layer="Master1-bg" draw:style-name="a418"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8561in" svg:y="3.21967in" svg:width="0.0856in" svg:height="0.54013in" draw:id="id227" draw:layer="Master1-bg" draw:style-name="a419"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4178in" svg:y="5.99163in" svg:width="0.2079in" svg:height="1.12101in" draw:id="id228" draw:layer="Master1-bg" draw:style-name="a420"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84789in" svg:y="1.52999in" svg:width="2.27056in" svg:height="4.42698in" draw:id="id229" draw:layer="Master1-bg" draw:style-name="a421"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1.00891in" svg:y="7.14118in" svg:width="0.17733in" svg:height="0.36892in" draw:id="id230" draw:layer="Master1-bg" draw:style-name="a422"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84178in" svg:y="5.86118in" svg:width="0.04076in" svg:height="0.24255in" draw:id="id231" draw:layer="Master1-bg" draw:style-name="a423"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2942in" svg:y="6.82933in" svg:width="0.26089in" svg:height="0.68076in" draw:id="id232" draw:layer="Master1-bg" draw:style-name="a424"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9" draw:id="id202">
        <svg:title/>
        <svg:desc/>
        <draw:custom-shape svg:x="0.02977in" svg:y="-0.00086in" svg:width="0.5406in" svg:height="4.81304in" draw:id="id209" draw:layer="Master1-bg" draw:style-name="a401"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6018in" svg:y="4.72055in" svg:width="0.46308in" svg:height="1.72867in" draw:id="id210" draw:layer="Master1-bg" draw:style-name="a402"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1005in" svg:y="6.41151in" svg:width="0.47146in" svg:height="1.0833in" draw:id="id211" draw:layer="Master1-bg" draw:style-name="a403"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7037in" svg:y="4.77294in" svg:width="0.60346in" svg:height="2.44528in" draw:id="id212" draw:layer="Master1-bg" draw:style-name="a404"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5117in" svg:y="1.40988in" svg:width="0.19068in" svg:height="3.31067in" draw:id="id213" draw:layer="Master1-bg" draw:style-name="a405"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21574in" svg:y="7.18679in" svg:width="0.14668in" svg:height="0.30802in" draw:id="id214" draw:layer="Master1-bg" draw:style-name="a406"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54942in" svg:y="4.49216in" svg:width="0.0901in" svg:height="0.55946in" draw:id="id215" draw:layer="Master1-bg" draw:style-name="a407"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1.06488in" svg:y="3.44029in" svg:width="1.54218in" svg:height="2.97122in" draw:id="id216" draw:layer="Master1-bg" draw:style-name="a408"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17383in" svg:y="7.21822in" svg:width="0.13201in" svg:height="0.27659in" draw:id="id217" draw:layer="Master1-bg" draw:style-name="a409"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1.06488in" svg:y="6.44922in" svg:width="0.15087in" svg:height="0.73757in" draw:id="id218" draw:layer="Master1-bg" draw:style-name="a410"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1.06488in" svg:y="6.31302in" svg:width="0.04191in" svg:height="0.24935in" draw:id="id219" draw:layer="Master1-bg" draw:style-name="a411"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1005in" svg:y="6.91439in" svg:width="0.23049in" svg:height="0.58042in" draw:id="id220" draw:layer="Master1-bg" draw:style-name="a412"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203" draw:layer="Master1-bg" draw:style-name="a383" draw:name="Rectangle 6">
        <svg:title/>
        <svg:desc/>
        <draw:enhanced-geometry xmlns:dr3d="urn:oasis:names:tc:opendocument:xmlns:dr3d:1.0" draw:type="non-primitive" svg:viewBox="0 0 21600 21600" draw:enhanced-path="M 0 0 L 21600 0 21600 21600 0 21600 Z N"/>
      </draw:custom-shape>
      <draw:frame draw:id="id204" presentation:style-name="a387" draw:name="Title 1" svg:x="2.83566in" svg:y="0.68253in" svg:width="9.74594in" svg:height="1.4008in" presentation:class="title" presentation:placeholder="false">
        <draw:text-box>
          <text:p text:style-name="a386" text:class-names="" text:cond-style-name=""><text:span text:style-name="a384" text:class-names="">Titelmasterformat durch Klicken bearbeiten</text:span><text:span text:style-name="a385" text:class-names=""/></text:p>
        </draw:text-box>
        <svg:title/>
        <svg:desc/>
      </draw:frame>
      <draw:frame draw:id="id205" presentation:style-name="a392" draw:name="Date Placeholder 2" svg:x="11.3316in" svg:y="6.70433in" svg:width="1.25359in" svg:height="0.40507in" presentation:class="date-time" presentation:placeholder="false">
        <draw:text-box>
          <text:p text:style-name="a391" text:class-names="" text:cond-style-name=""><text:span text:style-name="a388" text:class-names=""><text:date text:fixed="false" style:data-style-name="a389"/></text:span><text:span text:style-name="a390" text:class-names=""/></text:p>
        </draw:text-box>
        <svg:title/>
        <svg:desc/>
      </draw:frame>
      <draw:frame draw:id="id206" presentation:style-name="a395" draw:name="Footer Placeholder 3" svg:x="2.8316in" svg:y="6.7102in" svg:width="8.33333in" svg:height="0.39931in" presentation:class="footer" presentation:placeholder="false">
        <draw:text-box>
          <text:p text:style-name="a394" text:class-names="" text:cond-style-name=""><text:span text:style-name="a393" text:class-names=""/></text:p>
        </draw:text-box>
        <svg:title/>
        <svg:desc/>
      </draw:frame>
      <draw:custom-shape svg:x="-0.00458in" svg:y="0.78125in" svg:width="1.73723in" svg:height="0.55479in" draw:id="id207" draw:style-name="a396" draw:name="Freeform 11">
        <svg:title/>
        <svg:desc/>
        <draw:enhanced-geometry xmlns:dr3d="urn:oasis:names:tc:opendocument:xmlns:dr3d:1.0" draw:type="non-primitive" svg:viewBox="0 0 9248 10000" draw:enhanced-path="M 9248 4701 L 7915 188 C 7906 156 7895 126 7886 94 7859 0 7831 0 7803 0 L 7275 0 0 70 C 8 3380 17 6690 25 10000 L 7275 9966 7803 9966 C 7831 9966 7859 9872 7886 9872 7886 9778 7915 9778 7915 9778 L 9248 5265 C 9303 5077 9303 4889 9248 4701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id="id208" presentation:style-name="a400" draw:name="Slide Number Placeholder 4" svg:x="0.5816in" svg:y="0.86153in" svg:width="0.85276in" svg:height="0.39931in" presentation:class="page-number" presentation:placeholder="false">
        <draw:text-box>
          <text:p text:style-name="a399" text:class-names="" text:cond-style-name=""><text:span text:style-name="a397" text:class-names=""><text:page-number style:num-format="1" text:fixed="false"/></text:span><text:span text:style-name="a398" text:class-names=""/></text:p>
        </draw:text-box>
        <svg:title/>
        <svg:desc/>
      </draw:frame>
    </style:master-page>
    <style:master-page style:name="Master1-Layout7-blank-Leer" style:page-layout-name="pageLayout1" draw:style-name="a426">
      <draw:g draw:name="Group 22" draw:id="id233">
        <svg:title/>
        <svg:desc/>
        <draw:custom-shape svg:x="0in" svg:y="2.8161in" svg:width="0.11006in" svg:height="0.68484in" draw:id="id252" draw:layer="Master1-bg" draw:style-name="a453"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4064in" svg:y="3.45202in" svg:width="0.70726in" svg:height="2.53961in" draw:id="id253" draw:layer="Master1-bg" draw:style-name="a454"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88254in" svg:y="5.95698in" svg:width="0.66649in" svg:height="1.55311in" draw:id="id254" draw:layer="Master1-bg" draw:style-name="a455"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1.04968in" svg:y="7.11264in" svg:width="0.18752in" svg:height="0.39745in" draw:id="id255" draw:layer="Master1-bg" draw:style-name="a456"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11006in" svg:y="3.50094in" svg:width="0.89885in" svg:height="3.64024in" draw:id="id256" draw:layer="Master1-bg" draw:style-name="a457"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2446in" svg:y="0.25in" svg:width="0.11618in" svg:height="3.20202in" draw:id="id257" draw:layer="Master1-bg" draw:style-name="a458"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8561in" svg:y="3.21967in" svg:width="0.0856in" svg:height="0.54013in" draw:id="id258" draw:layer="Master1-bg" draw:style-name="a459"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4178in" svg:y="5.99163in" svg:width="0.2079in" svg:height="1.12101in" draw:id="id259" draw:layer="Master1-bg" draw:style-name="a460"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84789in" svg:y="1.52999in" svg:width="2.27056in" svg:height="4.42698in" draw:id="id260" draw:layer="Master1-bg" draw:style-name="a461"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1.00891in" svg:y="7.14118in" svg:width="0.17733in" svg:height="0.36892in" draw:id="id261" draw:layer="Master1-bg" draw:style-name="a462"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84178in" svg:y="5.86118in" svg:width="0.04076in" svg:height="0.24255in" draw:id="id262" draw:layer="Master1-bg" draw:style-name="a463"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2942in" svg:y="6.82933in" svg:width="0.26089in" svg:height="0.68076in" draw:id="id263" draw:layer="Master1-bg" draw:style-name="a464"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9" draw:id="id234">
        <svg:title/>
        <svg:desc/>
        <draw:custom-shape svg:x="0.02977in" svg:y="-0.00086in" svg:width="0.5406in" svg:height="4.81304in" draw:id="id240" draw:layer="Master1-bg" draw:style-name="a441"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6018in" svg:y="4.72055in" svg:width="0.46308in" svg:height="1.72867in" draw:id="id241" draw:layer="Master1-bg" draw:style-name="a442"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1005in" svg:y="6.41151in" svg:width="0.47146in" svg:height="1.0833in" draw:id="id242" draw:layer="Master1-bg" draw:style-name="a443"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7037in" svg:y="4.77294in" svg:width="0.60346in" svg:height="2.44528in" draw:id="id243" draw:layer="Master1-bg" draw:style-name="a444"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5117in" svg:y="1.40988in" svg:width="0.19068in" svg:height="3.31067in" draw:id="id244" draw:layer="Master1-bg" draw:style-name="a445"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21574in" svg:y="7.18679in" svg:width="0.14668in" svg:height="0.30802in" draw:id="id245" draw:layer="Master1-bg" draw:style-name="a446"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54942in" svg:y="4.49216in" svg:width="0.0901in" svg:height="0.55946in" draw:id="id246" draw:layer="Master1-bg" draw:style-name="a447"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1.06488in" svg:y="3.44029in" svg:width="1.54218in" svg:height="2.97122in" draw:id="id247" draw:layer="Master1-bg" draw:style-name="a448"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17383in" svg:y="7.21822in" svg:width="0.13201in" svg:height="0.27659in" draw:id="id248" draw:layer="Master1-bg" draw:style-name="a449"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1.06488in" svg:y="6.44922in" svg:width="0.15087in" svg:height="0.73757in" draw:id="id249" draw:layer="Master1-bg" draw:style-name="a450"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1.06488in" svg:y="6.31302in" svg:width="0.04191in" svg:height="0.24935in" draw:id="id250" draw:layer="Master1-bg" draw:style-name="a451"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1005in" svg:y="6.91439in" svg:width="0.23049in" svg:height="0.58042in" draw:id="id251" draw:layer="Master1-bg" draw:style-name="a452"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235" draw:layer="Master1-bg" draw:style-name="a427" draw:name="Rectangle 6">
        <svg:title/>
        <svg:desc/>
        <draw:enhanced-geometry xmlns:dr3d="urn:oasis:names:tc:opendocument:xmlns:dr3d:1.0" draw:type="non-primitive" svg:viewBox="0 0 21600 21600" draw:enhanced-path="M 0 0 L 21600 0 21600 21600 0 21600 Z N"/>
      </draw:custom-shape>
      <draw:frame draw:id="id236" presentation:style-name="a432" draw:name="Date Placeholder 1" svg:x="11.3316in" svg:y="6.70433in" svg:width="1.25359in" svg:height="0.40507in" presentation:class="date-time" presentation:placeholder="false">
        <draw:text-box>
          <text:p text:style-name="a431" text:class-names="" text:cond-style-name=""><text:span text:style-name="a428" text:class-names=""><text:date text:fixed="false" style:data-style-name="a429"/></text:span><text:span text:style-name="a430" text:class-names=""/></text:p>
        </draw:text-box>
        <svg:title/>
        <svg:desc/>
      </draw:frame>
      <draw:frame draw:id="id237" presentation:style-name="a435" draw:name="Footer Placeholder 2" svg:x="2.8316in" svg:y="6.7102in" svg:width="8.33333in" svg:height="0.39931in" presentation:class="footer" presentation:placeholder="false">
        <draw:text-box>
          <text:p text:style-name="a434" text:class-names="" text:cond-style-name=""><text:span text:style-name="a433" text:class-names=""/></text:p>
        </draw:text-box>
        <svg:title/>
        <svg:desc/>
      </draw:frame>
      <draw:custom-shape svg:x="-0.00458in" svg:y="0.78125in" svg:width="1.73723in" svg:height="0.55479in" draw:id="id238" draw:style-name="a436" draw:name="Freeform 11">
        <svg:title/>
        <svg:desc/>
        <draw:enhanced-geometry xmlns:dr3d="urn:oasis:names:tc:opendocument:xmlns:dr3d:1.0" draw:type="non-primitive" svg:viewBox="0 0 9248 10000" draw:enhanced-path="M 9248 4701 L 7915 188 C 7906 156 7895 126 7886 94 7859 0 7831 0 7803 0 L 7275 0 0 70 C 8 3380 17 6690 25 10000 L 7275 9966 7803 9966 C 7831 9966 7859 9872 7886 9872 7886 9778 7915 9778 7915 9778 L 9248 5265 C 9303 5077 9303 4889 9248 4701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id="id239" presentation:style-name="a440" draw:name="Slide Number Placeholder 3" svg:x="0.5816in" svg:y="0.86153in" svg:width="0.85276in" svg:height="0.39931in" presentation:class="page-number" presentation:placeholder="false">
        <draw:text-box>
          <text:p text:style-name="a439" text:class-names="" text:cond-style-name=""><text:span text:style-name="a437" text:class-names=""><text:page-number style:num-format="1" text:fixed="false"/></text:span><text:span text:style-name="a438" text:class-names=""/></text:p>
        </draw:text-box>
        <svg:title/>
        <svg:desc/>
      </draw:frame>
    </style:master-page>
    <style:master-page style:name="Master1-Layout8-objTx-Inhalt-mit-Überschrift" style:page-layout-name="pageLayout1" draw:style-name="a466">
      <draw:g draw:name="Group 22" draw:id="id264">
        <svg:title/>
        <svg:desc/>
        <draw:custom-shape svg:x="0in" svg:y="2.8161in" svg:width="0.11006in" svg:height="0.68484in" draw:id="id286" draw:layer="Master1-bg" draw:style-name="a518"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4064in" svg:y="3.45202in" svg:width="0.70726in" svg:height="2.53961in" draw:id="id287" draw:layer="Master1-bg" draw:style-name="a519"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88254in" svg:y="5.95698in" svg:width="0.66649in" svg:height="1.55311in" draw:id="id288" draw:layer="Master1-bg" draw:style-name="a520"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1.04968in" svg:y="7.11264in" svg:width="0.18752in" svg:height="0.39745in" draw:id="id289" draw:layer="Master1-bg" draw:style-name="a521"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11006in" svg:y="3.50094in" svg:width="0.89885in" svg:height="3.64024in" draw:id="id290" draw:layer="Master1-bg" draw:style-name="a522"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2446in" svg:y="0.25in" svg:width="0.11618in" svg:height="3.20202in" draw:id="id291" draw:layer="Master1-bg" draw:style-name="a523"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8561in" svg:y="3.21967in" svg:width="0.0856in" svg:height="0.54013in" draw:id="id292" draw:layer="Master1-bg" draw:style-name="a524"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4178in" svg:y="5.99163in" svg:width="0.2079in" svg:height="1.12101in" draw:id="id293" draw:layer="Master1-bg" draw:style-name="a525"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84789in" svg:y="1.52999in" svg:width="2.27056in" svg:height="4.42698in" draw:id="id294" draw:layer="Master1-bg" draw:style-name="a526"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1.00891in" svg:y="7.14118in" svg:width="0.17733in" svg:height="0.36892in" draw:id="id295" draw:layer="Master1-bg" draw:style-name="a527"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84178in" svg:y="5.86118in" svg:width="0.04076in" svg:height="0.24255in" draw:id="id296" draw:layer="Master1-bg" draw:style-name="a528"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2942in" svg:y="6.82933in" svg:width="0.26089in" svg:height="0.68076in" draw:id="id297" draw:layer="Master1-bg" draw:style-name="a529"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9" draw:id="id265">
        <svg:title/>
        <svg:desc/>
        <draw:custom-shape svg:x="0.02977in" svg:y="-0.00086in" svg:width="0.5406in" svg:height="4.81304in" draw:id="id274" draw:layer="Master1-bg" draw:style-name="a506"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6018in" svg:y="4.72055in" svg:width="0.46308in" svg:height="1.72867in" draw:id="id275" draw:layer="Master1-bg" draw:style-name="a507"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1005in" svg:y="6.41151in" svg:width="0.47146in" svg:height="1.0833in" draw:id="id276" draw:layer="Master1-bg" draw:style-name="a508"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7037in" svg:y="4.77294in" svg:width="0.60346in" svg:height="2.44528in" draw:id="id277" draw:layer="Master1-bg" draw:style-name="a509"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5117in" svg:y="1.40988in" svg:width="0.19068in" svg:height="3.31067in" draw:id="id278" draw:layer="Master1-bg" draw:style-name="a510"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21574in" svg:y="7.18679in" svg:width="0.14668in" svg:height="0.30802in" draw:id="id279" draw:layer="Master1-bg" draw:style-name="a511"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54942in" svg:y="4.49216in" svg:width="0.0901in" svg:height="0.55946in" draw:id="id280" draw:layer="Master1-bg" draw:style-name="a512"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1.06488in" svg:y="3.44029in" svg:width="1.54218in" svg:height="2.97122in" draw:id="id281" draw:layer="Master1-bg" draw:style-name="a513"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17383in" svg:y="7.21822in" svg:width="0.13201in" svg:height="0.27659in" draw:id="id282" draw:layer="Master1-bg" draw:style-name="a514"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1.06488in" svg:y="6.44922in" svg:width="0.15087in" svg:height="0.73757in" draw:id="id283" draw:layer="Master1-bg" draw:style-name="a515"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1.06488in" svg:y="6.31302in" svg:width="0.04191in" svg:height="0.24935in" draw:id="id284" draw:layer="Master1-bg" draw:style-name="a516"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1005in" svg:y="6.91439in" svg:width="0.23049in" svg:height="0.58042in" draw:id="id285" draw:layer="Master1-bg" draw:style-name="a517"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266" draw:layer="Master1-bg" draw:style-name="a467" draw:name="Rectangle 6">
        <svg:title/>
        <svg:desc/>
        <draw:enhanced-geometry xmlns:dr3d="urn:oasis:names:tc:opendocument:xmlns:dr3d:1.0" draw:type="non-primitive" svg:viewBox="0 0 21600 21600" draw:enhanced-path="M 0 0 L 21600 0 21600 21600 0 21600 Z N"/>
      </draw:custom-shape>
      <draw:frame draw:id="id267" presentation:style-name="a471" draw:name="Title 1" svg:x="2.8316in" svg:y="0.48785in" svg:width="3.83333in" svg:height="1.06771in" presentation:class="title" presentation:placeholder="false">
        <draw:text-box>
          <text:p text:style-name="a470" text:class-names="" text:cond-style-name=""><text:span text:style-name="a468" text:class-names="">Titelmasterformat durch Klicken bearbeiten</text:span><text:span text:style-name="a469" text:class-names=""/></text:p>
        </draw:text-box>
        <svg:title/>
        <svg:desc/>
      </draw:frame>
      <draw:frame draw:id="id268" presentation:style-name="a488" draw:name="Content Placeholder 2" svg:x="6.91493in" svg:y="0.48785in" svg:width="5.66667in" svg:height="5.92188in" presentation:class="object" presentation:placeholder="false">
        <draw:text-box>
          <text:list text:style-name="a474">
            <text:list-item>
              <text:p text:style-name="a473" text:class-names="" text:cond-style-name=""><text:span text:style-name="a472" text:class-names="">Textmasterformat bearbeiten</text:span></text:p>
            </text:list-item>
          </text:list>
          <text:list text:style-name="a477">
            <text:list-item>
              <text:list text:style-name="a477">
                <text:list-item>
                  <text:p text:style-name="a476" text:class-names="" text:cond-style-name=""><text:span text:style-name="a475" text:class-names="">Zweite Ebene</text:span></text:p>
                </text:list-item>
              </text:list>
            </text:list-item>
          </text:list>
          <text:list text:style-name="a480">
            <text:list-item>
              <text:list text:style-name="a480">
                <text:list-item>
                  <text:list text:style-name="a480">
                    <text:list-item>
                      <text:p text:style-name="a479" text:class-names="" text:cond-style-name=""><text:span text:style-name="a478" text:class-names="">Dritte Ebene</text:span></text:p>
                    </text:list-item>
                  </text:list>
                </text:list-item>
              </text:list>
            </text:list-item>
          </text:list>
          <text:list text:style-name="a483">
            <text:list-item>
              <text:list text:style-name="a483">
                <text:list-item>
                  <text:list text:style-name="a483">
                    <text:list-item>
                      <text:list text:style-name="a483">
                        <text:list-item>
                          <text:p text:style-name="a482" text:class-names="" text:cond-style-name=""><text:span text:style-name="a481" text:class-names="">Vierte Ebene</text:span></text:p>
                        </text:list-item>
                      </text:list>
                    </text:list-item>
                  </text:list>
                </text:list-item>
              </text:list>
            </text:list-item>
          </text:list>
          <text:list text:style-name="a487">
            <text:list-item>
              <text:list text:style-name="a487">
                <text:list-item>
                  <text:list text:style-name="a487">
                    <text:list-item>
                      <text:list text:style-name="a487">
                        <text:list-item>
                          <text:list text:style-name="a487">
                            <text:list-item>
                              <text:p text:style-name="a486" text:class-names="" text:cond-style-name=""><text:span text:style-name="a484" text:class-names="">Fünfte Ebene</text:span><text:span text:style-name="a485" text:class-names=""/></text:p>
                            </text:list-item>
                          </text:list>
                        </text:list-item>
                      </text:list>
                    </text:list-item>
                  </text:list>
                </text:list-item>
              </text:list>
            </text:list-item>
          </text:list>
        </draw:text-box>
        <svg:title/>
        <svg:desc/>
      </draw:frame>
      <draw:frame draw:id="id269" presentation:style-name="a492" draw:name="Text Placeholder 3" svg:x="2.8316in" svg:y="1.74826in" svg:width="3.83333in" svg:height="4.66146in" presentation:class="outline" presentation:placeholder="false">
        <draw:text-box>
          <text:list text:style-name="a491">
            <text:list-item>
              <text:p text:style-name="a490" text:class-names="" text:cond-style-name=""><text:span text:style-name="a489" text:class-names="">Textmasterformat bearbeiten</text:span></text:p>
            </text:list-item>
          </text:list>
        </draw:text-box>
        <svg:title/>
        <svg:desc/>
      </draw:frame>
      <draw:frame draw:id="id270" presentation:style-name="a497" draw:name="Date Placeholder 4" svg:x="11.3316in" svg:y="6.70433in" svg:width="1.25359in" svg:height="0.40507in" presentation:class="date-time" presentation:placeholder="false">
        <draw:text-box>
          <text:p text:style-name="a496" text:class-names="" text:cond-style-name=""><text:span text:style-name="a493" text:class-names=""><text:date text:fixed="false" style:data-style-name="a494"/></text:span><text:span text:style-name="a495" text:class-names=""/></text:p>
        </draw:text-box>
        <svg:title/>
        <svg:desc/>
      </draw:frame>
      <draw:frame draw:id="id271" presentation:style-name="a500" draw:name="Footer Placeholder 5" svg:x="2.8316in" svg:y="6.7102in" svg:width="8.33333in" svg:height="0.39931in" presentation:class="footer" presentation:placeholder="false">
        <draw:text-box>
          <text:p text:style-name="a499" text:class-names="" text:cond-style-name=""><text:span text:style-name="a498" text:class-names=""/></text:p>
        </draw:text-box>
        <svg:title/>
        <svg:desc/>
      </draw:frame>
      <draw:custom-shape svg:x="-0.00458in" svg:y="0.78125in" svg:width="1.73723in" svg:height="0.55479in" draw:id="id272" draw:style-name="a501" draw:name="Freeform 11">
        <svg:title/>
        <svg:desc/>
        <draw:enhanced-geometry xmlns:dr3d="urn:oasis:names:tc:opendocument:xmlns:dr3d:1.0" draw:type="non-primitive" svg:viewBox="0 0 9248 10000" draw:enhanced-path="M 9248 4701 L 7915 188 C 7906 156 7895 126 7886 94 7859 0 7831 0 7803 0 L 7275 0 0 70 C 8 3380 17 6690 25 10000 L 7275 9966 7803 9966 C 7831 9966 7859 9872 7886 9872 7886 9778 7915 9778 7915 9778 L 9248 5265 C 9303 5077 9303 4889 9248 4701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id="id273" presentation:style-name="a505" draw:name="Slide Number Placeholder 6" svg:x="0.5816in" svg:y="0.86153in" svg:width="0.85276in" svg:height="0.39931in" presentation:class="page-number" presentation:placeholder="false">
        <draw:text-box>
          <text:p text:style-name="a504" text:class-names="" text:cond-style-name=""><text:span text:style-name="a502" text:class-names=""><text:page-number style:num-format="1" text:fixed="false"/></text:span><text:span text:style-name="a503" text:class-names=""/></text:p>
        </draw:text-box>
        <svg:title/>
        <svg:desc/>
      </draw:frame>
    </style:master-page>
    <style:master-page style:name="Master1-Layout9-picTx-Bild-mit-Überschrift" style:page-layout-name="pageLayout1" draw:style-name="a531">
      <draw:g draw:name="Group 22" draw:id="id298">
        <svg:title/>
        <svg:desc/>
        <draw:custom-shape svg:x="0in" svg:y="2.8161in" svg:width="0.11006in" svg:height="0.68484in" draw:id="id320" draw:layer="Master1-bg" draw:style-name="a570"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4064in" svg:y="3.45202in" svg:width="0.70726in" svg:height="2.53961in" draw:id="id321" draw:layer="Master1-bg" draw:style-name="a571"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88254in" svg:y="5.95698in" svg:width="0.66649in" svg:height="1.55311in" draw:id="id322" draw:layer="Master1-bg" draw:style-name="a572"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1.04968in" svg:y="7.11264in" svg:width="0.18752in" svg:height="0.39745in" draw:id="id323" draw:layer="Master1-bg" draw:style-name="a573"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11006in" svg:y="3.50094in" svg:width="0.89885in" svg:height="3.64024in" draw:id="id324" draw:layer="Master1-bg" draw:style-name="a574"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2446in" svg:y="0.25in" svg:width="0.11618in" svg:height="3.20202in" draw:id="id325" draw:layer="Master1-bg" draw:style-name="a575"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8561in" svg:y="3.21967in" svg:width="0.0856in" svg:height="0.54013in" draw:id="id326" draw:layer="Master1-bg" draw:style-name="a576"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4178in" svg:y="5.99163in" svg:width="0.2079in" svg:height="1.12101in" draw:id="id327" draw:layer="Master1-bg" draw:style-name="a577"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84789in" svg:y="1.52999in" svg:width="2.27056in" svg:height="4.42698in" draw:id="id328" draw:layer="Master1-bg" draw:style-name="a578"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1.00891in" svg:y="7.14118in" svg:width="0.17733in" svg:height="0.36892in" draw:id="id329" draw:layer="Master1-bg" draw:style-name="a579"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84178in" svg:y="5.86118in" svg:width="0.04076in" svg:height="0.24255in" draw:id="id330" draw:layer="Master1-bg" draw:style-name="a580"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2942in" svg:y="6.82933in" svg:width="0.26089in" svg:height="0.68076in" draw:id="id331" draw:layer="Master1-bg" draw:style-name="a581"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9" draw:id="id299">
        <svg:title/>
        <svg:desc/>
        <draw:custom-shape svg:x="0.02977in" svg:y="-0.00086in" svg:width="0.5406in" svg:height="4.81304in" draw:id="id308" draw:layer="Master1-bg" draw:style-name="a558"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6018in" svg:y="4.72055in" svg:width="0.46308in" svg:height="1.72867in" draw:id="id309" draw:layer="Master1-bg" draw:style-name="a559"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1005in" svg:y="6.41151in" svg:width="0.47146in" svg:height="1.0833in" draw:id="id310" draw:layer="Master1-bg" draw:style-name="a560"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7037in" svg:y="4.77294in" svg:width="0.60346in" svg:height="2.44528in" draw:id="id311" draw:layer="Master1-bg" draw:style-name="a561"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5117in" svg:y="1.40988in" svg:width="0.19068in" svg:height="3.31067in" draw:id="id312" draw:layer="Master1-bg" draw:style-name="a562"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21574in" svg:y="7.18679in" svg:width="0.14668in" svg:height="0.30802in" draw:id="id313" draw:layer="Master1-bg" draw:style-name="a563"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54942in" svg:y="4.49216in" svg:width="0.0901in" svg:height="0.55946in" draw:id="id314" draw:layer="Master1-bg" draw:style-name="a564"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1.06488in" svg:y="3.44029in" svg:width="1.54218in" svg:height="2.97122in" draw:id="id315" draw:layer="Master1-bg" draw:style-name="a565"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17383in" svg:y="7.21822in" svg:width="0.13201in" svg:height="0.27659in" draw:id="id316" draw:layer="Master1-bg" draw:style-name="a566"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1.06488in" svg:y="6.44922in" svg:width="0.15087in" svg:height="0.73757in" draw:id="id317" draw:layer="Master1-bg" draw:style-name="a567"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1.06488in" svg:y="6.31302in" svg:width="0.04191in" svg:height="0.24935in" draw:id="id318" draw:layer="Master1-bg" draw:style-name="a568"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1005in" svg:y="6.91439in" svg:width="0.23049in" svg:height="0.58042in" draw:id="id319" draw:layer="Master1-bg" draw:style-name="a569"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300" draw:layer="Master1-bg" draw:style-name="a532" draw:name="Rectangle 6">
        <svg:title/>
        <svg:desc/>
        <draw:enhanced-geometry xmlns:dr3d="urn:oasis:names:tc:opendocument:xmlns:dr3d:1.0" draw:type="non-primitive" svg:viewBox="0 0 21600 21600" draw:enhanced-path="M 0 0 L 21600 0 21600 21600 0 21600 Z N"/>
      </draw:custom-shape>
      <draw:frame draw:id="id301" presentation:style-name="a536" draw:name="Title 1" svg:x="2.8316in" svg:y="5.25in" svg:width="9.75in" svg:height="0.61979in" presentation:class="title" presentation:placeholder="false">
        <draw:text-box>
          <text:p text:style-name="a535" text:class-names="" text:cond-style-name=""><text:span text:style-name="a533" text:class-names="">Titelmasterformat durch Klicken bearbeiten</text:span><text:span text:style-name="a534" text:class-names=""/></text:p>
        </draw:text-box>
        <svg:title/>
        <svg:desc/>
      </draw:frame>
      <draw:frame draw:id="id302" presentation:style-name="a540" draw:name="Picture Placeholder 2" svg:x="2.8316in" svg:y="0.69441in" svg:width="9.75in" svg:height="4.21585in" presentation:class="graphic" presentation:placeholder="false">
        <draw:text-box>
          <text:p text:style-name="a539" text:class-names="" text:cond-style-name=""><text:span text:style-name="a537" text:class-names="">Bild durch Klicken auf Symbol hinzufügen</text:span><text:span text:style-name="a538" text:class-names=""/></text:p>
        </draw:text-box>
        <svg:title/>
        <svg:desc/>
      </draw:frame>
      <draw:frame draw:id="id303" presentation:style-name="a544" draw:name="Text Placeholder 3" svg:x="2.8316in" svg:y="5.86979in" svg:width="9.75in" svg:height="0.53993in" presentation:class="outline" presentation:placeholder="false">
        <draw:text-box>
          <text:list text:style-name="a543">
            <text:list-item>
              <text:p text:style-name="a542" text:class-names="" text:cond-style-name=""><text:span text:style-name="a541" text:class-names="">Textmasterformat bearbeiten</text:span></text:p>
            </text:list-item>
          </text:list>
        </draw:text-box>
        <svg:title/>
        <svg:desc/>
      </draw:frame>
      <draw:frame draw:id="id304" presentation:style-name="a549" draw:name="Date Placeholder 4" svg:x="11.3316in" svg:y="6.70433in" svg:width="1.25359in" svg:height="0.40507in" presentation:class="date-time" presentation:placeholder="false">
        <draw:text-box>
          <text:p text:style-name="a548" text:class-names="" text:cond-style-name=""><text:span text:style-name="a545" text:class-names=""><text:date text:fixed="false" style:data-style-name="a546"/></text:span><text:span text:style-name="a547" text:class-names=""/></text:p>
        </draw:text-box>
        <svg:title/>
        <svg:desc/>
      </draw:frame>
      <draw:frame draw:id="id305" presentation:style-name="a552" draw:name="Footer Placeholder 5" svg:x="2.8316in" svg:y="6.7102in" svg:width="8.33333in" svg:height="0.39931in" presentation:class="footer" presentation:placeholder="false">
        <draw:text-box>
          <text:p text:style-name="a551" text:class-names="" text:cond-style-name=""><text:span text:style-name="a550" text:class-names=""/></text:p>
        </draw:text-box>
        <svg:title/>
        <svg:desc/>
      </draw:frame>
      <draw:custom-shape svg:x="-0.00458in" svg:y="5.37153in" svg:width="1.73723in" svg:height="0.55479in" draw:id="id306" draw:style-name="a553" draw:name="Freeform 11">
        <svg:title/>
        <svg:desc/>
        <draw:enhanced-geometry xmlns:dr3d="urn:oasis:names:tc:opendocument:xmlns:dr3d:1.0" draw:type="non-primitive" svg:viewBox="0 0 9248 10000" draw:enhanced-path="M 9248 4701 L 7915 188 C 7906 156 7895 126 7886 94 7859 0 7831 0 7803 0 L 7275 0 0 70 C 8 3380 17 6690 25 10000 L 7275 9966 7803 9966 C 7831 9966 7859 9872 7886 9872 7886 9778 7915 9778 7915 9778 L 9248 5265 C 9303 5077 9303 4889 9248 4701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id="id307" presentation:style-name="a557" draw:name="Slide Number Placeholder 6" svg:x="0.5816in" svg:y="5.44957in" svg:width="0.85276in" svg:height="0.39931in" presentation:class="page-number" presentation:placeholder="false">
        <draw:text-box>
          <text:p text:style-name="a556" text:class-names="" text:cond-style-name=""><text:span text:style-name="a554" text:class-names=""><text:page-number style:num-format="1" text:fixed="false"/></text:span><text:span text:style-name="a555" text:class-names=""/></text:p>
        </draw:text-box>
        <svg:title/>
        <svg:desc/>
      </draw:frame>
    </style:master-page>
    <style:master-page style:name="Master1-Layout10-cust-Titel-und-Beschriftung" style:page-layout-name="pageLayout1" draw:style-name="a583">
      <draw:g draw:name="Group 22" draw:id="id332">
        <svg:title/>
        <svg:desc/>
        <draw:custom-shape svg:x="0in" svg:y="2.8161in" svg:width="0.11006in" svg:height="0.68484in" draw:id="id353" draw:layer="Master1-bg" draw:style-name="a618"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4064in" svg:y="3.45202in" svg:width="0.70726in" svg:height="2.53961in" draw:id="id354" draw:layer="Master1-bg" draw:style-name="a619"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88254in" svg:y="5.95698in" svg:width="0.66649in" svg:height="1.55311in" draw:id="id355" draw:layer="Master1-bg" draw:style-name="a620"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1.04968in" svg:y="7.11264in" svg:width="0.18752in" svg:height="0.39745in" draw:id="id356" draw:layer="Master1-bg" draw:style-name="a621"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11006in" svg:y="3.50094in" svg:width="0.89885in" svg:height="3.64024in" draw:id="id357" draw:layer="Master1-bg" draw:style-name="a622"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2446in" svg:y="0.25in" svg:width="0.11618in" svg:height="3.20202in" draw:id="id358" draw:layer="Master1-bg" draw:style-name="a623"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8561in" svg:y="3.21967in" svg:width="0.0856in" svg:height="0.54013in" draw:id="id359" draw:layer="Master1-bg" draw:style-name="a624"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4178in" svg:y="5.99163in" svg:width="0.2079in" svg:height="1.12101in" draw:id="id360" draw:layer="Master1-bg" draw:style-name="a625"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84789in" svg:y="1.52999in" svg:width="2.27056in" svg:height="4.42698in" draw:id="id361" draw:layer="Master1-bg" draw:style-name="a626"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1.00891in" svg:y="7.14118in" svg:width="0.17733in" svg:height="0.36892in" draw:id="id362" draw:layer="Master1-bg" draw:style-name="a627"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84178in" svg:y="5.86118in" svg:width="0.04076in" svg:height="0.24255in" draw:id="id363" draw:layer="Master1-bg" draw:style-name="a628"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2942in" svg:y="6.82933in" svg:width="0.26089in" svg:height="0.68076in" draw:id="id364" draw:layer="Master1-bg" draw:style-name="a629"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9" draw:id="id333">
        <svg:title/>
        <svg:desc/>
        <draw:custom-shape svg:x="0.02977in" svg:y="-0.00086in" svg:width="0.5406in" svg:height="4.81304in" draw:id="id341" draw:layer="Master1-bg" draw:style-name="a606"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6018in" svg:y="4.72055in" svg:width="0.46308in" svg:height="1.72867in" draw:id="id342" draw:layer="Master1-bg" draw:style-name="a607"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1005in" svg:y="6.41151in" svg:width="0.47146in" svg:height="1.0833in" draw:id="id343" draw:layer="Master1-bg" draw:style-name="a608"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7037in" svg:y="4.77294in" svg:width="0.60346in" svg:height="2.44528in" draw:id="id344" draw:layer="Master1-bg" draw:style-name="a609"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5117in" svg:y="1.40988in" svg:width="0.19068in" svg:height="3.31067in" draw:id="id345" draw:layer="Master1-bg" draw:style-name="a610"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21574in" svg:y="7.18679in" svg:width="0.14668in" svg:height="0.30802in" draw:id="id346" draw:layer="Master1-bg" draw:style-name="a611"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54942in" svg:y="4.49216in" svg:width="0.0901in" svg:height="0.55946in" draw:id="id347" draw:layer="Master1-bg" draw:style-name="a612"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1.06488in" svg:y="3.44029in" svg:width="1.54218in" svg:height="2.97122in" draw:id="id348" draw:layer="Master1-bg" draw:style-name="a613"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17383in" svg:y="7.21822in" svg:width="0.13201in" svg:height="0.27659in" draw:id="id349" draw:layer="Master1-bg" draw:style-name="a614"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1.06488in" svg:y="6.44922in" svg:width="0.15087in" svg:height="0.73757in" draw:id="id350" draw:layer="Master1-bg" draw:style-name="a615"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1.06488in" svg:y="6.31302in" svg:width="0.04191in" svg:height="0.24935in" draw:id="id351" draw:layer="Master1-bg" draw:style-name="a616"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1005in" svg:y="6.91439in" svg:width="0.23049in" svg:height="0.58042in" draw:id="id352" draw:layer="Master1-bg" draw:style-name="a617"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334" draw:layer="Master1-bg" draw:style-name="a584" draw:name="Rectangle 6">
        <svg:title/>
        <svg:desc/>
        <draw:enhanced-geometry xmlns:dr3d="urn:oasis:names:tc:opendocument:xmlns:dr3d:1.0" draw:type="non-primitive" svg:viewBox="0 0 21600 21600" draw:enhanced-path="M 0 0 L 21600 0 21600 21600 0 21600 Z N"/>
      </draw:custom-shape>
      <draw:frame draw:id="id335" presentation:style-name="a588" draw:name="Title 1" svg:x="2.8316in" svg:y="0.66667in" svg:width="9.75in" svg:height="3.40884in" presentation:class="title" presentation:placeholder="false">
        <draw:text-box>
          <text:p text:style-name="a587" text:class-names="" text:cond-style-name=""><text:span text:style-name="a585" text:class-names="">Titelmasterformat durch Klicken bearbeiten</text:span><text:span text:style-name="a586" text:class-names=""/></text:p>
        </draw:text-box>
        <svg:title/>
        <svg:desc/>
      </draw:frame>
      <draw:frame draw:id="id336" presentation:style-name="a592" draw:name="Text Placeholder 2" svg:x="2.8316in" svg:y="4.76164in" svg:width="9.75in" svg:height="1.70151in" presentation:class="outline" presentation:placeholder="false">
        <draw:text-box>
          <text:list text:style-name="a591">
            <text:list-item>
              <text:p text:style-name="a590" text:class-names="" text:cond-style-name=""><text:span text:style-name="a589" text:class-names="">Textmasterformat bearbeiten</text:span></text:p>
            </text:list-item>
          </text:list>
        </draw:text-box>
        <svg:title/>
        <svg:desc/>
      </draw:frame>
      <draw:frame draw:id="id337" presentation:style-name="a597" draw:name="Date Placeholder 3" svg:x="11.3316in" svg:y="6.70433in" svg:width="1.25359in" svg:height="0.40507in" presentation:class="date-time" presentation:placeholder="false">
        <draw:text-box>
          <text:p text:style-name="a596" text:class-names="" text:cond-style-name=""><text:span text:style-name="a593" text:class-names=""><text:date text:fixed="false" style:data-style-name="a594"/></text:span><text:span text:style-name="a595" text:class-names=""/></text:p>
        </draw:text-box>
        <svg:title/>
        <svg:desc/>
      </draw:frame>
      <draw:frame draw:id="id338" presentation:style-name="a600" draw:name="Footer Placeholder 4" svg:x="2.8316in" svg:y="6.7102in" svg:width="8.33333in" svg:height="0.39931in" presentation:class="footer" presentation:placeholder="false">
        <draw:text-box>
          <text:p text:style-name="a599" text:class-names="" text:cond-style-name=""><text:span text:style-name="a598" text:class-names=""/></text:p>
        </draw:text-box>
        <svg:title/>
        <svg:desc/>
      </draw:frame>
      <draw:custom-shape svg:x="-0.00458in" svg:y="3.47569in" svg:width="1.73723in" svg:height="0.55479in" draw:id="id339" draw:style-name="a601" draw:name="Freeform 11">
        <svg:title/>
        <svg:desc/>
        <draw:enhanced-geometry xmlns:dr3d="urn:oasis:names:tc:opendocument:xmlns:dr3d:1.0" draw:type="non-primitive" svg:viewBox="0 0 9248 10000" draw:enhanced-path="M 9248 4701 L 7915 188 C 7906 156 7895 126 7886 94 7859 0 7831 0 7803 0 L 7275 0 0 70 C 8 3380 17 6690 25 10000 L 7275 9966 7803 9966 C 7831 9966 7859 9872 7886 9872 7886 9778 7915 9778 7915 9778 L 9248 5265 C 9303 5077 9303 4889 9248 4701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id="id340" presentation:style-name="a605" draw:name="Slide Number Placeholder 5" svg:x="0.5816in" svg:y="3.54783in" svg:width="0.85276in" svg:height="0.39931in" presentation:class="page-number" presentation:placeholder="false">
        <draw:text-box>
          <text:p text:style-name="a604" text:class-names="" text:cond-style-name=""><text:span text:style-name="a602" text:class-names=""><text:page-number style:num-format="1" text:fixed="false"/></text:span><text:span text:style-name="a603" text:class-names=""/></text:p>
        </draw:text-box>
        <svg:title/>
        <svg:desc/>
      </draw:frame>
    </style:master-page>
    <style:master-page style:name="Master1-Layout11-cust-Zitat-mit-Beschriftung" style:page-layout-name="pageLayout1" draw:style-name="a631">
      <draw:g draw:name="Group 22" draw:id="id365">
        <svg:title/>
        <svg:desc/>
        <draw:custom-shape svg:x="0in" svg:y="2.8161in" svg:width="0.11006in" svg:height="0.68484in" draw:id="id389" draw:layer="Master1-bg" draw:style-name="a676"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4064in" svg:y="3.45202in" svg:width="0.70726in" svg:height="2.53961in" draw:id="id390" draw:layer="Master1-bg" draw:style-name="a677"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88254in" svg:y="5.95698in" svg:width="0.66649in" svg:height="1.55311in" draw:id="id391" draw:layer="Master1-bg" draw:style-name="a678"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1.04968in" svg:y="7.11264in" svg:width="0.18752in" svg:height="0.39745in" draw:id="id392" draw:layer="Master1-bg" draw:style-name="a679"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11006in" svg:y="3.50094in" svg:width="0.89885in" svg:height="3.64024in" draw:id="id393" draw:layer="Master1-bg" draw:style-name="a680"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2446in" svg:y="0.25in" svg:width="0.11618in" svg:height="3.20202in" draw:id="id394" draw:layer="Master1-bg" draw:style-name="a681"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8561in" svg:y="3.21967in" svg:width="0.0856in" svg:height="0.54013in" draw:id="id395" draw:layer="Master1-bg" draw:style-name="a682"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4178in" svg:y="5.99163in" svg:width="0.2079in" svg:height="1.12101in" draw:id="id396" draw:layer="Master1-bg" draw:style-name="a683"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84789in" svg:y="1.52999in" svg:width="2.27056in" svg:height="4.42698in" draw:id="id397" draw:layer="Master1-bg" draw:style-name="a684"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1.00891in" svg:y="7.14118in" svg:width="0.17733in" svg:height="0.36892in" draw:id="id398" draw:layer="Master1-bg" draw:style-name="a685"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84178in" svg:y="5.86118in" svg:width="0.04076in" svg:height="0.24255in" draw:id="id399" draw:layer="Master1-bg" draw:style-name="a686"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2942in" svg:y="6.82933in" svg:width="0.26089in" svg:height="0.68076in" draw:id="id400" draw:layer="Master1-bg" draw:style-name="a687"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9" draw:id="id366">
        <svg:title/>
        <svg:desc/>
        <draw:custom-shape svg:x="0.02977in" svg:y="-0.00086in" svg:width="0.5406in" svg:height="4.81304in" draw:id="id377" draw:layer="Master1-bg" draw:style-name="a664"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6018in" svg:y="4.72055in" svg:width="0.46308in" svg:height="1.72867in" draw:id="id378" draw:layer="Master1-bg" draw:style-name="a665"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1005in" svg:y="6.41151in" svg:width="0.47146in" svg:height="1.0833in" draw:id="id379" draw:layer="Master1-bg" draw:style-name="a666"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7037in" svg:y="4.77294in" svg:width="0.60346in" svg:height="2.44528in" draw:id="id380" draw:layer="Master1-bg" draw:style-name="a667"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5117in" svg:y="1.40988in" svg:width="0.19068in" svg:height="3.31067in" draw:id="id381" draw:layer="Master1-bg" draw:style-name="a668"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21574in" svg:y="7.18679in" svg:width="0.14668in" svg:height="0.30802in" draw:id="id382" draw:layer="Master1-bg" draw:style-name="a669"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54942in" svg:y="4.49216in" svg:width="0.0901in" svg:height="0.55946in" draw:id="id383" draw:layer="Master1-bg" draw:style-name="a670"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1.06488in" svg:y="3.44029in" svg:width="1.54218in" svg:height="2.97122in" draw:id="id384" draw:layer="Master1-bg" draw:style-name="a671"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17383in" svg:y="7.21822in" svg:width="0.13201in" svg:height="0.27659in" draw:id="id385" draw:layer="Master1-bg" draw:style-name="a672"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1.06488in" svg:y="6.44922in" svg:width="0.15087in" svg:height="0.73757in" draw:id="id386" draw:layer="Master1-bg" draw:style-name="a673"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1.06488in" svg:y="6.31302in" svg:width="0.04191in" svg:height="0.24935in" draw:id="id387" draw:layer="Master1-bg" draw:style-name="a674"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1005in" svg:y="6.91439in" svg:width="0.23049in" svg:height="0.58042in" draw:id="id388" draw:layer="Master1-bg" draw:style-name="a675"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367" draw:layer="Master1-bg" draw:style-name="a632" draw:name="Rectangle 6">
        <svg:title/>
        <svg:desc/>
        <draw:enhanced-geometry xmlns:dr3d="urn:oasis:names:tc:opendocument:xmlns:dr3d:1.0" draw:type="non-primitive" svg:viewBox="0 0 21600 21600" draw:enhanced-path="M 0 0 L 21600 0 21600 21600 0 21600 Z N"/>
      </draw:custom-shape>
      <draw:frame draw:id="id368" presentation:style-name="a636" draw:name="Title 1" svg:x="3.11674in" svg:y="0.66667in" svg:width="9.17971in" svg:height="3.16667in" presentation:class="title" presentation:placeholder="false">
        <draw:text-box>
          <text:p text:style-name="a635" text:class-names="" text:cond-style-name=""><text:span text:style-name="a633" text:class-names="">Titelmasterformat durch Klicken bearbeiten</text:span><text:span text:style-name="a634" text:class-names=""/></text:p>
        </draw:text-box>
        <svg:title/>
        <svg:desc/>
      </draw:frame>
      <draw:frame draw:id="id369" presentation:style-name="a640" draw:name="Text Placeholder 9" svg:x="3.5816in" svg:y="3.83333in" svg:width="8.24208in" svg:height="0.41667in" presentation:class="outline" presentation:placeholder="false">
        <draw:text-box>
          <text:list text:style-name="a639">
            <text:list-item>
              <text:p text:style-name="a638" text:class-names="" text:cond-style-name=""><text:span text:style-name="a637" text:class-names="">Textmasterformat bearbeiten</text:span></text:p>
            </text:list-item>
          </text:list>
        </draw:text-box>
        <svg:title/>
        <svg:desc/>
      </draw:frame>
      <draw:frame draw:id="id370" presentation:style-name="a644" draw:name="Text Placeholder 2" svg:x="2.8316in" svg:y="4.76164in" svg:width="9.75in" svg:height="1.70151in" presentation:class="outline" presentation:placeholder="false">
        <draw:text-box>
          <text:list text:style-name="a643">
            <text:list-item>
              <text:p text:style-name="a642" text:class-names="" text:cond-style-name=""><text:span text:style-name="a641" text:class-names="">Textmasterformat bearbeiten</text:span></text:p>
            </text:list-item>
          </text:list>
        </draw:text-box>
        <svg:title/>
        <svg:desc/>
      </draw:frame>
      <draw:frame draw:id="id371" presentation:style-name="a649" draw:name="Date Placeholder 3" svg:x="11.3316in" svg:y="6.70433in" svg:width="1.25359in" svg:height="0.40507in" presentation:class="date-time" presentation:placeholder="false">
        <draw:text-box>
          <text:p text:style-name="a648" text:class-names="" text:cond-style-name=""><text:span text:style-name="a645" text:class-names=""><text:date text:fixed="false" style:data-style-name="a646"/></text:span><text:span text:style-name="a647" text:class-names=""/></text:p>
        </draw:text-box>
        <svg:title/>
        <svg:desc/>
      </draw:frame>
      <draw:frame draw:id="id372" presentation:style-name="a652" draw:name="Footer Placeholder 4" svg:x="2.8316in" svg:y="6.7102in" svg:width="8.33333in" svg:height="0.39931in" presentation:class="footer" presentation:placeholder="false">
        <draw:text-box>
          <text:p text:style-name="a651" text:class-names="" text:cond-style-name=""><text:span text:style-name="a650" text:class-names=""/></text:p>
        </draw:text-box>
        <svg:title/>
        <svg:desc/>
      </draw:frame>
      <draw:custom-shape svg:x="-0.00458in" svg:y="3.47569in" svg:width="1.73723in" svg:height="0.55479in" draw:id="id373" draw:style-name="a653" draw:name="Freeform 11">
        <svg:title/>
        <svg:desc/>
        <draw:enhanced-geometry xmlns:dr3d="urn:oasis:names:tc:opendocument:xmlns:dr3d:1.0" draw:type="non-primitive" svg:viewBox="0 0 9248 10000" draw:enhanced-path="M 9248 4701 L 7915 188 C 7906 156 7895 126 7886 94 7859 0 7831 0 7803 0 L 7275 0 0 70 C 8 3380 17 6690 25 10000 L 7275 9966 7803 9966 C 7831 9966 7859 9872 7886 9872 7886 9778 7915 9778 7915 9778 L 9248 5265 C 9303 5077 9303 4889 9248 4701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id="id374" presentation:style-name="a657" draw:name="Slide Number Placeholder 5" svg:x="0.5816in" svg:y="3.54783in" svg:width="0.85276in" svg:height="0.39931in" presentation:class="page-number" presentation:placeholder="false">
        <draw:text-box>
          <text:p text:style-name="a656" text:class-names="" text:cond-style-name=""><text:span text:style-name="a654" text:class-names=""><text:page-number style:num-format="1" text:fixed="false"/></text:span><text:span text:style-name="a655" text:class-names=""/></text:p>
        </draw:text-box>
        <svg:title/>
        <svg:desc/>
      </draw:frame>
      <draw:frame draw:id="id375" draw:style-name="a660" draw:name="TextBox 13" svg:x="2.69866in" svg:y="0.70867in" svg:width="0.66667in" svg:height="0.63952in">
        <draw:text-box>
          <text:p text:style-name="a659" text:class-names="" text:cond-style-name=""><text:span text:style-name="a658" text:class-names="">“</text:span></text:p>
        </draw:text-box>
        <svg:title/>
        <svg:desc/>
      </draw:frame>
      <draw:frame draw:id="id376" draw:style-name="a663" draw:name="TextBox 14" svg:x="12.15535in" svg:y="3.17728in" svg:width="0.66667in" svg:height="0.63952in">
        <draw:text-box>
          <text:p text:style-name="a662" text:class-names="" text:cond-style-name=""><text:span text:style-name="a661" text:class-names="">”</text:span></text:p>
        </draw:text-box>
        <svg:title/>
        <svg:desc/>
      </draw:frame>
    </style:master-page>
    <style:master-page style:name="Master1-Layout12-cust-Namenskarte" style:page-layout-name="pageLayout1" draw:style-name="a689">
      <draw:g draw:name="Group 22" draw:id="id401">
        <svg:title/>
        <svg:desc/>
        <draw:custom-shape svg:x="0in" svg:y="2.8161in" svg:width="0.11006in" svg:height="0.68484in" draw:id="id422" draw:layer="Master1-bg" draw:style-name="a724"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4064in" svg:y="3.45202in" svg:width="0.70726in" svg:height="2.53961in" draw:id="id423" draw:layer="Master1-bg" draw:style-name="a725"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88254in" svg:y="5.95698in" svg:width="0.66649in" svg:height="1.55311in" draw:id="id424" draw:layer="Master1-bg" draw:style-name="a726"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1.04968in" svg:y="7.11264in" svg:width="0.18752in" svg:height="0.39745in" draw:id="id425" draw:layer="Master1-bg" draw:style-name="a727"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11006in" svg:y="3.50094in" svg:width="0.89885in" svg:height="3.64024in" draw:id="id426" draw:layer="Master1-bg" draw:style-name="a728"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2446in" svg:y="0.25in" svg:width="0.11618in" svg:height="3.20202in" draw:id="id427" draw:layer="Master1-bg" draw:style-name="a729"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8561in" svg:y="3.21967in" svg:width="0.0856in" svg:height="0.54013in" draw:id="id428" draw:layer="Master1-bg" draw:style-name="a730"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4178in" svg:y="5.99163in" svg:width="0.2079in" svg:height="1.12101in" draw:id="id429" draw:layer="Master1-bg" draw:style-name="a731"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84789in" svg:y="1.52999in" svg:width="2.27056in" svg:height="4.42698in" draw:id="id430" draw:layer="Master1-bg" draw:style-name="a732"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1.00891in" svg:y="7.14118in" svg:width="0.17733in" svg:height="0.36892in" draw:id="id431" draw:layer="Master1-bg" draw:style-name="a733"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84178in" svg:y="5.86118in" svg:width="0.04076in" svg:height="0.24255in" draw:id="id432" draw:layer="Master1-bg" draw:style-name="a734"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2942in" svg:y="6.82933in" svg:width="0.26089in" svg:height="0.68076in" draw:id="id433" draw:layer="Master1-bg" draw:style-name="a735"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9" draw:id="id402">
        <svg:title/>
        <svg:desc/>
        <draw:custom-shape svg:x="0.02977in" svg:y="-0.00086in" svg:width="0.5406in" svg:height="4.81304in" draw:id="id410" draw:layer="Master1-bg" draw:style-name="a712"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6018in" svg:y="4.72055in" svg:width="0.46308in" svg:height="1.72867in" draw:id="id411" draw:layer="Master1-bg" draw:style-name="a713"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1005in" svg:y="6.41151in" svg:width="0.47146in" svg:height="1.0833in" draw:id="id412" draw:layer="Master1-bg" draw:style-name="a714"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7037in" svg:y="4.77294in" svg:width="0.60346in" svg:height="2.44528in" draw:id="id413" draw:layer="Master1-bg" draw:style-name="a715"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5117in" svg:y="1.40988in" svg:width="0.19068in" svg:height="3.31067in" draw:id="id414" draw:layer="Master1-bg" draw:style-name="a716"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21574in" svg:y="7.18679in" svg:width="0.14668in" svg:height="0.30802in" draw:id="id415" draw:layer="Master1-bg" draw:style-name="a717"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54942in" svg:y="4.49216in" svg:width="0.0901in" svg:height="0.55946in" draw:id="id416" draw:layer="Master1-bg" draw:style-name="a718"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1.06488in" svg:y="3.44029in" svg:width="1.54218in" svg:height="2.97122in" draw:id="id417" draw:layer="Master1-bg" draw:style-name="a719"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17383in" svg:y="7.21822in" svg:width="0.13201in" svg:height="0.27659in" draw:id="id418" draw:layer="Master1-bg" draw:style-name="a720"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1.06488in" svg:y="6.44922in" svg:width="0.15087in" svg:height="0.73757in" draw:id="id419" draw:layer="Master1-bg" draw:style-name="a721"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1.06488in" svg:y="6.31302in" svg:width="0.04191in" svg:height="0.24935in" draw:id="id420" draw:layer="Master1-bg" draw:style-name="a722"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1005in" svg:y="6.91439in" svg:width="0.23049in" svg:height="0.58042in" draw:id="id421" draw:layer="Master1-bg" draw:style-name="a723"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403" draw:layer="Master1-bg" draw:style-name="a690" draw:name="Rectangle 6">
        <svg:title/>
        <svg:desc/>
        <draw:enhanced-geometry xmlns:dr3d="urn:oasis:names:tc:opendocument:xmlns:dr3d:1.0" draw:type="non-primitive" svg:viewBox="0 0 21600 21600" draw:enhanced-path="M 0 0 L 21600 0 21600 21600 0 21600 Z N"/>
      </draw:custom-shape>
      <draw:frame draw:id="id404" presentation:style-name="a694" draw:name="Title 1" svg:x="2.8316in" svg:y="2.66667in" svg:width="9.75in" svg:height="2.97993in" presentation:class="title" presentation:placeholder="false">
        <draw:text-box>
          <text:p text:style-name="a693" text:class-names="" text:cond-style-name=""><text:span text:style-name="a691" text:class-names="">Titelmasterformat durch Klicken bearbeiten</text:span><text:span text:style-name="a692" text:class-names=""/></text:p>
        </draw:text-box>
        <svg:title/>
        <svg:desc/>
      </draw:frame>
      <draw:frame draw:id="id405" presentation:style-name="a698" draw:name="Text Placeholder 3" svg:x="2.8316in" svg:y="5.66667in" svg:width="9.75in" svg:height="0.79792in" presentation:class="outline" presentation:placeholder="false">
        <draw:text-box>
          <text:list text:style-name="a697">
            <text:list-item>
              <text:p text:style-name="a696" text:class-names="" text:cond-style-name=""><text:span text:style-name="a695" text:class-names="">Textmasterformat bearbeiten</text:span></text:p>
            </text:list-item>
          </text:list>
        </draw:text-box>
        <svg:title/>
        <svg:desc/>
      </draw:frame>
      <draw:frame draw:id="id406" presentation:style-name="a703" draw:name="Date Placeholder 4" svg:x="11.3316in" svg:y="6.70433in" svg:width="1.25359in" svg:height="0.40507in" presentation:class="date-time" presentation:placeholder="false">
        <draw:text-box>
          <text:p text:style-name="a702" text:class-names="" text:cond-style-name=""><text:span text:style-name="a699" text:class-names=""><text:date text:fixed="false" style:data-style-name="a700"/></text:span><text:span text:style-name="a701" text:class-names=""/></text:p>
        </draw:text-box>
        <svg:title/>
        <svg:desc/>
      </draw:frame>
      <draw:frame draw:id="id407" presentation:style-name="a706" draw:name="Footer Placeholder 5" svg:x="2.8316in" svg:y="6.7102in" svg:width="8.33333in" svg:height="0.39931in" presentation:class="footer" presentation:placeholder="false">
        <draw:text-box>
          <text:p text:style-name="a705" text:class-names="" text:cond-style-name=""><text:span text:style-name="a704" text:class-names=""/></text:p>
        </draw:text-box>
        <svg:title/>
        <svg:desc/>
      </draw:frame>
      <draw:custom-shape svg:x="-0.00458in" svg:y="5.37153in" svg:width="1.73723in" svg:height="0.55479in" draw:id="id408" draw:style-name="a707" draw:name="Freeform 11">
        <svg:title/>
        <svg:desc/>
        <draw:enhanced-geometry xmlns:dr3d="urn:oasis:names:tc:opendocument:xmlns:dr3d:1.0" draw:type="non-primitive" svg:viewBox="0 0 9248 10000" draw:enhanced-path="M 9248 4701 L 7915 188 C 7906 156 7895 126 7886 94 7859 0 7831 0 7803 0 L 7275 0 0 70 C 8 3380 17 6690 25 10000 L 7275 9966 7803 9966 C 7831 9966 7859 9872 7886 9872 7886 9778 7915 9778 7915 9778 L 9248 5265 C 9303 5077 9303 4889 9248 4701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id="id409" presentation:style-name="a711" draw:name="Slide Number Placeholder 6" svg:x="0.5816in" svg:y="5.44957in" svg:width="0.85276in" svg:height="0.39931in" presentation:class="page-number" presentation:placeholder="false">
        <draw:text-box>
          <text:p text:style-name="a710" text:class-names="" text:cond-style-name=""><text:span text:style-name="a708" text:class-names=""><text:page-number style:num-format="1" text:fixed="false"/></text:span><text:span text:style-name="a709" text:class-names=""/></text:p>
        </draw:text-box>
        <svg:title/>
        <svg:desc/>
      </draw:frame>
    </style:master-page>
    <style:master-page style:name="Master1-Layout13-cust-Namenskarte-für-Zitat" style:page-layout-name="pageLayout1" draw:style-name="a737">
      <draw:g draw:name="Group 22" draw:id="id434">
        <svg:title/>
        <svg:desc/>
        <draw:custom-shape svg:x="0in" svg:y="2.8161in" svg:width="0.11006in" svg:height="0.68484in" draw:id="id458" draw:layer="Master1-bg" draw:style-name="a782"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4064in" svg:y="3.45202in" svg:width="0.70726in" svg:height="2.53961in" draw:id="id459" draw:layer="Master1-bg" draw:style-name="a783"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88254in" svg:y="5.95698in" svg:width="0.66649in" svg:height="1.55311in" draw:id="id460" draw:layer="Master1-bg" draw:style-name="a784"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1.04968in" svg:y="7.11264in" svg:width="0.18752in" svg:height="0.39745in" draw:id="id461" draw:layer="Master1-bg" draw:style-name="a785"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11006in" svg:y="3.50094in" svg:width="0.89885in" svg:height="3.64024in" draw:id="id462" draw:layer="Master1-bg" draw:style-name="a786"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2446in" svg:y="0.25in" svg:width="0.11618in" svg:height="3.20202in" draw:id="id463" draw:layer="Master1-bg" draw:style-name="a787"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8561in" svg:y="3.21967in" svg:width="0.0856in" svg:height="0.54013in" draw:id="id464" draw:layer="Master1-bg" draw:style-name="a788"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4178in" svg:y="5.99163in" svg:width="0.2079in" svg:height="1.12101in" draw:id="id465" draw:layer="Master1-bg" draw:style-name="a789"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84789in" svg:y="1.52999in" svg:width="2.27056in" svg:height="4.42698in" draw:id="id466" draw:layer="Master1-bg" draw:style-name="a790"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1.00891in" svg:y="7.14118in" svg:width="0.17733in" svg:height="0.36892in" draw:id="id467" draw:layer="Master1-bg" draw:style-name="a791"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84178in" svg:y="5.86118in" svg:width="0.04076in" svg:height="0.24255in" draw:id="id468" draw:layer="Master1-bg" draw:style-name="a792"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2942in" svg:y="6.82933in" svg:width="0.26089in" svg:height="0.68076in" draw:id="id469" draw:layer="Master1-bg" draw:style-name="a793"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9" draw:id="id435">
        <svg:title/>
        <svg:desc/>
        <draw:custom-shape svg:x="0.02977in" svg:y="-0.00086in" svg:width="0.5406in" svg:height="4.81304in" draw:id="id446" draw:layer="Master1-bg" draw:style-name="a770"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6018in" svg:y="4.72055in" svg:width="0.46308in" svg:height="1.72867in" draw:id="id447" draw:layer="Master1-bg" draw:style-name="a771"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1005in" svg:y="6.41151in" svg:width="0.47146in" svg:height="1.0833in" draw:id="id448" draw:layer="Master1-bg" draw:style-name="a772"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7037in" svg:y="4.77294in" svg:width="0.60346in" svg:height="2.44528in" draw:id="id449" draw:layer="Master1-bg" draw:style-name="a773"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5117in" svg:y="1.40988in" svg:width="0.19068in" svg:height="3.31067in" draw:id="id450" draw:layer="Master1-bg" draw:style-name="a774"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21574in" svg:y="7.18679in" svg:width="0.14668in" svg:height="0.30802in" draw:id="id451" draw:layer="Master1-bg" draw:style-name="a775"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54942in" svg:y="4.49216in" svg:width="0.0901in" svg:height="0.55946in" draw:id="id452" draw:layer="Master1-bg" draw:style-name="a776"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1.06488in" svg:y="3.44029in" svg:width="1.54218in" svg:height="2.97122in" draw:id="id453" draw:layer="Master1-bg" draw:style-name="a777"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17383in" svg:y="7.21822in" svg:width="0.13201in" svg:height="0.27659in" draw:id="id454" draw:layer="Master1-bg" draw:style-name="a778"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1.06488in" svg:y="6.44922in" svg:width="0.15087in" svg:height="0.73757in" draw:id="id455" draw:layer="Master1-bg" draw:style-name="a779"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1.06488in" svg:y="6.31302in" svg:width="0.04191in" svg:height="0.24935in" draw:id="id456" draw:layer="Master1-bg" draw:style-name="a780"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1005in" svg:y="6.91439in" svg:width="0.23049in" svg:height="0.58042in" draw:id="id457" draw:layer="Master1-bg" draw:style-name="a781"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436" draw:layer="Master1-bg" draw:style-name="a738" draw:name="Rectangle 6">
        <svg:title/>
        <svg:desc/>
        <draw:enhanced-geometry xmlns:dr3d="urn:oasis:names:tc:opendocument:xmlns:dr3d:1.0" draw:type="non-primitive" svg:viewBox="0 0 21600 21600" draw:enhanced-path="M 0 0 L 21600 0 21600 21600 0 21600 Z N"/>
      </draw:custom-shape>
      <draw:frame draw:id="id437" presentation:style-name="a742" draw:name="Title 1" svg:x="3.11674in" svg:y="0.66667in" svg:width="9.17971in" svg:height="3.16667in" presentation:class="title" presentation:placeholder="false">
        <draw:text-box>
          <text:p text:style-name="a741" text:class-names="" text:cond-style-name=""><text:span text:style-name="a739" text:class-names="">Titelmasterformat durch Klicken bearbeiten</text:span><text:span text:style-name="a740" text:class-names=""/></text:p>
        </draw:text-box>
        <svg:title/>
        <svg:desc/>
      </draw:frame>
      <draw:frame draw:id="id438" presentation:style-name="a746" draw:name="Text Placeholder 9" svg:x="2.8316in" svg:y="4.75in" svg:width="9.75in" svg:height="0.91667in" presentation:class="outline" presentation:placeholder="false">
        <draw:text-box>
          <text:list text:style-name="a745">
            <text:list-item>
              <text:p text:style-name="a744" text:class-names="" text:cond-style-name=""><text:span text:style-name="a743" text:class-names="">Textmasterformat bearbeiten</text:span></text:p>
            </text:list-item>
          </text:list>
        </draw:text-box>
        <svg:title/>
        <svg:desc/>
      </draw:frame>
      <draw:frame draw:id="id439" presentation:style-name="a750" draw:name="Text Placeholder 3" svg:x="2.8316in" svg:y="5.66667in" svg:width="9.75in" svg:height="0.79792in" presentation:class="outline" presentation:placeholder="false">
        <draw:text-box>
          <text:list text:style-name="a749">
            <text:list-item>
              <text:p text:style-name="a748" text:class-names="" text:cond-style-name=""><text:span text:style-name="a747" text:class-names="">Textmasterformat bearbeiten</text:span></text:p>
            </text:list-item>
          </text:list>
        </draw:text-box>
        <svg:title/>
        <svg:desc/>
      </draw:frame>
      <draw:frame draw:id="id440" presentation:style-name="a755" draw:name="Date Placeholder 4" svg:x="11.3316in" svg:y="6.70433in" svg:width="1.25359in" svg:height="0.40507in" presentation:class="date-time" presentation:placeholder="false">
        <draw:text-box>
          <text:p text:style-name="a754" text:class-names="" text:cond-style-name=""><text:span text:style-name="a751" text:class-names=""><text:date text:fixed="false" style:data-style-name="a752"/></text:span><text:span text:style-name="a753" text:class-names=""/></text:p>
        </draw:text-box>
        <svg:title/>
        <svg:desc/>
      </draw:frame>
      <draw:frame draw:id="id441" presentation:style-name="a758" draw:name="Footer Placeholder 5" svg:x="2.8316in" svg:y="6.7102in" svg:width="8.33333in" svg:height="0.39931in" presentation:class="footer" presentation:placeholder="false">
        <draw:text-box>
          <text:p text:style-name="a757" text:class-names="" text:cond-style-name=""><text:span text:style-name="a756" text:class-names=""/></text:p>
        </draw:text-box>
        <svg:title/>
        <svg:desc/>
      </draw:frame>
      <draw:custom-shape svg:x="-0.00458in" svg:y="5.37153in" svg:width="1.73723in" svg:height="0.55479in" draw:id="id442" draw:style-name="a759" draw:name="Freeform 11">
        <svg:title/>
        <svg:desc/>
        <draw:enhanced-geometry xmlns:dr3d="urn:oasis:names:tc:opendocument:xmlns:dr3d:1.0" draw:type="non-primitive" svg:viewBox="0 0 9248 10000" draw:enhanced-path="M 9248 4701 L 7915 188 C 7906 156 7895 126 7886 94 7859 0 7831 0 7803 0 L 7275 0 0 70 C 8 3380 17 6690 25 10000 L 7275 9966 7803 9966 C 7831 9966 7859 9872 7886 9872 7886 9778 7915 9778 7915 9778 L 9248 5265 C 9303 5077 9303 4889 9248 4701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id="id443" presentation:style-name="a763" draw:name="Slide Number Placeholder 6" svg:x="0.5816in" svg:y="5.44957in" svg:width="0.85276in" svg:height="0.39931in" presentation:class="page-number" presentation:placeholder="false">
        <draw:text-box>
          <text:p text:style-name="a762" text:class-names="" text:cond-style-name=""><text:span text:style-name="a760" text:class-names=""><text:page-number style:num-format="1" text:fixed="false"/></text:span><text:span text:style-name="a761" text:class-names=""/></text:p>
        </draw:text-box>
        <svg:title/>
        <svg:desc/>
      </draw:frame>
      <draw:frame draw:id="id444" draw:style-name="a766" draw:name="TextBox 16" svg:x="2.69866in" svg:y="0.70867in" svg:width="0.66667in" svg:height="0.63952in">
        <draw:text-box>
          <text:p text:style-name="a765" text:class-names="" text:cond-style-name=""><text:span text:style-name="a764" text:class-names="">“</text:span></text:p>
        </draw:text-box>
        <svg:title/>
        <svg:desc/>
      </draw:frame>
      <draw:frame draw:id="id445" draw:style-name="a769" draw:name="TextBox 17" svg:x="12.15535in" svg:y="3.17728in" svg:width="0.66667in" svg:height="0.63952in">
        <draw:text-box>
          <text:p text:style-name="a768" text:class-names="" text:cond-style-name=""><text:span text:style-name="a767" text:class-names="">”</text:span></text:p>
        </draw:text-box>
        <svg:title/>
        <svg:desc/>
      </draw:frame>
    </style:master-page>
    <style:master-page style:name="Master1-Layout14-cust-Wahr-oder-Falsch" style:page-layout-name="pageLayout1" draw:style-name="a795">
      <draw:g draw:name="Group 22" draw:id="id470">
        <svg:title/>
        <svg:desc/>
        <draw:custom-shape svg:x="0in" svg:y="2.8161in" svg:width="0.11006in" svg:height="0.68484in" draw:id="id492" draw:layer="Master1-bg" draw:style-name="a834"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4064in" svg:y="3.45202in" svg:width="0.70726in" svg:height="2.53961in" draw:id="id493" draw:layer="Master1-bg" draw:style-name="a835"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88254in" svg:y="5.95698in" svg:width="0.66649in" svg:height="1.55311in" draw:id="id494" draw:layer="Master1-bg" draw:style-name="a836"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1.04968in" svg:y="7.11264in" svg:width="0.18752in" svg:height="0.39745in" draw:id="id495" draw:layer="Master1-bg" draw:style-name="a837"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11006in" svg:y="3.50094in" svg:width="0.89885in" svg:height="3.64024in" draw:id="id496" draw:layer="Master1-bg" draw:style-name="a838"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2446in" svg:y="0.25in" svg:width="0.11618in" svg:height="3.20202in" draw:id="id497" draw:layer="Master1-bg" draw:style-name="a839"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8561in" svg:y="3.21967in" svg:width="0.0856in" svg:height="0.54013in" draw:id="id498" draw:layer="Master1-bg" draw:style-name="a840"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4178in" svg:y="5.99163in" svg:width="0.2079in" svg:height="1.12101in" draw:id="id499" draw:layer="Master1-bg" draw:style-name="a841"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84789in" svg:y="1.52999in" svg:width="2.27056in" svg:height="4.42698in" draw:id="id500" draw:layer="Master1-bg" draw:style-name="a842"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1.00891in" svg:y="7.14118in" svg:width="0.17733in" svg:height="0.36892in" draw:id="id501" draw:layer="Master1-bg" draw:style-name="a843"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84178in" svg:y="5.86118in" svg:width="0.04076in" svg:height="0.24255in" draw:id="id502" draw:layer="Master1-bg" draw:style-name="a844"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2942in" svg:y="6.82933in" svg:width="0.26089in" svg:height="0.68076in" draw:id="id503" draw:layer="Master1-bg" draw:style-name="a845"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9" draw:id="id471">
        <svg:title/>
        <svg:desc/>
        <draw:custom-shape svg:x="0.02977in" svg:y="-0.00086in" svg:width="0.5406in" svg:height="4.81304in" draw:id="id480" draw:layer="Master1-bg" draw:style-name="a822"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6018in" svg:y="4.72055in" svg:width="0.46308in" svg:height="1.72867in" draw:id="id481" draw:layer="Master1-bg" draw:style-name="a823"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1005in" svg:y="6.41151in" svg:width="0.47146in" svg:height="1.0833in" draw:id="id482" draw:layer="Master1-bg" draw:style-name="a824"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7037in" svg:y="4.77294in" svg:width="0.60346in" svg:height="2.44528in" draw:id="id483" draw:layer="Master1-bg" draw:style-name="a825"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5117in" svg:y="1.40988in" svg:width="0.19068in" svg:height="3.31067in" draw:id="id484" draw:layer="Master1-bg" draw:style-name="a826"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21574in" svg:y="7.18679in" svg:width="0.14668in" svg:height="0.30802in" draw:id="id485" draw:layer="Master1-bg" draw:style-name="a827"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54942in" svg:y="4.49216in" svg:width="0.0901in" svg:height="0.55946in" draw:id="id486" draw:layer="Master1-bg" draw:style-name="a828"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1.06488in" svg:y="3.44029in" svg:width="1.54218in" svg:height="2.97122in" draw:id="id487" draw:layer="Master1-bg" draw:style-name="a829"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17383in" svg:y="7.21822in" svg:width="0.13201in" svg:height="0.27659in" draw:id="id488" draw:layer="Master1-bg" draw:style-name="a830"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1.06488in" svg:y="6.44922in" svg:width="0.15087in" svg:height="0.73757in" draw:id="id489" draw:layer="Master1-bg" draw:style-name="a831"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1.06488in" svg:y="6.31302in" svg:width="0.04191in" svg:height="0.24935in" draw:id="id490" draw:layer="Master1-bg" draw:style-name="a832"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1005in" svg:y="6.91439in" svg:width="0.23049in" svg:height="0.58042in" draw:id="id491" draw:layer="Master1-bg" draw:style-name="a833"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472" draw:layer="Master1-bg" draw:style-name="a796" draw:name="Rectangle 6">
        <svg:title/>
        <svg:desc/>
        <draw:enhanced-geometry xmlns:dr3d="urn:oasis:names:tc:opendocument:xmlns:dr3d:1.0" draw:type="non-primitive" svg:viewBox="0 0 21600 21600" draw:enhanced-path="M 0 0 L 21600 0 21600 21600 0 21600 Z N"/>
      </draw:custom-shape>
      <draw:frame draw:id="id473" presentation:style-name="a800" draw:name="Title 1" svg:x="2.8316in" svg:y="0.68614in" svg:width="9.75in" svg:height="3.14963in" presentation:class="title" presentation:placeholder="false">
        <draw:text-box>
          <text:p text:style-name="a799" text:class-names="" text:cond-style-name=""><text:span text:style-name="a797" text:class-names="">Titelmasterformat durch Klicken bearbeiten</text:span><text:span text:style-name="a798" text:class-names=""/></text:p>
        </draw:text-box>
        <svg:title/>
        <svg:desc/>
      </draw:frame>
      <draw:frame draw:id="id474" presentation:style-name="a804" draw:name="Text Placeholder 9" svg:x="2.8316in" svg:y="4.75in" svg:width="9.75in" svg:height="0.91667in" presentation:class="outline" presentation:placeholder="false">
        <draw:text-box>
          <text:list text:style-name="a803">
            <text:list-item>
              <text:p text:style-name="a802" text:class-names="" text:cond-style-name=""><text:span text:style-name="a801" text:class-names="">Textmasterformat bearbeiten</text:span></text:p>
            </text:list-item>
          </text:list>
        </draw:text-box>
        <svg:title/>
        <svg:desc/>
      </draw:frame>
      <draw:frame draw:id="id475" presentation:style-name="a808" draw:name="Text Placeholder 3" svg:x="2.8316in" svg:y="5.66667in" svg:width="9.75in" svg:height="0.79792in" presentation:class="outline" presentation:placeholder="false">
        <draw:text-box>
          <text:list text:style-name="a807">
            <text:list-item>
              <text:p text:style-name="a806" text:class-names="" text:cond-style-name=""><text:span text:style-name="a805" text:class-names="">Textmasterformat bearbeiten</text:span></text:p>
            </text:list-item>
          </text:list>
        </draw:text-box>
        <svg:title/>
        <svg:desc/>
      </draw:frame>
      <draw:frame draw:id="id476" presentation:style-name="a813" draw:name="Date Placeholder 4" svg:x="11.3316in" svg:y="6.70433in" svg:width="1.25359in" svg:height="0.40507in" presentation:class="date-time" presentation:placeholder="false">
        <draw:text-box>
          <text:p text:style-name="a812" text:class-names="" text:cond-style-name=""><text:span text:style-name="a809" text:class-names=""><text:date text:fixed="false" style:data-style-name="a810"/></text:span><text:span text:style-name="a811" text:class-names=""/></text:p>
        </draw:text-box>
        <svg:title/>
        <svg:desc/>
      </draw:frame>
      <draw:frame draw:id="id477" presentation:style-name="a816" draw:name="Footer Placeholder 5" svg:x="2.8316in" svg:y="6.7102in" svg:width="8.33333in" svg:height="0.39931in" presentation:class="footer" presentation:placeholder="false">
        <draw:text-box>
          <text:p text:style-name="a815" text:class-names="" text:cond-style-name=""><text:span text:style-name="a814" text:class-names=""/></text:p>
        </draw:text-box>
        <svg:title/>
        <svg:desc/>
      </draw:frame>
      <draw:custom-shape svg:x="-0.00458in" svg:y="5.37153in" svg:width="1.73723in" svg:height="0.55479in" draw:id="id478" draw:style-name="a817" draw:name="Freeform 11">
        <svg:title/>
        <svg:desc/>
        <draw:enhanced-geometry xmlns:dr3d="urn:oasis:names:tc:opendocument:xmlns:dr3d:1.0" draw:type="non-primitive" svg:viewBox="0 0 9248 10000" draw:enhanced-path="M 9248 4701 L 7915 188 C 7906 156 7895 126 7886 94 7859 0 7831 0 7803 0 L 7275 0 0 70 C 8 3380 17 6690 25 10000 L 7275 9966 7803 9966 C 7831 9966 7859 9872 7886 9872 7886 9778 7915 9778 7915 9778 L 9248 5265 C 9303 5077 9303 4889 9248 4701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id="id479" presentation:style-name="a821" draw:name="Slide Number Placeholder 6" svg:x="0.5816in" svg:y="5.44957in" svg:width="0.85276in" svg:height="0.39931in" presentation:class="page-number" presentation:placeholder="false">
        <draw:text-box>
          <text:p text:style-name="a820" text:class-names="" text:cond-style-name=""><text:span text:style-name="a818" text:class-names=""><text:page-number style:num-format="1" text:fixed="false"/></text:span><text:span text:style-name="a819" text:class-names=""/></text:p>
        </draw:text-box>
        <svg:title/>
        <svg:desc/>
      </draw:frame>
    </style:master-page>
    <style:master-page style:name="Master1-Layout15-vertTx-Titel-und-vertikaler-Text" style:page-layout-name="pageLayout1" draw:style-name="a847">
      <draw:g draw:name="Group 22" draw:id="id504">
        <svg:title/>
        <svg:desc/>
        <draw:custom-shape svg:x="0in" svg:y="2.8161in" svg:width="0.11006in" svg:height="0.68484in" draw:id="id525" draw:layer="Master1-bg" draw:style-name="a895"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4064in" svg:y="3.45202in" svg:width="0.70726in" svg:height="2.53961in" draw:id="id526" draw:layer="Master1-bg" draw:style-name="a896"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88254in" svg:y="5.95698in" svg:width="0.66649in" svg:height="1.55311in" draw:id="id527" draw:layer="Master1-bg" draw:style-name="a897"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1.04968in" svg:y="7.11264in" svg:width="0.18752in" svg:height="0.39745in" draw:id="id528" draw:layer="Master1-bg" draw:style-name="a898"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11006in" svg:y="3.50094in" svg:width="0.89885in" svg:height="3.64024in" draw:id="id529" draw:layer="Master1-bg" draw:style-name="a899"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2446in" svg:y="0.25in" svg:width="0.11618in" svg:height="3.20202in" draw:id="id530" draw:layer="Master1-bg" draw:style-name="a900"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8561in" svg:y="3.21967in" svg:width="0.0856in" svg:height="0.54013in" draw:id="id531" draw:layer="Master1-bg" draw:style-name="a901"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4178in" svg:y="5.99163in" svg:width="0.2079in" svg:height="1.12101in" draw:id="id532" draw:layer="Master1-bg" draw:style-name="a902"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84789in" svg:y="1.52999in" svg:width="2.27056in" svg:height="4.42698in" draw:id="id533" draw:layer="Master1-bg" draw:style-name="a903"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1.00891in" svg:y="7.14118in" svg:width="0.17733in" svg:height="0.36892in" draw:id="id534" draw:layer="Master1-bg" draw:style-name="a904"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84178in" svg:y="5.86118in" svg:width="0.04076in" svg:height="0.24255in" draw:id="id535" draw:layer="Master1-bg" draw:style-name="a905"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2942in" svg:y="6.82933in" svg:width="0.26089in" svg:height="0.68076in" draw:id="id536" draw:layer="Master1-bg" draw:style-name="a906"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9" draw:id="id505">
        <svg:title/>
        <svg:desc/>
        <draw:custom-shape svg:x="0.02977in" svg:y="-0.00086in" svg:width="0.5406in" svg:height="4.81304in" draw:id="id513" draw:layer="Master1-bg" draw:style-name="a883"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6018in" svg:y="4.72055in" svg:width="0.46308in" svg:height="1.72867in" draw:id="id514" draw:layer="Master1-bg" draw:style-name="a884"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1005in" svg:y="6.41151in" svg:width="0.47146in" svg:height="1.0833in" draw:id="id515" draw:layer="Master1-bg" draw:style-name="a885"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7037in" svg:y="4.77294in" svg:width="0.60346in" svg:height="2.44528in" draw:id="id516" draw:layer="Master1-bg" draw:style-name="a886"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5117in" svg:y="1.40988in" svg:width="0.19068in" svg:height="3.31067in" draw:id="id517" draw:layer="Master1-bg" draw:style-name="a887"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21574in" svg:y="7.18679in" svg:width="0.14668in" svg:height="0.30802in" draw:id="id518" draw:layer="Master1-bg" draw:style-name="a888"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54942in" svg:y="4.49216in" svg:width="0.0901in" svg:height="0.55946in" draw:id="id519" draw:layer="Master1-bg" draw:style-name="a889"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1.06488in" svg:y="3.44029in" svg:width="1.54218in" svg:height="2.97122in" draw:id="id520" draw:layer="Master1-bg" draw:style-name="a890"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17383in" svg:y="7.21822in" svg:width="0.13201in" svg:height="0.27659in" draw:id="id521" draw:layer="Master1-bg" draw:style-name="a891"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1.06488in" svg:y="6.44922in" svg:width="0.15087in" svg:height="0.73757in" draw:id="id522" draw:layer="Master1-bg" draw:style-name="a892"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1.06488in" svg:y="6.31302in" svg:width="0.04191in" svg:height="0.24935in" draw:id="id523" draw:layer="Master1-bg" draw:style-name="a893"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1005in" svg:y="6.91439in" svg:width="0.23049in" svg:height="0.58042in" draw:id="id524" draw:layer="Master1-bg" draw:style-name="a894"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506" draw:layer="Master1-bg" draw:style-name="a848" draw:name="Rectangle 6">
        <svg:title/>
        <svg:desc/>
        <draw:enhanced-geometry xmlns:dr3d="urn:oasis:names:tc:opendocument:xmlns:dr3d:1.0" draw:type="non-primitive" svg:viewBox="0 0 21600 21600" draw:enhanced-path="M 0 0 L 21600 0 21600 21600 0 21600 Z N"/>
      </draw:custom-shape>
      <draw:frame draw:id="id507" presentation:style-name="a852" draw:name="Title 1" svg:x="2.83566in" svg:y="0.68253in" svg:width="9.74594in" svg:height="1.4008in" presentation:class="title" presentation:placeholder="false">
        <draw:text-box>
          <text:p text:style-name="a851" text:class-names="" text:cond-style-name=""><text:span text:style-name="a849" text:class-names="">Titelmasterformat durch Klicken bearbeiten</text:span><text:span text:style-name="a850" text:class-names=""/></text:p>
        </draw:text-box>
        <svg:title/>
        <svg:desc/>
      </draw:frame>
      <draw:frame draw:id="id508" presentation:style-name="a869" draw:name="Vertical Text Placeholder 2" svg:x="2.8316in" svg:y="2.33333in" svg:width="9.75in" svg:height="4.25in" presentation:class="outline" presentation:placeholder="false">
        <draw:text-box>
          <text:list text:style-name="a855">
            <text:list-item>
              <text:p text:style-name="a854" text:class-names="" text:cond-style-name=""><text:span text:style-name="a853" text:class-names="">Textmasterformat bearbeiten</text:span></text:p>
            </text:list-item>
          </text:list>
          <text:list text:style-name="a858">
            <text:list-item>
              <text:list text:style-name="a858">
                <text:list-item>
                  <text:p text:style-name="a857" text:class-names="" text:cond-style-name=""><text:span text:style-name="a856" text:class-names="">Zweite Ebene</text:span></text:p>
                </text:list-item>
              </text:list>
            </text:list-item>
          </text:list>
          <text:list text:style-name="a861">
            <text:list-item>
              <text:list text:style-name="a861">
                <text:list-item>
                  <text:list text:style-name="a861">
                    <text:list-item>
                      <text:p text:style-name="a860" text:class-names="" text:cond-style-name=""><text:span text:style-name="a859" text:class-names="">Dritte Ebene</text:span></text:p>
                    </text:list-item>
                  </text:list>
                </text:list-item>
              </text:list>
            </text:list-item>
          </text:list>
          <text:list text:style-name="a864">
            <text:list-item>
              <text:list text:style-name="a864">
                <text:list-item>
                  <text:list text:style-name="a864">
                    <text:list-item>
                      <text:list text:style-name="a864">
                        <text:list-item>
                          <text:p text:style-name="a863" text:class-names="" text:cond-style-name=""><text:span text:style-name="a862" text:class-names="">Vierte Ebene</text:span></text:p>
                        </text:list-item>
                      </text:list>
                    </text:list-item>
                  </text:list>
                </text:list-item>
              </text:list>
            </text:list-item>
          </text:list>
          <text:list text:style-name="a868">
            <text:list-item>
              <text:list text:style-name="a868">
                <text:list-item>
                  <text:list text:style-name="a868">
                    <text:list-item>
                      <text:list text:style-name="a868">
                        <text:list-item>
                          <text:list text:style-name="a868">
                            <text:list-item>
                              <text:p text:style-name="a867" text:class-names="" text:cond-style-name=""><text:span text:style-name="a865" text:class-names="">Fünfte Ebene</text:span><text:span text:style-name="a866" text:class-names=""/></text:p>
                            </text:list-item>
                          </text:list>
                        </text:list-item>
                      </text:list>
                    </text:list-item>
                  </text:list>
                </text:list-item>
              </text:list>
            </text:list-item>
          </text:list>
        </draw:text-box>
        <svg:title/>
        <svg:desc/>
      </draw:frame>
      <draw:frame draw:id="id509" presentation:style-name="a874" draw:name="Date Placeholder 3" svg:x="11.3316in" svg:y="6.70433in" svg:width="1.25359in" svg:height="0.40507in" presentation:class="date-time" presentation:placeholder="false">
        <draw:text-box>
          <text:p text:style-name="a873" text:class-names="" text:cond-style-name=""><text:span text:style-name="a870" text:class-names=""><text:date text:fixed="false" style:data-style-name="a871"/></text:span><text:span text:style-name="a872" text:class-names=""/></text:p>
        </draw:text-box>
        <svg:title/>
        <svg:desc/>
      </draw:frame>
      <draw:frame draw:id="id510" presentation:style-name="a877" draw:name="Footer Placeholder 4" svg:x="2.8316in" svg:y="6.7102in" svg:width="8.33333in" svg:height="0.39931in" presentation:class="footer" presentation:placeholder="false">
        <draw:text-box>
          <text:p text:style-name="a876" text:class-names="" text:cond-style-name=""><text:span text:style-name="a875" text:class-names=""/></text:p>
        </draw:text-box>
        <svg:title/>
        <svg:desc/>
      </draw:frame>
      <draw:custom-shape svg:x="-0.00458in" svg:y="0.78125in" svg:width="1.73723in" svg:height="0.55479in" draw:id="id511" draw:style-name="a878" draw:name="Freeform 11">
        <svg:title/>
        <svg:desc/>
        <draw:enhanced-geometry xmlns:dr3d="urn:oasis:names:tc:opendocument:xmlns:dr3d:1.0" draw:type="non-primitive" svg:viewBox="0 0 9248 10000" draw:enhanced-path="M 9248 4701 L 7915 188 C 7906 156 7895 126 7886 94 7859 0 7831 0 7803 0 L 7275 0 0 70 C 8 3380 17 6690 25 10000 L 7275 9966 7803 9966 C 7831 9966 7859 9872 7886 9872 7886 9778 7915 9778 7915 9778 L 9248 5265 C 9303 5077 9303 4889 9248 4701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id="id512" presentation:style-name="a882" draw:name="Slide Number Placeholder 5" svg:x="0.5816in" svg:y="0.86153in" svg:width="0.85276in" svg:height="0.39931in" presentation:class="page-number" presentation:placeholder="false">
        <draw:text-box>
          <text:p text:style-name="a881" text:class-names="" text:cond-style-name=""><text:span text:style-name="a879" text:class-names=""><text:page-number style:num-format="1" text:fixed="false"/></text:span><text:span text:style-name="a880" text:class-names=""/></text:p>
        </draw:text-box>
        <svg:title/>
        <svg:desc/>
      </draw:frame>
    </style:master-page>
    <style:master-page style:name="Master1-Layout16-vertTitleAndTx-Vertikaler-Titel-und-Text" style:page-layout-name="pageLayout1" draw:style-name="a908">
      <draw:g draw:name="Group 22" draw:id="id537">
        <svg:title/>
        <svg:desc/>
        <draw:custom-shape svg:x="0in" svg:y="2.8161in" svg:width="0.11006in" svg:height="0.68484in" draw:id="id558" draw:layer="Master1-bg" draw:style-name="a956"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4064in" svg:y="3.45202in" svg:width="0.70726in" svg:height="2.53961in" draw:id="id559" draw:layer="Master1-bg" draw:style-name="a957"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88254in" svg:y="5.95698in" svg:width="0.66649in" svg:height="1.55311in" draw:id="id560" draw:layer="Master1-bg" draw:style-name="a958"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1.04968in" svg:y="7.11264in" svg:width="0.18752in" svg:height="0.39745in" draw:id="id561" draw:layer="Master1-bg" draw:style-name="a959"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11006in" svg:y="3.50094in" svg:width="0.89885in" svg:height="3.64024in" draw:id="id562" draw:layer="Master1-bg" draw:style-name="a960"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2446in" svg:y="0.25in" svg:width="0.11618in" svg:height="3.20202in" draw:id="id563" draw:layer="Master1-bg" draw:style-name="a961"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8561in" svg:y="3.21967in" svg:width="0.0856in" svg:height="0.54013in" draw:id="id564" draw:layer="Master1-bg" draw:style-name="a962"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4178in" svg:y="5.99163in" svg:width="0.2079in" svg:height="1.12101in" draw:id="id565" draw:layer="Master1-bg" draw:style-name="a963"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84789in" svg:y="1.52999in" svg:width="2.27056in" svg:height="4.42698in" draw:id="id566" draw:layer="Master1-bg" draw:style-name="a964"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1.00891in" svg:y="7.14118in" svg:width="0.17733in" svg:height="0.36892in" draw:id="id567" draw:layer="Master1-bg" draw:style-name="a965"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84178in" svg:y="5.86118in" svg:width="0.04076in" svg:height="0.24255in" draw:id="id568" draw:layer="Master1-bg" draw:style-name="a966"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2942in" svg:y="6.82933in" svg:width="0.26089in" svg:height="0.68076in" draw:id="id569" draw:layer="Master1-bg" draw:style-name="a967"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9" draw:id="id538">
        <svg:title/>
        <svg:desc/>
        <draw:custom-shape svg:x="0.02977in" svg:y="-0.00086in" svg:width="0.5406in" svg:height="4.81304in" draw:id="id546" draw:layer="Master1-bg" draw:style-name="a944"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6018in" svg:y="4.72055in" svg:width="0.46308in" svg:height="1.72867in" draw:id="id547" draw:layer="Master1-bg" draw:style-name="a945"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1005in" svg:y="6.41151in" svg:width="0.47146in" svg:height="1.0833in" draw:id="id548" draw:layer="Master1-bg" draw:style-name="a946"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7037in" svg:y="4.77294in" svg:width="0.60346in" svg:height="2.44528in" draw:id="id549" draw:layer="Master1-bg" draw:style-name="a947"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5117in" svg:y="1.40988in" svg:width="0.19068in" svg:height="3.31067in" draw:id="id550" draw:layer="Master1-bg" draw:style-name="a948"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21574in" svg:y="7.18679in" svg:width="0.14668in" svg:height="0.30802in" draw:id="id551" draw:layer="Master1-bg" draw:style-name="a949"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54942in" svg:y="4.49216in" svg:width="0.0901in" svg:height="0.55946in" draw:id="id552" draw:layer="Master1-bg" draw:style-name="a950"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1.06488in" svg:y="3.44029in" svg:width="1.54218in" svg:height="2.97122in" draw:id="id553" draw:layer="Master1-bg" draw:style-name="a951"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17383in" svg:y="7.21822in" svg:width="0.13201in" svg:height="0.27659in" draw:id="id554" draw:layer="Master1-bg" draw:style-name="a952"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1.06488in" svg:y="6.44922in" svg:width="0.15087in" svg:height="0.73757in" draw:id="id555" draw:layer="Master1-bg" draw:style-name="a953"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1.06488in" svg:y="6.31302in" svg:width="0.04191in" svg:height="0.24935in" draw:id="id556" draw:layer="Master1-bg" draw:style-name="a954"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1005in" svg:y="6.91439in" svg:width="0.23049in" svg:height="0.58042in" draw:id="id557" draw:layer="Master1-bg" draw:style-name="a955"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539" draw:layer="Master1-bg" draw:style-name="a909" draw:name="Rectangle 6">
        <svg:title/>
        <svg:desc/>
        <draw:enhanced-geometry xmlns:dr3d="urn:oasis:names:tc:opendocument:xmlns:dr3d:1.0" draw:type="non-primitive" svg:viewBox="0 0 21600 21600" draw:enhanced-path="M 0 0 L 21600 0 21600 21600 0 21600 Z N"/>
      </draw:custom-shape>
      <draw:frame draw:id="id540" presentation:style-name="a913" draw:name="Vertical Title 1" svg:x="10.16493in" svg:y="0.68614in" svg:width="2.41426in" svg:height="5.77845in" presentation:class="title" presentation:placeholder="false">
        <draw:text-box>
          <text:p text:style-name="a912" text:class-names="" text:cond-style-name=""><text:span text:style-name="a910" text:class-names="">Titelmasterformat durch Klicken bearbeiten</text:span><text:span text:style-name="a911" text:class-names=""/></text:p>
        </draw:text-box>
        <svg:title/>
        <svg:desc/>
      </draw:frame>
      <draw:frame draw:id="id541" presentation:style-name="a930" draw:name="Vertical Text Placeholder 2" svg:x="2.8316in" svg:y="0.68614in" svg:width="7.08333in" svg:height="5.77845in" presentation:class="outline" presentation:placeholder="false">
        <draw:text-box>
          <text:list text:style-name="a916">
            <text:list-item>
              <text:p text:style-name="a915" text:class-names="" text:cond-style-name=""><text:span text:style-name="a914" text:class-names="">Textmasterformat bearbeiten</text:span></text:p>
            </text:list-item>
          </text:list>
          <text:list text:style-name="a919">
            <text:list-item>
              <text:list text:style-name="a919">
                <text:list-item>
                  <text:p text:style-name="a918" text:class-names="" text:cond-style-name=""><text:span text:style-name="a917" text:class-names="">Zweite Ebene</text:span></text:p>
                </text:list-item>
              </text:list>
            </text:list-item>
          </text:list>
          <text:list text:style-name="a922">
            <text:list-item>
              <text:list text:style-name="a922">
                <text:list-item>
                  <text:list text:style-name="a922">
                    <text:list-item>
                      <text:p text:style-name="a921" text:class-names="" text:cond-style-name=""><text:span text:style-name="a920" text:class-names="">Dritte Ebene</text:span></text:p>
                    </text:list-item>
                  </text:list>
                </text:list-item>
              </text:list>
            </text:list-item>
          </text:list>
          <text:list text:style-name="a925">
            <text:list-item>
              <text:list text:style-name="a925">
                <text:list-item>
                  <text:list text:style-name="a925">
                    <text:list-item>
                      <text:list text:style-name="a925">
                        <text:list-item>
                          <text:p text:style-name="a924" text:class-names="" text:cond-style-name=""><text:span text:style-name="a923" text:class-names="">Vierte Ebene</text:span></text:p>
                        </text:list-item>
                      </text:list>
                    </text:list-item>
                  </text:list>
                </text:list-item>
              </text:list>
            </text:list-item>
          </text:list>
          <text:list text:style-name="a929">
            <text:list-item>
              <text:list text:style-name="a929">
                <text:list-item>
                  <text:list text:style-name="a929">
                    <text:list-item>
                      <text:list text:style-name="a929">
                        <text:list-item>
                          <text:list text:style-name="a929">
                            <text:list-item>
                              <text:p text:style-name="a928" text:class-names="" text:cond-style-name=""><text:span text:style-name="a926" text:class-names="">Fünfte Ebene</text:span><text:span text:style-name="a927" text:class-names=""/></text:p>
                            </text:list-item>
                          </text:list>
                        </text:list-item>
                      </text:list>
                    </text:list-item>
                  </text:list>
                </text:list-item>
              </text:list>
            </text:list-item>
          </text:list>
        </draw:text-box>
        <svg:title/>
        <svg:desc/>
      </draw:frame>
      <draw:frame draw:id="id542" presentation:style-name="a935" draw:name="Date Placeholder 3" svg:x="11.3316in" svg:y="6.70433in" svg:width="1.25359in" svg:height="0.40507in" presentation:class="date-time" presentation:placeholder="false">
        <draw:text-box>
          <text:p text:style-name="a934" text:class-names="" text:cond-style-name=""><text:span text:style-name="a931" text:class-names=""><text:date text:fixed="false" style:data-style-name="a932"/></text:span><text:span text:style-name="a933" text:class-names=""/></text:p>
        </draw:text-box>
        <svg:title/>
        <svg:desc/>
      </draw:frame>
      <draw:frame draw:id="id543" presentation:style-name="a938" draw:name="Footer Placeholder 4" svg:x="2.8316in" svg:y="6.7102in" svg:width="8.33333in" svg:height="0.39931in" presentation:class="footer" presentation:placeholder="false">
        <draw:text-box>
          <text:p text:style-name="a937" text:class-names="" text:cond-style-name=""><text:span text:style-name="a936" text:class-names=""/></text:p>
        </draw:text-box>
        <svg:title/>
        <svg:desc/>
      </draw:frame>
      <draw:custom-shape svg:x="-0.00458in" svg:y="0.78125in" svg:width="1.73723in" svg:height="0.55479in" draw:id="id544" draw:style-name="a939" draw:name="Freeform 11">
        <svg:title/>
        <svg:desc/>
        <draw:enhanced-geometry xmlns:dr3d="urn:oasis:names:tc:opendocument:xmlns:dr3d:1.0" draw:type="non-primitive" svg:viewBox="0 0 9248 10000" draw:enhanced-path="M 9248 4701 L 7915 188 C 7906 156 7895 126 7886 94 7859 0 7831 0 7803 0 L 7275 0 0 70 C 8 3380 17 6690 25 10000 L 7275 9966 7803 9966 C 7831 9966 7859 9872 7886 9872 7886 9778 7915 9778 7915 9778 L 9248 5265 C 9303 5077 9303 4889 9248 4701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id="id545" presentation:style-name="a943" draw:name="Slide Number Placeholder 5" svg:x="0.5816in" svg:y="0.86153in" svg:width="0.85276in" svg:height="0.39931in" presentation:class="page-number" presentation:placeholder="false">
        <draw:text-box>
          <text:p text:style-name="a942" text:class-names="" text:cond-style-name=""><text:span text:style-name="a940" text:class-names=""><text:page-number style:num-format="1" text:fixed="false"/></text:span><text:span text:style-name="a941" text:class-names=""/></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Dysphasien &amp; Dyslexie</dc:title>
    <meta:initial-creator>Hannes Ploner</meta:initial-creator>
    <dc:creator>Hannes Ploner</dc:creator>
    <meta:creation-date>2016-10-05T17:42:26Z</meta:creation-date>
    <dc:date>2016-10-05T18:01:33Z</dc:date>
    <meta:template xlink:href="Wisp" xlink:type="simple"/>
    <meta:editing-cycles>2</meta:editing-cycles>
    <meta:editing-duration>PT0S</meta:editing-duration>
    <meta:document-statistic meta:paragraph-count="19" meta:word-count="181"/>
  </office:meta>
</office:document-meta>
</file>